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4.161cm"/>
    </style:style>
    <style:style style:name="co14" style:family="table-column">
      <style:table-column-properties fo:break-before="auto" style:column-width="3.967cm"/>
    </style:style>
    <style:style style:name="co15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11.931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8.093cm"/>
    </style:style>
    <style:style style:name="co18" style:family="table-column">
      <style:table-column-properties fo:break-before="auto" style:column-width="8.486cm"/>
    </style:style>
    <style:style style:name="co19" style:family="table-column">
      <style:table-column-properties fo:break-before="auto" style:column-width="7.029cm"/>
    </style:style>
    <style:style style:name="co20" style:family="table-column">
      <style:table-column-properties fo:break-before="auto" style:column-width="17.528cm"/>
    </style:style>
    <style:style style:name="co21" style:family="table-column">
      <style:table-column-properties fo:break-before="auto" style:column-width="3.63cm"/>
    </style:style>
    <style:style style:name="co22" style:family="table-column">
      <style:table-column-properties fo:break-before="auto" style:column-width="1.01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1" style:family="table-cell" style:parent-style-name="Default" style:data-style-name="N30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fo:background-color="#99ff66"/>
    </style:style>
    <style:style style:name="ce31" style:family="table-cell" style:parent-style-name="Default" style:data-style-name="N99">
      <style:table-cell-properties fo:background-color="#ffff99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99ff66"/>
    </style:style>
    <style:style style:name="ce34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35" style:family="table-cell" style:parent-style-name="Default" style:data-style-name="N30">
      <style:table-cell-properties fo:background-color="#ffff66"/>
      <style:text-properties fo:color="#0000ff"/>
    </style:style>
    <style:style style:name="ce36" style:family="table-cell" style:parent-style-name="Default" style:data-style-name="N30">
      <style:table-cell-properties fo:background-color="#99ff66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ackground-color="#ffff99"/>
    </style:style>
    <style:style style:name="ce38" style:family="table-cell" style:parent-style-name="Default" style:data-style-name="N30">
      <style:table-cell-properties fo:background-color="#99ff66"/>
    </style:style>
    <style:style style:name="ce39" style:family="table-cell" style:parent-style-name="Default" style:data-style-name="N30"/>
    <style:style style:name="ce40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fo:background-color="#ffff66"/>
      <style:text-properties fo:color="#0000ff"/>
    </style:style>
    <style:style style:name="ce4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ffff66"/>
      <style:text-properties fo:color="#0000ff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ff66"/>
      <style:text-properties fo:color="#0000ff" fo:font-style="normal" style:font-style-asian="normal" style:font-style-complex="normal"/>
    </style:style>
    <style:style style:name="ce4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ext-properties fo:color="#ff3333" fo:font-style="normal" style:font-style-asian="normal" style:font-style-complex="normal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27" style:family="table-cell" style:parent-style-name="Default" style:data-style-name="N99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50" style:family="table-cell" style:parent-style-name="Default" style:data-style-name="N99">
      <style:table-cell-properties fo:background-color="#99ff66" fo:wrap-option="wrap"/>
      <style:text-properties fo:font-weight="bold" style:font-weight-asian="bold" style:font-weight-complex="bold"/>
    </style:style>
    <style:style style:name="ce51" style:family="table-cell" style:parent-style-name="Default" style:data-style-name="N99">
      <style:table-cell-properties fo:background-color="#99ff66" fo:wrap-option="wrap"/>
    </style:style>
    <style:style style:name="ce52" style:family="table-cell" style:parent-style-name="Default" style:data-style-name="N99">
      <style:table-cell-properties fo:background-color="#ffff99" fo:wrap-option="wrap"/>
    </style:style>
    <style:style style:name="ce53" style:family="table-cell" style:parent-style-name="Default">
      <style:table-cell-properties fo:background-color="#ffff99" fo:wrap-option="wrap"/>
    </style:style>
    <style:style style:name="ce54" style:family="table-cell" style:parent-style-name="Default">
      <style:table-cell-properties fo:background-color="#99ff66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 style:data-style-name="N30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57" style:family="table-cell" style:parent-style-name="Default" style:data-style-name="N30">
      <style:table-cell-properties fo:background-color="transparent" fo:wrap-option="wrap"/>
      <style:text-properties fo:color="#0000ff"/>
    </style:style>
    <style:style style:name="ce58" style:family="table-cell" style:parent-style-name="Default" style:data-style-name="N30">
      <style:table-cell-properties fo:background-color="#99ff66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30">
      <style:table-cell-properties fo:background-color="#ffff99" fo:wrap-option="wrap"/>
    </style:style>
    <style:style style:name="ce60" style:family="table-cell" style:parent-style-name="Default" style:data-style-name="N30">
      <style:table-cell-properties fo:background-color="#99ff66" fo:wrap-option="wrap"/>
    </style:style>
    <style:style style:name="ce61" style:family="table-cell" style:parent-style-name="Default" style:data-style-name="N30">
      <style:table-cell-properties fo:wrap-option="wrap"/>
    </style:style>
    <style:style style:name="ce62" style:family="table-cell" style:parent-style-name="Default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63" style:family="table-cell" style:parent-style-name="Default">
      <style:table-cell-properties fo:background-color="transparent" fo:wrap-option="wrap"/>
      <style:text-properties fo:color="#0000ff"/>
    </style:style>
    <style:style style:name="ce64" style:family="table-cell" style:parent-style-name="Default">
      <style:table-cell-properties fo:background-color="#99ff66" fo:wrap-option="wrap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/>
      <style:text-properties fo:color="#6666ff"/>
    </style:style>
    <style:style style:name="ce68" style:family="table-cell" style:parent-style-name="Default">
      <style:table-cell-properties fo:background-color="transparent" fo:wrap-option="wrap"/>
      <style:text-properties fo:color="#0000ff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fo:background-color="transparent" fo:wrap-option="wrap"/>
      <style:text-properties fo:color="#0000ff" fo:font-style="normal" style:font-style-asian="normal" style:font-style-complex="normal"/>
    </style:style>
    <style:style style:name="ce70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fo:wrap-option="wrap"/>
      <style:text-properties fo:color="#ff3333" fo:font-style="normal" style:font-style-asian="normal" style:font-style-complex="normal"/>
    </style:style>
    <style:style style:name="ce7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fff66" fo:wrap-option="wrap"/>
      <style:text-properties fo:color="#0000ff" fo:font-weight="bold" style:font-weight-asian="bold" style:font-weight-complex="bold"/>
    </style:style>
    <style:style style:name="ce7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/>
    </style:style>
  </office:automatic-styles>
  <office:body>
    <office:spreadsheet>
      <table:table table:name="Planner" table:style-name="ta1" table:print="false">
        <table:table-column table:style-name="co16" table:default-cell-style-name="ce55"/>
        <table:table-column table:style-name="co2" table:default-cell-style-name="ce61"/>
        <table:table-column table:style-name="co3" table:default-cell-style-name="ce55"/>
        <table:table-column table:style-name="co4" table:default-cell-style-name="ce55"/>
        <table:table-column table:style-name="co17" table:default-cell-style-name="ce55"/>
        <table:table-column table:style-name="co18" table:default-cell-style-name="ce55"/>
        <table:table-column table:style-name="co7" table:default-cell-style-name="ce55"/>
        <table:table-column table:style-name="co8" table:default-cell-style-name="ce55"/>
        <table:table-column table:style-name="co9" table:number-columns-repeated="3" table:default-cell-style-name="ce55"/>
        <table:table-column table:style-name="co10" table:default-cell-style-name="ce72"/>
        <table:table-column table:style-name="co11" table:default-cell-style-name="ce55"/>
        <table:table-column table:style-name="co9" table:number-columns-repeated="3" table:default-cell-style-name="ce55"/>
        <table:table-column table:style-name="co12" table:default-cell-style-name="ce55"/>
        <table:table-column table:style-name="co9" table:number-columns-repeated="1007" table:default-cell-style-name="ce55"/>
        <table:table-row table:style-name="ro3">
          <table:table-cell table:style-name="ce27"/>
          <table:table-cell table:style-name="ce56"/>
          <table:table-cell table:style-name="ce62" table:number-columns-repeated="4"/>
          <table:table-cell table:style-name="ce65"/>
          <table:table-cell table:style-name="ce62"/>
          <table:table-cell table:style-name="ce65"/>
          <table:table-cell table:style-name="ce62" table:number-columns-repeated="2"/>
          <table:table-cell table:style-name="ce68"/>
          <table:table-cell table:style-name="ce62" table:number-columns-repeated="1012"/>
        </table:table-row>
        <table:table-row table:style-name="ro3">
          <table:table-cell table:style-name="ce27"/>
          <table:table-cell table:style-name="ce57"/>
          <table:table-cell table:style-name="ce63"/>
          <table:table-cell table:style-name="ce65" table:number-columns-repeated="2"/>
          <table:table-cell table:style-name="ce63" table:number-columns-repeated="3"/>
          <table:table-cell table:style-name="ce65"/>
          <table:table-cell table:style-name="ce63" table:number-columns-repeated="2"/>
          <table:table-cell table:style-name="ce69"/>
          <table:table-cell table:style-name="ce63" table:number-columns-repeated="1012"/>
        </table:table-row>
        <table:table-row table:style-name="ro3">
          <table:table-cell table:style-name="ce50" office:value-type="string">
            <text:p>Confirmed</text:p>
          </table:table-cell>
          <table:table-cell table:style-name="ce58" office:value-type="string">
            <text:p>Date</text:p>
          </table:table-cell>
          <table:table-cell table:style-name="ce64" office:value-type="string">
            <text:p>Subject</text:p>
          </table:table-cell>
          <table:table-cell table:style-name="ce64" office:value-type="string">
            <text:p>Speaker</text:p>
          </table:table-cell>
          <table:table-cell table:style-name="ce64" office:value-type="string">
            <text:p>Detail</text:p>
          </table:table-cell>
          <table:table-cell table:style-name="ce64" office:value-type="string">
            <text:p>Planners Notes ( not for publication)</text:p>
          </table:table-cell>
          <table:table-cell table:style-name="ce64"/>
          <table:table-cell table:style-name="ce66" table:number-columns-repeated="4"/>
          <table:table-cell table:style-name="ce70"/>
          <table:table-cell table:style-name="ce66" table:number-columns-repeated="2"/>
          <table:table-cell table:style-name="ce73"/>
          <table:table-cell table:style-name="ce66"/>
          <table:table-cell table:style-name="ce73"/>
          <table:table-cell table:style-name="ce66" table:number-columns-repeated="1007"/>
        </table:table-row>
        <table:table-row table:style-name="ro3">
          <table:table-cell table:style-name="ce51"/>
          <table:table-cell table:style-name="ce11" office:value-type="date" office:date-value="2019-03-11">
            <text:p>11/03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54" office:value-type="string">
            <text:p>As usual the kettle is on and we will talk about our latest toys. Some may practice their morse.</text:p>
          </table:table-cell>
          <table:table-cell table:style-name="ce54" table:number-columns-repeated="2"/>
          <table:table-cell table:number-columns-repeated="2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3-25">
            <text:p>25/03/19</text:p>
          </table:table-cell>
          <table:table-cell table:style-name="ce18" office:value-type="string">
            <text:p>Filter Design</text:p>
          </table:table-cell>
          <table:table-cell table:style-name="ce18" office:value-type="string">
            <text:p>Ray Gathergood G4LUA</text:p>
          </table:table-cell>
          <table:table-cell table:style-name="ce54" office:value-type="string">
            <text:p>How to design filters.</text:p>
          </table:table-cell>
          <table:table-cell table:style-name="ce54" table:number-columns-repeated="2"/>
          <table:table-cell table:number-columns-repeated="2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4-08">
            <text:p>08/04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5-13">
            <text:p>13/05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6-10">
            <text:p>10/06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6-24">
            <text:p>24/06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7-08">
            <text:p>08/07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7-22">
            <text:p>22/07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8-12">
            <text:p>12/08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9-09">
            <text:p>09/09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09-23">
            <text:p>23/09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0-14">
            <text:p>14/10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0-28">
            <text:p>28/10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1-11">
            <text:p>11/11/19</text:p>
          </table:table-cell>
          <table:table-cell table:style-name="ce18" office:value-type="string">
            <text:p>Annual Junk Sale</text:p>
          </table:table-cell>
          <table:table-cell table:style-name="ce18" office:value-type="string">
            <text:p>Bob Head</text:p>
          </table:table-cell>
          <table:table-cell table:style-name="ce54" office:value-type="string">
            <text:p>Our annual bring and buy sale so search your attics and sheds and bring some cash.</text:p>
          </table:table-cell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1-25">
            <text:p>25/11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1"/>
          <table:table-cell table:style-name="ce11" office:value-type="date" office:date-value="2019-12-09">
            <text:p>09/12/19</text:p>
          </table:table-cell>
          <table:table-cell table:style-name="ce18" office:value-type="string">
            <text:p>SUBJECT</text:p>
          </table:table-cell>
          <table:table-cell table:style-name="ce18" office:value-type="string">
            <text:p>SPEAKER</text:p>
          </table:table-cell>
          <table:table-cell table:style-name="ce54"/>
          <table:table-cell table:style-name="ce54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1-14">
            <text:p>14/01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1-28">
            <text:p>28/01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2-11">
            <text:p>11/02/20</text:p>
          </table:table-cell>
          <table:table-cell table:number-columns-repeated="3" table:style-name="ce53"/>
          <table:table-cell table:style-name="ce53"/>
          <table:table-cell table:number-columns-repeated="3"/>
          <table:table-cell table:style-name="ce67"/>
          <table:table-cell/>
          <table:table-cell table:style-name="ce71"/>
          <table:table-cell table:number-columns-repeated="1012"/>
        </table:table-row>
        <table:table-row table:style-name="ro3">
          <table:table-cell table:style-name="ce52"/>
          <table:table-cell table:style-name="ce59" office:value-type="date" office:date-value="2020-02-25">
            <text:p>25/02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3-09">
            <text:p>09/03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3-23">
            <text:p>23/03/20</text:p>
          </table:table-cell>
          <table:table-cell table:style-name="ce53" office:value-type="string">
            <text:p>Easter Monday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2"/>
          <table:table-cell table:style-name="ce59" office:value-type="date" office:date-value="2020-04-13">
            <text:p>13/04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5-11">
            <text:p>11/05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5-25">
            <text:p>25/05/20</text:p>
          </table:table-cell>
          <table:table-cell table:style-name="ce53" office:value-type="string">
            <text:p>Spring Bank Holiday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6-08">
            <text:p>08/06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6-22">
            <text:p>22/06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7-13">
            <text:p>13/07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7-27">
            <text:p>27/07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8-10">
            <text:p>10/08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8-24">
            <text:p>24/08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9-14">
            <text:p>14/09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09-28">
            <text:p>28/09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0-12">
            <text:p>12/10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0-26">
            <text:p>26/10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1-09">
            <text:p>09/11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1-23">
            <text:p>23/11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2-14">
            <text:p>14/12/20</text:p>
          </table:table-cell>
          <table:table-cell table:number-columns-repeated="3" table:style-name="ce53"/>
          <table:table-cell table:style-name="ce53"/>
          <table:table-cell table:number-columns-repeated="1018"/>
        </table:table-row>
        <table:table-row table:style-name="ro3">
          <table:table-cell table:style-name="ce53"/>
          <table:table-cell table:style-name="ce59" office:value-type="date" office:date-value="2020-12-28">
            <text:p>28/12/20</text:p>
          </table:table-cell>
          <table:table-cell table:style-name="ce53" office:value-type="string">
            <text:p>Christmas Week</text:p>
          </table:table-cell>
          <table:table-cell table:number-columns-repeated="2" table:style-name="ce53"/>
          <table:table-cell table:style-name="ce53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1-11">
            <text:p>11/0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1-25">
            <text:p>25/0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2-08">
            <text:p>08/0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2-22">
            <text:p>22/0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3-08">
            <text:p>08/03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3-22">
            <text:p>22/03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4-12">
            <text:p>12/04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4-26">
            <text:p>26/04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5-10">
            <text:p>10/05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5-24">
            <text:p>24/05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6-14">
            <text:p>14/06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6-28">
            <text:p>28/06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7-12">
            <text:p>12/07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7-26">
            <text:p>26/07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09">
            <text:p>09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23">
            <text:p>23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11">
            <text:p>11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08-25">
            <text:p>25/08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0-11">
            <text:p>11/10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0-25">
            <text:p>25/10/21</text:p>
          </table:table-cell>
          <table:table-cell table:style-name="ce60"/>
          <table:table-cell table:number-columns-repeated="2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1-08">
            <text:p>08/1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1-22">
            <text:p>22/11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2-13">
            <text:p>13/12/21</text:p>
          </table:table-cell>
          <table:table-cell table:number-columns-repeated="3" table:style-name="ce54"/>
          <table:table-cell table:style-name="ce54"/>
          <table:table-cell table:number-columns-repeated="1018"/>
        </table:table-row>
        <table:table-row table:style-name="ro3">
          <table:table-cell table:style-name="ce54"/>
          <table:table-cell table:style-name="ce60" office:value-type="date" office:date-value="2021-12-27">
            <text:p>27/12/21</text:p>
          </table:table-cell>
          <table:table-cell table:style-name="ce54" office:value-type="string">
            <text:p>Christmas Week</text:p>
          </table:table-cell>
          <table:table-cell table:number-columns-repeated="2" table:style-name="ce54"/>
          <table:table-cell table:style-name="ce54"/>
          <table:table-cell table:number-columns-repeated="1018"/>
        </table:table-row>
        <table:table-row table:style-name="ro3">
          <table:table-cell/>
          <table:table-cell office:value-type="date" office:date-value="2022-01-10">
            <text:p>10/01/22</text:p>
          </table:table-cell>
          <table:table-cell table:number-columns-repeated="3"/>
          <table:table-cell table:number-columns-repeated="1019"/>
        </table:table-row>
        <table:table-row table:style-name="ro3">
          <table:table-cell/>
          <table:table-cell office:value-type="date" office:date-value="2022-01-24">
            <text:p>24/01/22</text:p>
          </table:table-cell>
          <table:table-cell table:number-columns-repeated="3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/>
          <table:table-cell table:number-columns-repeated="4"/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number-columns-repeated="2"/>
          <table:table-cell table:number-columns-repeated="1020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c" table:style-name="ta1" table:print="false">
        <table:table-column table:style-name="co13" table:default-cell-style-name="Default"/>
        <table:table-column table:style-name="co2" table:default-cell-style-name="ce39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style-name="ce28" office:value-type="string">
            <text:p>HTML SECTION &gt;&gt;&gt;&gt;</text:p>
          </table:table-cell>
          <table:table-cell table:style-name="ce34"/>
          <table:table-cell table:style-name="ce40"/>
          <table:table-cell table:style-name="ce40" office:value-type="string">
            <text:p>Summary Top</text:p>
          </table:table-cell>
          <table:table-cell table:style-name="ce40" office:value-type="string">
            <text:p>Summary Bottom</text:p>
          </table:table-cell>
          <table:table-cell table:style-name="ce40" office:value-type="string">
            <text:p>Detail Top</text:p>
          </table:table-cell>
          <table:table-cell office:value-type="string">
            <text:p>Details</text:p>
          </table:table-cell>
          <table:table-cell table:style-name="ce40" office:value-type="string">
            <text:p>Detail Bottom</text:p>
          </table:table-cell>
          <table:table-cell/>
          <table:table-cell table:style-name="ce40" table:number-columns-repeated="2"/>
          <table:table-cell table:style-name="ce45"/>
          <table:table-cell table:style-name="ce40" table:number-columns-repeated="1012"/>
        </table:table-row>
        <table:table-row table:style-name="ro2">
          <table:table-cell table:style-name="ce28" office:value-type="string">
            <text:p>HTML CODE &gt;&gt;&gt;&gt;&gt;</text:p>
          </table:table-cell>
          <table:table-cell table:style-name="ce35"/>
          <table:table-cell table:style-name="ce41"/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  <table:table-cell office:value-type="string">
            <text:p>&lt;/table&gt;&lt;/body&gt;&lt;/html&gt;</text:p>
          </table:table-cell>
          <table:table-cell table:style-name="ce41" office:value-type="string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</text:p>
          </table:table-cell>
          <table:table-cell table:style-name="ce41" office:value-type="string">
            <text:p>&lt;p&gt;MORE INFORMATION&lt;/p&gt;&lt;p&gt;</text:p>
          </table:table-cell>
          <table:table-cell table:style-name="ce41" office:value-type="string">
            <text:p>&lt;/body&gt;&lt;/html&gt;</text:p>
          </table:table-cell>
          <table:table-cell/>
          <table:table-cell table:style-name="ce41"/>
          <table:table-cell table:style-name="ce41" office:value-type="string">
            <text:p>&lt;h3&gt;MORE INFORMATION&lt;/h3&gt;&lt;p&gt;</text:p>
          </table:table-cell>
          <table:table-cell table:style-name="ce46"/>
          <table:table-cell table:style-name="ce41" table:number-columns-repeated="1012"/>
        </table:table-row>
        <table:table-row table:style-name="ro2">
          <table:table-cell table:style-name="ce29"/>
          <table:table-cell table:style-name="ce36"/>
          <table:table-cell table:style-name="ce42" table:number-columns-repeated="4"/>
          <table:table-cell table:style-name="ce43" table:number-columns-repeated="5"/>
          <table:table-cell table:style-name="ce47"/>
          <table:table-cell table:style-name="ce43" table:number-columns-repeated="2"/>
          <table:table-cell table:style-name="ce40"/>
          <table:table-cell table:style-name="ce43"/>
          <table:table-cell table:style-name="ce40"/>
          <table:table-cell table:style-name="ce43" table:number-columns-repeated="1007"/>
        </table:table-row>
        <table:table-row table:style-name="ro2" table:number-rows-repeated="16">
          <table:table-cell table:style-name="ce30"/>
          <table:table-cell table:style-name="ce11"/>
          <table:table-cell table:style-name="ce18" table:number-columns-repeated="2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ce48"/>
          <table:table-cell table:number-columns-repeated="1012"/>
        </table:table-row>
        <table:table-row table:style-name="ro2" table:number-rows-repeated="3">
          <table:table-cell table:style-name="ce31"/>
          <table:table-cell table:style-name="ce37"/>
          <table:table-cell table:style-name="ce32" table:number-columns-repeated="4"/>
          <table:table-cell table:number-columns-repeated="3"/>
          <table:table-cell table:style-name="ce44"/>
          <table:table-cell/>
          <table:table-cell table:style-name="ce48"/>
          <table:table-cell table:number-columns-repeated="1012"/>
        </table:table-row>
        <table:table-row table:style-name="ro2" table:number-rows-repeated="4">
          <table:table-cell table:style-name="ce31"/>
          <table:table-cell table:style-name="ce37"/>
          <table:table-cell table:style-name="ce32" table:number-columns-repeated="4"/>
          <table:table-cell table:number-columns-repeated="1018"/>
        </table:table-row>
        <table:table-row table:style-name="ro2" table:number-rows-repeated="16">
          <table:table-cell table:style-name="ce32"/>
          <table:table-cell table:style-name="ce37"/>
          <table:table-cell table:style-name="ce32" table:number-columns-repeated="4"/>
          <table:table-cell table:number-columns-repeated="1018"/>
        </table:table-row>
        <table:table-row table:style-name="ro2" table:number-rows-repeated="19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33"/>
          <table:table-cell table:style-name="ce38" table:number-columns-repeated="2"/>
          <table:table-cell table:style-name="ce33" table:number-columns-repeated="3"/>
          <table:table-cell table:number-columns-repeated="1018"/>
        </table:table-row>
        <table:table-row table:style-name="ro2" table:number-rows-repeated="4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ML Outputs" table:style-name="ta1" table:print="false"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75"/>
        <table:table-column table:style-name="co22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number-columns-repeated="3"/>
          <table:table-cell table:style-name="ce74" office:value-type="string">
            <text:p>2019 output&gt;&gt;&gt;&gt;&gt;</text:p>
          </table:table-cell>
          <table:table-cell table:style-name="ce43"/>
          <table:table-cell table:style-name="ce40" table:formula="of:=CONCATENATE([Static.D2];[.C4];[.C5];[.C6];[.C7];[.C8];[.C9];[.C10];[.C11];[.C12];[.C13];[.C14];[.C15];[.C16];[.C17];[.C18];[.C19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Summary Row&lt;tr&gt;&lt;td&gt;&lt;a href=&quot;2019/190311.html&quot;&gt;11 March&lt;/a&gt;&lt;/td&gt; &lt;td&gt;Natter Night&lt;/td&gt; &lt;td&gt;Everyone&lt;/td&gt; &lt;/tr&gt;&lt;tr&gt;&lt;td&gt;&lt;a href=&quot;2019/190325.html&quot;&gt;25 March&lt;/a&gt;&lt;/td&gt; &lt;td&gt;Filter Design&lt;/td&gt; &lt;td&gt;Ray Gathergood G4LUA&lt;/td&gt; &lt;/tr&gt;&lt;tr&gt;&lt;td&gt;&lt;a href=&quot;2019/190408.html&quot;&gt;08 April&lt;/a&gt;&lt;/td&gt; &lt;td&gt;SUBJECT&lt;/td&gt; &lt;td&gt;SPEAKER&lt;/td&gt; &lt;/tr&gt;&lt;tr&gt;&lt;td&gt;&lt;a href=&quot;2019/190513.html&quot;&gt;13 May&lt;/a&gt;&lt;/td&gt; &lt;td&gt;SUBJECT&lt;/td&gt; &lt;td&gt;SPEAKER&lt;/td&gt; &lt;/tr&gt;&lt;tr&gt;&lt;td&gt;&lt;a href=&quot;2019/190610.html&quot;&gt;10 June&lt;/a&gt;&lt;/td&gt; &lt;td&gt;SUBJECT&lt;/td&gt; &lt;td&gt;SPEAKER&lt;/td&gt; &lt;/tr&gt;&lt;tr&gt;&lt;td&gt;&lt;a href=&quot;2019/190624.html&quot;&gt;24 June&lt;/a&gt;&lt;/td&gt; &lt;td&gt;SUBJECT&lt;/td&gt; &lt;td&gt;SPEAKER&lt;/td&gt; &lt;/tr&gt;&lt;tr&gt;&lt;td&gt;&lt;a href=&quot;2019/190708.html&quot;&gt;08 July&lt;/a&gt;&lt;/td&gt; &lt;td&gt;SUBJECT&lt;/td&gt; &lt;td&gt;SPEAKER&lt;/td&gt; &lt;/tr&gt;&lt;tr&gt;&lt;td&gt;&lt;a href=&quot;2019/190722.html&quot;&gt;22 July&lt;/a&gt;&lt;/td&gt; &lt;td&gt;SUBJECT&lt;/td&gt; &lt;td&gt;SPEAKER&lt;/td&gt; &lt;/tr&gt;&lt;tr&gt;&lt;td&gt;&lt;a href=&quot;2019/190812.html&quot;&gt;12 August&lt;/a&gt;&lt;/td&gt; &lt;td&gt;SUBJECT&lt;/td&gt; &lt;td&gt;SPEAKER&lt;/td&gt; &lt;/tr&gt;&lt;tr&gt;&lt;td&gt;&lt;a href=&quot;2019/190909.html&quot;&gt;09 September&lt;/a&gt;&lt;/td&gt; &lt;td&gt;SUBJECT&lt;/td&gt; &lt;td&gt;SPEAKER&lt;/td&gt; &lt;/tr&gt;&lt;tr&gt;&lt;td&gt;&lt;a href=&quot;2019/190923.html&quot;&gt;23 September&lt;/a&gt;&lt;/td&gt; &lt;td&gt;SUBJECT&lt;/td&gt; &lt;td&gt;SPEAKER&lt;/td&gt; &lt;/tr&gt;&lt;tr&gt;&lt;td&gt;&lt;a href=&quot;2019/191014.html&quot;&gt;14 October&lt;/a&gt;&lt;/td&gt; &lt;td&gt;SUBJECT&lt;/td&gt; &lt;td&gt;SPEAKER&lt;/td&gt; &lt;/tr&gt;&lt;tr&gt;&lt;td&gt;&lt;a href=&quot;2019/191028.html&quot;&gt;28 October&lt;/a&gt;&lt;/td&gt; &lt;td&gt;SUBJECT&lt;/td&gt; &lt;td&gt;SPEAKER&lt;/td&gt; &lt;/tr&gt;&lt;tr&gt;&lt;td&gt;&lt;a href=&quot;2019/191111.html&quot;&gt;11 November&lt;/a&gt;&lt;/td&gt; &lt;td&gt;Annual Junk Sale&lt;/td&gt; &lt;td&gt;Bob Head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Summary Row&lt;tr&gt;&lt;td&gt;&lt;a href="2019/190311.html"&gt;11 March&lt;/a&gt;&lt;/td&gt; &lt;td&gt;Natter Night&lt;/td&gt; &lt;td&gt;Everyone&lt;/td&gt; &lt;/tr&gt;&lt;tr&gt;&lt;td&gt;&lt;a href="2019/190325.html"&gt;25 March&lt;/a&gt;&lt;/td&gt; &lt;td&gt;Filter Design&lt;/td&gt; &lt;td&gt;Ray Gathergood G4LUA&lt;/td&gt; &lt;/tr&gt;&lt;tr&gt;&lt;td&gt;&lt;a href="2019/190408.html"&gt;08 April&lt;/a&gt;&lt;/td&gt; &lt;td&gt;SUBJECT&lt;/td&gt; &lt;td&gt;SPEAKER&lt;/td&gt; &lt;/tr&gt;&lt;tr&gt;&lt;td&gt;&lt;a href="2019/190513.html"&gt;13 May&lt;/a&gt;&lt;/td&gt; &lt;td&gt;SUBJECT&lt;/td&gt; &lt;td&gt;SPEAKER&lt;/td&gt; &lt;/tr&gt;&lt;tr&gt;&lt;td&gt;&lt;a href="2019/190610.html"&gt;10 June&lt;/a&gt;&lt;/td&gt; &lt;td&gt;SUBJECT&lt;/td&gt; &lt;td&gt;SPEAKER&lt;/td&gt; &lt;/tr&gt;&lt;tr&gt;&lt;td&gt;&lt;a href="2019/190624.html"&gt;24 June&lt;/a&gt;&lt;/td&gt; &lt;td&gt;SUBJECT&lt;/td&gt; &lt;td&gt;SPEAKER&lt;/td&gt; &lt;/tr&gt;&lt;tr&gt;&lt;td&gt;&lt;a href="2019/190708.html"&gt;08 July&lt;/a&gt;&lt;/td&gt; &lt;td&gt;SUBJECT&lt;/td&gt; &lt;td&gt;SPEAKER&lt;/td&gt; &lt;/tr&gt;&lt;tr&gt;&lt;td&gt;&lt;a href="2019/190722.html"&gt;22 July&lt;/a&gt;&lt;/td&gt; &lt;td&gt;SUBJECT&lt;/td&gt; &lt;td&gt;SPEAKER&lt;/td&gt; &lt;/tr&gt;&lt;tr&gt;&lt;td&gt;&lt;a href="2019/190812.html"&gt;12 August&lt;/a&gt;&lt;/td&gt; &lt;td&gt;SUBJECT&lt;/td&gt; &lt;td&gt;SPEAKER&lt;/td&gt; &lt;/tr&gt;&lt;tr&gt;&lt;td&gt;&lt;a href="2019/190909.html"&gt;09 September&lt;/a&gt;&lt;/td&gt; &lt;td&gt;SUBJECT&lt;/td&gt; &lt;td&gt;SPEAKER&lt;/td&gt; &lt;/tr&gt;&lt;tr&gt;&lt;td&gt;&lt;a href="2019/190923.html"&gt;23 September&lt;/a&gt;&lt;/td&gt; &lt;td&gt;SUBJECT&lt;/td&gt; &lt;td&gt;SPEAKER&lt;/td&gt; &lt;/tr&gt;&lt;tr&gt;&lt;td&gt;&lt;a href="2019/191014.html"&gt;14 October&lt;/a&gt;&lt;/td&gt; &lt;td&gt;SUBJECT&lt;/td&gt; &lt;td&gt;SPEAKER&lt;/td&gt; &lt;/tr&gt;&lt;tr&gt;&lt;td&gt;&lt;a href="2019/191028.html"&gt;28 October&lt;/a&gt;&lt;/td&gt; &lt;td&gt;SUBJECT&lt;/td&gt; &lt;td&gt;SPEAKER&lt;/td&gt; &lt;/tr&gt;&lt;tr&gt;&lt;td&gt;&lt;a href="2019/191111.html"&gt;11 November&lt;/a&gt;&lt;/td&gt; &lt;td&gt;Annual Junk Sale&lt;/td&gt; &lt;td&gt;Bob Head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4" office:value-type="string">
            <text:p>2020 output&gt;&gt;&gt;&gt;&gt;</text:p>
          </table:table-cell>
          <table:table-cell table:style-name="ce43"/>
          <table:table-cell table:style-name="ce40" table:formula="of:=CONCATENATE([Static.D2];[.C20];[.C21];[.C22];[.C23];[.C24];[.C25];[.C26];[.C27];[.C28];[.C29];[.C30];[.C31];[.C32];[.C33];[.C34];[.C35];[.C36];[.C37];[.C38];[.C39];[.C40];[.C41];[.C42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19/191125.html&quot;&gt;25 November&lt;/a&gt;&lt;/td&gt; &lt;td&gt;SUBJECT&lt;/td&gt; &lt;td&gt;SPEAKER&lt;/td&gt; &lt;/tr&gt;&lt;tr&gt;&lt;td&gt;&lt;a href=&quot;2019/191209.html&quot;&gt;09 December&lt;/a&gt;&lt;/td&gt; &lt;td&gt;SUBJECT&lt;/td&gt; &lt;td&gt;SPEAKER&lt;/td&gt; &lt;/tr&gt;&lt;tr&gt;&lt;td&gt;&lt;a href=&quot;2020/200114.html&quot;&gt;14 January&lt;/a&gt;&lt;/td&gt; &lt;td&gt;&lt;/td&gt; &lt;td&gt;&lt;/td&gt; &lt;/tr&gt;&lt;tr&gt;&lt;td&gt;&lt;a href=&quot;2020/200128.html&quot;&gt;28 January&lt;/a&gt;&lt;/td&gt; &lt;td&gt;&lt;/td&gt; &lt;td&gt;&lt;/td&gt; &lt;/tr&gt;&lt;tr&gt;&lt;td&gt;&lt;a href=&quot;2020/200211.html&quot;&gt;11 February&lt;/a&gt;&lt;/td&gt; &lt;td&gt;&lt;/td&gt; &lt;td&gt;&lt;/td&gt; &lt;/tr&gt;&lt;tr&gt;&lt;td&gt;&lt;a href=&quot;2020/200225.html&quot;&gt;25 February&lt;/a&gt;&lt;/td&gt; &lt;td&gt;&lt;/td&gt; &lt;td&gt;&lt;/td&gt; &lt;/tr&gt;&lt;tr&gt;&lt;td&gt;&lt;a href=&quot;2020/200309.html&quot;&gt;09 March&lt;/a&gt;&lt;/td&gt; &lt;td&gt;&lt;/td&gt; &lt;td&gt;&lt;/td&gt; &lt;/tr&gt;&lt;tr&gt;&lt;td&gt;&lt;a href=&quot;2020/200323.html&quot;&gt;23 March&lt;/a&gt;&lt;/td&gt; &lt;td&gt;Easter Monday&lt;/td&gt; &lt;td&gt;&lt;/td&gt; &lt;/tr&gt;&lt;tr&gt;&lt;td&gt;&lt;a href=&quot;2020/200413.html&quot;&gt;13 April&lt;/a&gt;&lt;/td&gt; &lt;td&gt;&lt;/td&gt; &lt;td&gt;&lt;/td&gt; &lt;/tr&gt;&lt;tr&gt;&lt;td&gt;&lt;a href=&quot;2020/200511.html&quot;&gt;11 May&lt;/a&gt;&lt;/td&gt; &lt;td&gt;&lt;/td&gt; &lt;td&gt;&lt;/td&gt; &lt;/tr&gt;&lt;tr&gt;&lt;td&gt;&lt;a href=&quot;2020/200525.html&quot;&gt;25 May&lt;/a&gt;&lt;/td&gt; &lt;td&gt;Spring Bank Holiday&lt;/td&gt; &lt;td&gt;&lt;/td&gt; &lt;/tr&gt;&lt;tr&gt;&lt;td&gt;&lt;a href=&quot;2020/200608.html&quot;&gt;08 June&lt;/a&gt;&lt;/td&gt; &lt;td&gt;&lt;/td&gt; &lt;td&gt;&lt;/td&gt; &lt;/tr&gt;&lt;tr&gt;&lt;td&gt;&lt;a href=&quot;2020/200622.html&quot;&gt;22 June&lt;/a&gt;&lt;/td&gt; &lt;td&gt;&lt;/td&gt; &lt;td&gt;&lt;/td&gt; &lt;/tr&gt;&lt;tr&gt;&lt;td&gt;&lt;a href=&quot;2020/200713.html&quot;&gt;13 July&lt;/a&gt;&lt;/td&gt; &lt;td&gt;&lt;/td&gt; &lt;td&gt;&lt;/td&gt; &lt;/tr&gt;&lt;tr&gt;&lt;td&gt;&lt;a href=&quot;2020/200727.html&quot;&gt;27 July&lt;/a&gt;&lt;/td&gt; &lt;td&gt;&lt;/td&gt; &lt;td&gt;&lt;/td&gt; &lt;/tr&gt;&lt;tr&gt;&lt;td&gt;&lt;a href=&quot;2020/200810.html&quot;&gt;10 August&lt;/a&gt;&lt;/td&gt; &lt;td&gt;&lt;/td&gt; &lt;td&gt;&lt;/td&gt; &lt;/tr&gt;&lt;tr&gt;&lt;td&gt;&lt;a href=&quot;2020/200824.html&quot;&gt;24 August&lt;/a&gt;&lt;/td&gt; &lt;td&gt;&lt;/td&gt; &lt;td&gt;&lt;/td&gt; &lt;/tr&gt;&lt;tr&gt;&lt;td&gt;&lt;a href=&quot;2020/200914.html&quot;&gt;14 September&lt;/a&gt;&lt;/td&gt; &lt;td&gt;&lt;/td&gt; &lt;td&gt;&lt;/td&gt; &lt;/tr&gt;&lt;tr&gt;&lt;td&gt;&lt;a href=&quot;2020/200928.html&quot;&gt;28 September&lt;/a&gt;&lt;/td&gt; &lt;td&gt;&lt;/td&gt; &lt;td&gt;&lt;/td&gt; &lt;/tr&gt;&lt;tr&gt;&lt;td&gt;&lt;a href=&quot;2020/201012.html&quot;&gt;12 October&lt;/a&gt;&lt;/td&gt; &lt;td&gt;&lt;/td&gt; &lt;td&gt;&lt;/td&gt; &lt;/tr&gt;&lt;tr&gt;&lt;td&gt;&lt;a href=&quot;2020/201026.html&quot;&gt;26 October&lt;/a&gt;&lt;/td&gt; &lt;td&gt;&lt;/td&gt; &lt;td&gt;&lt;/td&gt; &lt;/tr&gt;&lt;tr&gt;&lt;td&gt;&lt;a href=&quot;2020/201109.html&quot;&gt;09 November&lt;/a&gt;&lt;/td&gt; &lt;td&gt;&lt;/td&gt; &lt;td&gt;&lt;/td&gt; &lt;/tr&gt;&lt;tr&gt;&lt;td&gt;&lt;a href=&quot;2020/201123.html&quot;&gt;23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19/191125.html"&gt;25 November&lt;/a&gt;&lt;/td&gt; &lt;td&gt;SUBJECT&lt;/td&gt; &lt;td&gt;SPEAKER&lt;/td&gt; &lt;/tr&gt;&lt;tr&gt;&lt;td&gt;&lt;a href="2019/191209.html"&gt;09 December&lt;/a&gt;&lt;/td&gt; &lt;td&gt;SUBJECT&lt;/td&gt; &lt;td&gt;SPEAKER&lt;/td&gt; &lt;/tr&gt;&lt;tr&gt;&lt;td&gt;&lt;a href="2020/200114.html"&gt;14 January&lt;/a&gt;&lt;/td&gt; &lt;td&gt;&lt;/td&gt; &lt;td&gt;&lt;/td&gt; &lt;/tr&gt;&lt;tr&gt;&lt;td&gt;&lt;a href="2020/200128.html"&gt;28 January&lt;/a&gt;&lt;/td&gt; &lt;td&gt;&lt;/td&gt; &lt;td&gt;&lt;/td&gt; &lt;/tr&gt;&lt;tr&gt;&lt;td&gt;&lt;a href="2020/200211.html"&gt;11 February&lt;/a&gt;&lt;/td&gt; &lt;td&gt;&lt;/td&gt; &lt;td&gt;&lt;/td&gt; &lt;/tr&gt;&lt;tr&gt;&lt;td&gt;&lt;a href="2020/200225.html"&gt;25 February&lt;/a&gt;&lt;/td&gt; &lt;td&gt;&lt;/td&gt; &lt;td&gt;&lt;/td&gt; &lt;/tr&gt;&lt;tr&gt;&lt;td&gt;&lt;a href="2020/200309.html"&gt;09 March&lt;/a&gt;&lt;/td&gt; &lt;td&gt;&lt;/td&gt; &lt;td&gt;&lt;/td&gt; &lt;/tr&gt;&lt;tr&gt;&lt;td&gt;&lt;a href="2020/200323.html"&gt;23 March&lt;/a&gt;&lt;/td&gt; &lt;td&gt;Easter Monday&lt;/td&gt; &lt;td&gt;&lt;/td&gt; &lt;/tr&gt;&lt;tr&gt;&lt;td&gt;&lt;a href="2020/200413.html"&gt;13 April&lt;/a&gt;&lt;/td&gt; &lt;td&gt;&lt;/td&gt; &lt;td&gt;&lt;/td&gt; &lt;/tr&gt;&lt;tr&gt;&lt;td&gt;&lt;a href="2020/200511.html"&gt;11 May&lt;/a&gt;&lt;/td&gt; &lt;td&gt;&lt;/td&gt; &lt;td&gt;&lt;/td&gt; &lt;/tr&gt;&lt;tr&gt;&lt;td&gt;&lt;a href="2020/200525.html"&gt;25 May&lt;/a&gt;&lt;/td&gt; &lt;td&gt;Spring Bank Holiday&lt;/td&gt; &lt;td&gt;&lt;/td&gt; &lt;/tr&gt;&lt;tr&gt;&lt;td&gt;&lt;a href="2020/200608.html"&gt;08 June&lt;/a&gt;&lt;/td&gt; &lt;td&gt;&lt;/td&gt; &lt;td&gt;&lt;/td&gt; &lt;/tr&gt;&lt;tr&gt;&lt;td&gt;&lt;a href="2020/200622.html"&gt;22 June&lt;/a&gt;&lt;/td&gt; &lt;td&gt;&lt;/td&gt; &lt;td&gt;&lt;/td&gt; &lt;/tr&gt;&lt;tr&gt;&lt;td&gt;&lt;a href="2020/200713.html"&gt;13 July&lt;/a&gt;&lt;/td&gt; &lt;td&gt;&lt;/td&gt; &lt;td&gt;&lt;/td&gt; &lt;/tr&gt;&lt;tr&gt;&lt;td&gt;&lt;a href="2020/200727.html"&gt;27 July&lt;/a&gt;&lt;/td&gt; &lt;td&gt;&lt;/td&gt; &lt;td&gt;&lt;/td&gt; &lt;/tr&gt;&lt;tr&gt;&lt;td&gt;&lt;a href="2020/200810.html"&gt;10 August&lt;/a&gt;&lt;/td&gt; &lt;td&gt;&lt;/td&gt; &lt;td&gt;&lt;/td&gt; &lt;/tr&gt;&lt;tr&gt;&lt;td&gt;&lt;a href="2020/200824.html"&gt;24 August&lt;/a&gt;&lt;/td&gt; &lt;td&gt;&lt;/td&gt; &lt;td&gt;&lt;/td&gt; &lt;/tr&gt;&lt;tr&gt;&lt;td&gt;&lt;a href="2020/200914.html"&gt;14 September&lt;/a&gt;&lt;/td&gt; &lt;td&gt;&lt;/td&gt; &lt;td&gt;&lt;/td&gt; &lt;/tr&gt;&lt;tr&gt;&lt;td&gt;&lt;a href="2020/200928.html"&gt;28 September&lt;/a&gt;&lt;/td&gt; &lt;td&gt;&lt;/td&gt; &lt;td&gt;&lt;/td&gt; &lt;/tr&gt;&lt;tr&gt;&lt;td&gt;&lt;a href="2020/201012.html"&gt;12 October&lt;/a&gt;&lt;/td&gt; &lt;td&gt;&lt;/td&gt; &lt;td&gt;&lt;/td&gt; &lt;/tr&gt;&lt;tr&gt;&lt;td&gt;&lt;a href="2020/201026.html"&gt;26 October&lt;/a&gt;&lt;/td&gt; &lt;td&gt;&lt;/td&gt; &lt;td&gt;&lt;/td&gt; &lt;/tr&gt;&lt;tr&gt;&lt;td&gt;&lt;a href="2020/201109.html"&gt;09 November&lt;/a&gt;&lt;/td&gt; &lt;td&gt;&lt;/td&gt; &lt;td&gt;&lt;/td&gt; &lt;/tr&gt;&lt;tr&gt;&lt;td&gt;&lt;a href="2020/201123.html"&gt;23 November&lt;/a&gt;&lt;/td&gt; &lt;td&gt;&lt;/td&gt; &lt;td&gt;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4" office:value-type="string">
            <text:p>2021 output&gt;&gt;&gt;&gt;&gt;</text:p>
          </table:table-cell>
          <table:table-cell table:style-name="ce43"/>
          <table:table-cell table:style-name="ce40" table:formula="of:=CONCATENATE([Static.D2];[.C43];[.C44];[.C45];[.C46];[.C47];[.C48];[.C49];[.C50];[.C51];[.C52];[.C53];[.C54];[.C55];[.C56];[.C57];[.C58];[.C59];[.C60];[.C61];[.C62];[.C63];[.C64];[.C65];[.C66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tr&gt;&lt;td&gt;&lt;a href=&quot;2020/201228.html&quot;&gt;28 December&lt;/a&gt;&lt;/td&gt; &lt;td&gt;Christmas Week&lt;/td&gt; &lt;td&gt;&lt;/td&gt; &lt;/tr&gt;&lt;tr&gt;&lt;td&gt;&lt;a href=&quot;2021/210111.html&quot;&gt;11 January&lt;/a&gt;&lt;/td&gt; &lt;td&gt;&lt;/td&gt; &lt;td&gt;&lt;/td&gt; &lt;/tr&gt;&lt;tr&gt;&lt;td&gt;&lt;a href=&quot;2021/210125.html&quot;&gt;25 January&lt;/a&gt;&lt;/td&gt; &lt;td&gt;&lt;/td&gt; &lt;td&gt;&lt;/td&gt; &lt;/tr&gt;&lt;tr&gt;&lt;td&gt;&lt;a href=&quot;2021/210208.html&quot;&gt;08 February&lt;/a&gt;&lt;/td&gt; &lt;td&gt;&lt;/td&gt; &lt;td&gt;&lt;/td&gt; &lt;/tr&gt;&lt;tr&gt;&lt;td&gt;&lt;a href=&quot;2021/210222.html&quot;&gt;22 February&lt;/a&gt;&lt;/td&gt; &lt;td&gt;&lt;/td&gt; &lt;td&gt;&lt;/td&gt; &lt;/tr&gt;&lt;tr&gt;&lt;td&gt;&lt;a href=&quot;2021/210308.html&quot;&gt;08 March&lt;/a&gt;&lt;/td&gt; &lt;td&gt;&lt;/td&gt; &lt;td&gt;&lt;/td&gt; &lt;/tr&gt;&lt;tr&gt;&lt;td&gt;&lt;a href=&quot;2021/210322.html&quot;&gt;22 March&lt;/a&gt;&lt;/td&gt; &lt;td&gt;&lt;/td&gt; &lt;td&gt;&lt;/td&gt; &lt;/tr&gt;&lt;tr&gt;&lt;td&gt;&lt;a href=&quot;2021/210412.html&quot;&gt;12 April&lt;/a&gt;&lt;/td&gt; &lt;td&gt;&lt;/td&gt; &lt;td&gt;&lt;/td&gt; &lt;/tr&gt;&lt;tr&gt;&lt;td&gt;&lt;a href=&quot;2021/210426.html&quot;&gt;26 April&lt;/a&gt;&lt;/td&gt; &lt;td&gt;&lt;/td&gt; &lt;td&gt;&lt;/td&gt; &lt;/tr&gt;&lt;tr&gt;&lt;td&gt;&lt;a href=&quot;2021/210510.html&quot;&gt;10 May&lt;/a&gt;&lt;/td&gt; &lt;td&gt;&lt;/td&gt; &lt;td&gt;&lt;/td&gt; &lt;/tr&gt;&lt;tr&gt;&lt;td&gt;&lt;a href=&quot;2021/210524.html&quot;&gt;24 May&lt;/a&gt;&lt;/td&gt; &lt;td&gt;&lt;/td&gt; &lt;td&gt;&lt;/td&gt; &lt;/tr&gt;&lt;tr&gt;&lt;td&gt;&lt;a href=&quot;2021/210614.html&quot;&gt;14 June&lt;/a&gt;&lt;/td&gt; &lt;td&gt;&lt;/td&gt; &lt;td&gt;&lt;/td&gt; &lt;/tr&gt;&lt;tr&gt;&lt;td&gt;&lt;a href=&quot;2021/210628.html&quot;&gt;28 June&lt;/a&gt;&lt;/td&gt; &lt;td&gt;&lt;/td&gt; &lt;td&gt;&lt;/td&gt; &lt;/tr&gt;&lt;tr&gt;&lt;td&gt;&lt;a href=&quot;2021/210712.html&quot;&gt;12 July&lt;/a&gt;&lt;/td&gt; &lt;td&gt;&lt;/td&gt; &lt;td&gt;&lt;/td&gt; &lt;/tr&gt;&lt;tr&gt;&lt;td&gt;&lt;a href=&quot;2021/210726.html&quot;&gt;26 July&lt;/a&gt;&lt;/td&gt; &lt;td&gt;&lt;/td&gt; &lt;td&gt;&lt;/td&gt; &lt;/tr&gt;&lt;tr&gt;&lt;td&gt;&lt;a href=&quot;2021/210809.html&quot;&gt;09 August&lt;/a&gt;&lt;/td&gt; &lt;td&gt;&lt;/td&gt; &lt;td&gt;&lt;/td&gt; &lt;/tr&gt;&lt;tr&gt;&lt;td&gt;&lt;a href=&quot;2021/210823.html&quot;&gt;23 August&lt;/a&gt;&lt;/td&gt; &lt;td&gt;&lt;/td&gt; &lt;td&gt;&lt;/td&gt; &lt;/tr&gt;&lt;tr&gt;&lt;td&gt;&lt;a href=&quot;2021/210811.html&quot;&gt;11 August&lt;/a&gt;&lt;/td&gt; &lt;td&gt;&lt;/td&gt; &lt;td&gt;&lt;/td&gt; &lt;/tr&gt;&lt;tr&gt;&lt;td&gt;&lt;a href=&quot;2021/210825.html&quot;&gt;25 August&lt;/a&gt;&lt;/td&gt; &lt;td&gt;&lt;/td&gt; &lt;td&gt;&lt;/td&gt; &lt;/tr&gt;&lt;tr&gt;&lt;td&gt;&lt;a href=&quot;2021/211011.html&quot;&gt;11 October&lt;/a&gt;&lt;/td&gt; &lt;td&gt;&lt;/td&gt; &lt;td&gt;&lt;/td&gt; &lt;/tr&gt;&lt;tr&gt;&lt;td&gt;&lt;a href=&quot;2021/211025.html&quot;&gt;25 October&lt;/a&gt;&lt;/td&gt; &lt;td&gt;&lt;/td&gt; &lt;td&gt;&lt;/td&gt; &lt;/tr&gt;&lt;tr&gt;&lt;td&gt;&lt;a href=&quot;2021/211108.html&quot;&gt;08 November&lt;/a&gt;&lt;/td&gt; &lt;td&gt;&lt;/td&gt; &lt;td&gt;&lt;/td&gt; &lt;/tr&gt;&lt;tr&gt;&lt;td&gt;&lt;a href=&quot;2021/211122.html&quot;&gt;22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20/201214.html"&gt;14 December&lt;/a&gt;&lt;/td&gt; &lt;td&gt;&lt;/td&gt; &lt;td&gt;&lt;/td&gt; &lt;/tr&gt;&lt;tr&gt;&lt;td&gt;&lt;a href="2020/201228.html"&gt;28 December&lt;/a&gt;&lt;/td&gt; &lt;td&gt;Christmas Week&lt;/td&gt; &lt;td&gt;&lt;/td&gt; &lt;/tr&gt;&lt;tr&gt;&lt;td&gt;&lt;a href="2021/210111.html"&gt;11 January&lt;/a&gt;&lt;/td&gt; &lt;td&gt;&lt;/td&gt; &lt;td&gt;&lt;/td&gt; &lt;/tr&gt;&lt;tr&gt;&lt;td&gt;&lt;a href="2021/210125.html"&gt;25 January&lt;/a&gt;&lt;/td&gt; &lt;td&gt;&lt;/td&gt; &lt;td&gt;&lt;/td&gt; &lt;/tr&gt;&lt;tr&gt;&lt;td&gt;&lt;a href="2021/210208.html"&gt;08 February&lt;/a&gt;&lt;/td&gt; &lt;td&gt;&lt;/td&gt; &lt;td&gt;&lt;/td&gt; &lt;/tr&gt;&lt;tr&gt;&lt;td&gt;&lt;a href="2021/210222.html"&gt;22 February&lt;/a&gt;&lt;/td&gt; &lt;td&gt;&lt;/td&gt; &lt;td&gt;&lt;/td&gt; &lt;/tr&gt;&lt;tr&gt;&lt;td&gt;&lt;a href="2021/210308.html"&gt;08 March&lt;/a&gt;&lt;/td&gt; &lt;td&gt;&lt;/td&gt; &lt;td&gt;&lt;/td&gt; &lt;/tr&gt;&lt;tr&gt;&lt;td&gt;&lt;a href="2021/210322.html"&gt;22 March&lt;/a&gt;&lt;/td&gt; &lt;td&gt;&lt;/td&gt; &lt;td&gt;&lt;/td&gt; &lt;/tr&gt;&lt;tr&gt;&lt;td&gt;&lt;a href="2021/210412.html"&gt;12 April&lt;/a&gt;&lt;/td&gt; &lt;td&gt;&lt;/td&gt; &lt;td&gt;&lt;/td&gt; &lt;/tr&gt;&lt;tr&gt;&lt;td&gt;&lt;a href="2021/210426.html"&gt;26 April&lt;/a&gt;&lt;/td&gt; &lt;td&gt;&lt;/td&gt; &lt;td&gt;&lt;/td&gt; &lt;/tr&gt;&lt;tr&gt;&lt;td&gt;&lt;a href="2021/210510.html"&gt;10 May&lt;/a&gt;&lt;/td&gt; &lt;td&gt;&lt;/td&gt; &lt;td&gt;&lt;/td&gt; &lt;/tr&gt;&lt;tr&gt;&lt;td&gt;&lt;a href="2021/210524.html"&gt;24 May&lt;/a&gt;&lt;/td&gt; &lt;td&gt;&lt;/td&gt; &lt;td&gt;&lt;/td&gt; &lt;/tr&gt;&lt;tr&gt;&lt;td&gt;&lt;a href="2021/210614.html"&gt;14 June&lt;/a&gt;&lt;/td&gt; &lt;td&gt;&lt;/td&gt; &lt;td&gt;&lt;/td&gt; &lt;/tr&gt;&lt;tr&gt;&lt;td&gt;&lt;a href="2021/210628.html"&gt;28 June&lt;/a&gt;&lt;/td&gt; &lt;td&gt;&lt;/td&gt; &lt;td&gt;&lt;/td&gt; &lt;/tr&gt;&lt;tr&gt;&lt;td&gt;&lt;a href="2021/210712.html"&gt;12 July&lt;/a&gt;&lt;/td&gt; &lt;td&gt;&lt;/td&gt; &lt;td&gt;&lt;/td&gt; &lt;/tr&gt;&lt;tr&gt;&lt;td&gt;&lt;a href="2021/210726.html"&gt;26 July&lt;/a&gt;&lt;/td&gt; &lt;td&gt;&lt;/td&gt; &lt;td&gt;&lt;/td&gt; &lt;/tr&gt;&lt;tr&gt;&lt;td&gt;&lt;a href="2021/210809.html"&gt;09 August&lt;/a&gt;&lt;/td&gt; &lt;td&gt;&lt;/td&gt; &lt;td&gt;&lt;/td&gt; &lt;/tr&gt;&lt;tr&gt;&lt;td&gt;&lt;a href="2021/210823.html"&gt;23 August&lt;/a&gt;&lt;/td&gt; &lt;td&gt;&lt;/td&gt; &lt;td&gt;&lt;/td&gt; &lt;/tr&gt;&lt;tr&gt;&lt;td&gt;&lt;a href="2021/210811.html"&gt;11 August&lt;/a&gt;&lt;/td&gt; &lt;td&gt;&lt;/td&gt; &lt;td&gt;&lt;/td&gt; &lt;/tr&gt;&lt;tr&gt;&lt;td&gt;&lt;a href="2021/210825.html"&gt;25 August&lt;/a&gt;&lt;/td&gt; &lt;td&gt;&lt;/td&gt; &lt;td&gt;&lt;/td&gt; &lt;/tr&gt;&lt;tr&gt;&lt;td&gt;&lt;a href="2021/211011.html"&gt;11 October&lt;/a&gt;&lt;/td&gt; &lt;td&gt;&lt;/td&gt; &lt;td&gt;&lt;/td&gt; &lt;/tr&gt;&lt;tr&gt;&lt;td&gt;&lt;a href="2021/211025.html"&gt;25 October&lt;/a&gt;&lt;/td&gt; &lt;td&gt;&lt;/td&gt; &lt;td&gt;&lt;/td&gt; &lt;/tr&gt;&lt;tr&gt;&lt;td&gt;&lt;a href="2021/211108.html"&gt;08 November&lt;/a&gt;&lt;/td&gt; &lt;td&gt;&lt;/td&gt; &lt;td&gt;&lt;/td&gt; &lt;/tr&gt;&lt;tr&gt;&lt;td&gt;&lt;a href="2021/211122.html"&gt;22 November&lt;/a&gt;&lt;/td&gt; &lt;td&gt;&lt;/td&gt; &lt;td&gt;&lt;/td&gt; &lt;/tr&gt;&lt;/table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3" office:value-type="string">
            <text:p>FileName</text:p>
          </table:table-cell>
          <table:table-cell table:style-name="ce43" office:value-type="string">
            <text:p>Anchor</text:p>
          </table:table-cell>
          <table:table-cell table:style-name="ce43" office:value-type="string">
            <text:p>Summary Row</text:p>
          </table:table-cell>
          <table:table-cell table:style-name="ce76" office:value-type="string">
            <text:p>↓File Name↓</text:p>
          </table:table-cell>
          <table:table-cell table:style-name="ce43" office:value-type="string">
            <text:p>IF Detail</text:p>
          </table:table-cell>
          <table:table-cell table:style-name="ce47" office:value-type="string">
            <text:p>↓↓↓Details HTML↓↓↓</text:p>
          </table:table-cell>
          <table:table-cell table:style-name="ce43" table:number-columns-repeated="2"/>
          <table:table-cell table:number-columns-repeated="3"/>
          <table:table-cell table:style-name="ce43" table:number-columns-repeated="1007"/>
        </table:table-row>
        <table:table-row table:style-name="ro2">
          <table:table-cell table:formula="of:=YEAR([Planner.B4])-2000&amp;TEXT(MONTH([Planner.B4]);&quot;00&quot;)&amp;TEXT(DAY([Planner.B4]);&quot;00&quot;)&amp;&quot;.html&quot;" office:value-type="string" office:string-value="190311.html">
            <text:p>190311.html</text:p>
          </table:table-cell>
          <table:table-cell table:formula="of:=&quot;&lt;a href=&quot;&amp;CHAR(34)&amp;YEAR([Planner.B4])&amp;&quot;/&quot;&amp;[.A6]&amp;CHAR(34)&amp;&quot;&gt;&quot;&amp;TEXT(([Planner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B6]&amp;&quot;&lt;/td&gt; &lt;td&gt;&quot;&amp;[Planner.C4]&amp;&quot;&lt;/td&gt; &lt;td&gt;&quot;&amp;[Planner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style-name="ce77" table:formula="of:=[.A6]" office:value-type="string" office:string-value="190311.html">
            <text:p>190311.html</text:p>
          </table:table-cell>
          <table:table-cell table:formula="of:=IF([Planner.E4]=&quot;&quot;;&quot;&quot;;[Static.K$2]&amp;[Planner.E4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style-name="ce48" table:formula="of:=[Static.$F$2]&amp;[.C6]&amp;&quot;&lt;/table&gt;&lt;/div&gt;&quot;&amp;[.E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5])-2000&amp;TEXT(MONTH([Planner.B5]);&quot;00&quot;)&amp;TEXT(DAY([Planner.B5]);&quot;00&quot;)&amp;&quot;.html&quot;" office:value-type="string" office:string-value="190325.html">
            <text:p>190325.html</text:p>
          </table:table-cell>
          <table:table-cell table:formula="of:=&quot;&lt;a href=&quot;&amp;CHAR(34)&amp;YEAR([Planner.B5])&amp;&quot;/&quot;&amp;[.A7]&amp;CHAR(34)&amp;&quot;&gt;&quot;&amp;TEXT(([Planner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B7]&amp;&quot;&lt;/td&gt; &lt;td&gt;&quot;&amp;[Planner.C5]&amp;&quot;&lt;/td&gt; &lt;td&gt;&quot;&amp;[Planner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style-name="ce77" table:formula="of:=[.A7]" office:value-type="string" office:string-value="190325.html">
            <text:p>190325.html</text:p>
          </table:table-cell>
          <table:table-cell table:formula="of:=IF([Planner.E5]=&quot;&quot;;&quot;&quot;;[Static.K$2]&amp;[Planner.E5]&amp;&quot;&lt;/p&gt;&quot;)" office:value-type="string" office:string-value="&lt;h3&gt;MORE INFORMATION&lt;/h3&gt;&lt;p&gt;How to design filters.&lt;/p&gt;">
            <text:p>&lt;h3&gt;MORE INFORMATION&lt;/h3&gt;&lt;p&gt;How to design filters.&lt;/p&gt;</text:p>
          </table:table-cell>
          <table:table-cell table:style-name="ce48" table:formula="of:=[Static.$F$2]&amp;[.C7]&amp;&quot;&lt;/table&gt;&lt;/div&gt;&quot;&amp;[.E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25.html&quot;&gt;25 March&lt;/a&gt;&lt;/td&gt; &lt;td&gt;Filter Design&lt;/td&gt; &lt;td&gt;Ray Gathergood G4LUA&lt;/td&gt; &lt;/tr&gt;&lt;/table&gt;&lt;/div&gt;&lt;h3&gt;MORE INFORMATION&lt;/h3&gt;&lt;p&gt;How to design filters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25.html"&gt;25 March&lt;/a&gt;&lt;/td&gt; &lt;td&gt;Filter Design&lt;/td&gt; &lt;td&gt;Ray Gathergood G4LUA&lt;/td&gt; &lt;/tr&gt;&lt;/table&gt;&lt;/div&gt;&lt;h3&gt;MORE INFORMATION&lt;/h3&gt;&lt;p&gt;How to design filters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6])-2000&amp;TEXT(MONTH([Planner.B6]);&quot;00&quot;)&amp;TEXT(DAY([Planner.B6]);&quot;00&quot;)&amp;&quot;.html&quot;" office:value-type="string" office:string-value="190408.html">
            <text:p>190408.html</text:p>
          </table:table-cell>
          <table:table-cell table:formula="of:=&quot;&lt;a href=&quot;&amp;CHAR(34)&amp;YEAR([Planner.B6])&amp;&quot;/&quot;&amp;[.A8]&amp;CHAR(34)&amp;&quot;&gt;&quot;&amp;TEXT(([Planner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B8]&amp;&quot;&lt;/td&gt; &lt;td&gt;&quot;&amp;[Planner.C6]&amp;&quot;&lt;/td&gt; &lt;td&gt;&quot;&amp;[Planner.D6]&amp;&quot;&lt;/td&gt; &lt;/tr&gt;&quot;" office:value-type="string" office:string-value="&lt;tr&gt;&lt;td&gt;&lt;a href=&quot;2019/190408.html&quot;&gt;08 April&lt;/a&gt;&lt;/td&gt; &lt;td&gt;SUBJECT&lt;/td&gt; &lt;td&gt;SPEAKER&lt;/td&gt; &lt;/tr&gt;">
            <text:p>&lt;tr&gt;&lt;td&gt;&lt;a href="2019/190408.html"&gt;08 April&lt;/a&gt;&lt;/td&gt; &lt;td&gt;SUBJECT&lt;/td&gt; &lt;td&gt;SPEAKER&lt;/td&gt; &lt;/tr&gt;</text:p>
          </table:table-cell>
          <table:table-cell table:style-name="ce77" table:formula="of:=[.A8]" office:value-type="string" office:string-value="190408.html">
            <text:p>190408.html</text:p>
          </table:table-cell>
          <table:table-cell table:formula="of:=IF([Planner.E6]=&quot;&quot;;&quot;&quot;;[Static.K$2]&amp;[Planner.E6]&amp;&quot;&lt;/p&gt;&quot;)">
            <text:p/>
          </table:table-cell>
          <table:table-cell table:style-name="ce48" table:formula="of:=[Static.$F$2]&amp;[.C8]&amp;&quot;&lt;/table&gt;&lt;/div&gt;&quot;&amp;[.E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408.html&quot;&gt;08 April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408.html"&gt;08 April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])-2000&amp;TEXT(MONTH([Planner.B7]);&quot;00&quot;)&amp;TEXT(DAY([Planner.B7]);&quot;00&quot;)&amp;&quot;.html&quot;" office:value-type="string" office:string-value="190513.html">
            <text:p>190513.html</text:p>
          </table:table-cell>
          <table:table-cell table:formula="of:=&quot;&lt;a href=&quot;&amp;CHAR(34)&amp;YEAR([Planner.B7])&amp;&quot;/&quot;&amp;[.A9]&amp;CHAR(34)&amp;&quot;&gt;&quot;&amp;TEXT(([Planner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B9]&amp;&quot;&lt;/td&gt; &lt;td&gt;&quot;&amp;[Planner.C7]&amp;&quot;&lt;/td&gt; &lt;td&gt;&quot;&amp;[Planner.D7]&amp;&quot;&lt;/td&gt; &lt;/tr&gt;&quot;" office:value-type="string" office:string-value="&lt;tr&gt;&lt;td&gt;&lt;a href=&quot;2019/190513.html&quot;&gt;13 May&lt;/a&gt;&lt;/td&gt; &lt;td&gt;SUBJECT&lt;/td&gt; &lt;td&gt;SPEAKER&lt;/td&gt; &lt;/tr&gt;">
            <text:p>&lt;tr&gt;&lt;td&gt;&lt;a href="2019/190513.html"&gt;13 May&lt;/a&gt;&lt;/td&gt; &lt;td&gt;SUBJECT&lt;/td&gt; &lt;td&gt;SPEAKER&lt;/td&gt; &lt;/tr&gt;</text:p>
          </table:table-cell>
          <table:table-cell table:style-name="ce77" table:formula="of:=[.A9]" office:value-type="string" office:string-value="190513.html">
            <text:p>190513.html</text:p>
          </table:table-cell>
          <table:table-cell table:formula="of:=IF([Planner.E7]=&quot;&quot;;&quot;&quot;;[Static.K$2]&amp;[Planner.E7]&amp;&quot;&lt;/p&gt;&quot;)">
            <text:p/>
          </table:table-cell>
          <table:table-cell table:style-name="ce48" table:formula="of:=[Static.$F$2]&amp;[.C9]&amp;&quot;&lt;/table&gt;&lt;/div&gt;&quot;&amp;[.E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513.html&quot;&gt;13 May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513.html"&gt;13 May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8])-2000&amp;TEXT(MONTH([Planner.B8]);&quot;00&quot;)&amp;TEXT(DAY([Planner.B8]);&quot;00&quot;)&amp;&quot;.html&quot;" office:value-type="string" office:string-value="190610.html">
            <text:p>190610.html</text:p>
          </table:table-cell>
          <table:table-cell table:formula="of:=&quot;&lt;a href=&quot;&amp;CHAR(34)&amp;YEAR([Planner.B8])&amp;&quot;/&quot;&amp;[.A10]&amp;CHAR(34)&amp;&quot;&gt;&quot;&amp;TEXT(([Planner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B10]&amp;&quot;&lt;/td&gt; &lt;td&gt;&quot;&amp;[Planner.C8]&amp;&quot;&lt;/td&gt; &lt;td&gt;&quot;&amp;[Planner.D8]&amp;&quot;&lt;/td&gt; &lt;/tr&gt;&quot;" office:value-type="string" office:string-value="&lt;tr&gt;&lt;td&gt;&lt;a href=&quot;2019/190610.html&quot;&gt;10 June&lt;/a&gt;&lt;/td&gt; &lt;td&gt;SUBJECT&lt;/td&gt; &lt;td&gt;SPEAKER&lt;/td&gt; &lt;/tr&gt;">
            <text:p>&lt;tr&gt;&lt;td&gt;&lt;a href="2019/190610.html"&gt;10 June&lt;/a&gt;&lt;/td&gt; &lt;td&gt;SUBJECT&lt;/td&gt; &lt;td&gt;SPEAKER&lt;/td&gt; &lt;/tr&gt;</text:p>
          </table:table-cell>
          <table:table-cell table:style-name="ce77" table:formula="of:=[.A10]" office:value-type="string" office:string-value="190610.html">
            <text:p>190610.html</text:p>
          </table:table-cell>
          <table:table-cell table:formula="of:=IF([Planner.E8]=&quot;&quot;;&quot;&quot;;[Static.K$2]&amp;[Planner.E8]&amp;&quot;&lt;/p&gt;&quot;)">
            <text:p/>
          </table:table-cell>
          <table:table-cell table:style-name="ce48" table:formula="of:=[Static.$F$2]&amp;[.C10]&amp;&quot;&lt;/table&gt;&lt;/div&gt;&quot;&amp;[.E1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10.html&quot;&gt;10 June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10.html"&gt;10 June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9])-2000&amp;TEXT(MONTH([Planner.B9]);&quot;00&quot;)&amp;TEXT(DAY([Planner.B9]);&quot;00&quot;)&amp;&quot;.html&quot;" office:value-type="string" office:string-value="190624.html">
            <text:p>190624.html</text:p>
          </table:table-cell>
          <table:table-cell table:formula="of:=&quot;&lt;a href=&quot;&amp;CHAR(34)&amp;YEAR([Planner.B9])&amp;&quot;/&quot;&amp;[.A11]&amp;CHAR(34)&amp;&quot;&gt;&quot;&amp;TEXT(([Planner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B11]&amp;&quot;&lt;/td&gt; &lt;td&gt;&quot;&amp;[Planner.C9]&amp;&quot;&lt;/td&gt; &lt;td&gt;&quot;&amp;[Planner.D9]&amp;&quot;&lt;/td&gt; &lt;/tr&gt;&quot;" office:value-type="string" office:string-value="&lt;tr&gt;&lt;td&gt;&lt;a href=&quot;2019/190624.html&quot;&gt;24 June&lt;/a&gt;&lt;/td&gt; &lt;td&gt;SUBJECT&lt;/td&gt; &lt;td&gt;SPEAKER&lt;/td&gt; &lt;/tr&gt;">
            <text:p>&lt;tr&gt;&lt;td&gt;&lt;a href="2019/190624.html"&gt;24 June&lt;/a&gt;&lt;/td&gt; &lt;td&gt;SUBJECT&lt;/td&gt; &lt;td&gt;SPEAKER&lt;/td&gt; &lt;/tr&gt;</text:p>
          </table:table-cell>
          <table:table-cell table:style-name="ce77" table:formula="of:=[.A11]" office:value-type="string" office:string-value="190624.html">
            <text:p>190624.html</text:p>
          </table:table-cell>
          <table:table-cell table:formula="of:=IF([Planner.E9]=&quot;&quot;;&quot;&quot;;[Static.K$2]&amp;[Planner.E9]&amp;&quot;&lt;/p&gt;&quot;)">
            <text:p/>
          </table:table-cell>
          <table:table-cell table:style-name="ce48" table:formula="of:=[Static.$F$2]&amp;[.C11]&amp;&quot;&lt;/table&gt;&lt;/div&gt;&quot;&amp;[.E1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24.html&quot;&gt;24 June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24.html"&gt;24 June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0])-2000&amp;TEXT(MONTH([Planner.B10]);&quot;00&quot;)&amp;TEXT(DAY([Planner.B10]);&quot;00&quot;)&amp;&quot;.html&quot;" office:value-type="string" office:string-value="190708.html">
            <text:p>190708.html</text:p>
          </table:table-cell>
          <table:table-cell table:formula="of:=&quot;&lt;a href=&quot;&amp;CHAR(34)&amp;YEAR([Planner.B10])&amp;&quot;/&quot;&amp;[.A12]&amp;CHAR(34)&amp;&quot;&gt;&quot;&amp;TEXT(([Planner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B12]&amp;&quot;&lt;/td&gt; &lt;td&gt;&quot;&amp;[Planner.C10]&amp;&quot;&lt;/td&gt; &lt;td&gt;&quot;&amp;[Planner.D10]&amp;&quot;&lt;/td&gt; &lt;/tr&gt;&quot;" office:value-type="string" office:string-value="&lt;tr&gt;&lt;td&gt;&lt;a href=&quot;2019/190708.html&quot;&gt;08 July&lt;/a&gt;&lt;/td&gt; &lt;td&gt;SUBJECT&lt;/td&gt; &lt;td&gt;SPEAKER&lt;/td&gt; &lt;/tr&gt;">
            <text:p>&lt;tr&gt;&lt;td&gt;&lt;a href="2019/190708.html"&gt;08 July&lt;/a&gt;&lt;/td&gt; &lt;td&gt;SUBJECT&lt;/td&gt; &lt;td&gt;SPEAKER&lt;/td&gt; &lt;/tr&gt;</text:p>
          </table:table-cell>
          <table:table-cell table:style-name="ce77" table:formula="of:=[.A12]" office:value-type="string" office:string-value="190708.html">
            <text:p>190708.html</text:p>
          </table:table-cell>
          <table:table-cell table:formula="of:=IF([Planner.E10]=&quot;&quot;;&quot;&quot;;[Static.K$2]&amp;[Planner.E10]&amp;&quot;&lt;/p&gt;&quot;)">
            <text:p/>
          </table:table-cell>
          <table:table-cell table:style-name="ce48" table:formula="of:=[Static.$F$2]&amp;[.C12]&amp;&quot;&lt;/table&gt;&lt;/div&gt;&quot;&amp;[.E1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08.html&quot;&gt;08 July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08.html"&gt;08 July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1])-2000&amp;TEXT(MONTH([Planner.B11]);&quot;00&quot;)&amp;TEXT(DAY([Planner.B11]);&quot;00&quot;)&amp;&quot;.html&quot;" office:value-type="string" office:string-value="190722.html">
            <text:p>190722.html</text:p>
          </table:table-cell>
          <table:table-cell table:formula="of:=&quot;&lt;a href=&quot;&amp;CHAR(34)&amp;YEAR([Planner.B11])&amp;&quot;/&quot;&amp;[.A13]&amp;CHAR(34)&amp;&quot;&gt;&quot;&amp;TEXT(([Planner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B13]&amp;&quot;&lt;/td&gt; &lt;td&gt;&quot;&amp;[Planner.C11]&amp;&quot;&lt;/td&gt; &lt;td&gt;&quot;&amp;[Planner.D11]&amp;&quot;&lt;/td&gt; &lt;/tr&gt;&quot;" office:value-type="string" office:string-value="&lt;tr&gt;&lt;td&gt;&lt;a href=&quot;2019/190722.html&quot;&gt;22 July&lt;/a&gt;&lt;/td&gt; &lt;td&gt;SUBJECT&lt;/td&gt; &lt;td&gt;SPEAKER&lt;/td&gt; &lt;/tr&gt;">
            <text:p>&lt;tr&gt;&lt;td&gt;&lt;a href="2019/190722.html"&gt;22 July&lt;/a&gt;&lt;/td&gt; &lt;td&gt;SUBJECT&lt;/td&gt; &lt;td&gt;SPEAKER&lt;/td&gt; &lt;/tr&gt;</text:p>
          </table:table-cell>
          <table:table-cell table:style-name="ce77" table:formula="of:=[.A13]" office:value-type="string" office:string-value="190722.html">
            <text:p>190722.html</text:p>
          </table:table-cell>
          <table:table-cell table:formula="of:=IF([Planner.E11]=&quot;&quot;;&quot;&quot;;[Static.K$2]&amp;[Planner.E11]&amp;&quot;&lt;/p&gt;&quot;)">
            <text:p/>
          </table:table-cell>
          <table:table-cell table:style-name="ce48" table:formula="of:=[Static.$F$2]&amp;[.C13]&amp;&quot;&lt;/table&gt;&lt;/div&gt;&quot;&amp;[.E1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22.html&quot;&gt;22 July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22.html"&gt;22 July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2])-2000&amp;TEXT(MONTH([Planner.B12]);&quot;00&quot;)&amp;TEXT(DAY([Planner.B12]);&quot;00&quot;)&amp;&quot;.html&quot;" office:value-type="string" office:string-value="190812.html">
            <text:p>190812.html</text:p>
          </table:table-cell>
          <table:table-cell table:formula="of:=&quot;&lt;a href=&quot;&amp;CHAR(34)&amp;YEAR([Planner.B12])&amp;&quot;/&quot;&amp;[.A14]&amp;CHAR(34)&amp;&quot;&gt;&quot;&amp;TEXT(([Planner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B14]&amp;&quot;&lt;/td&gt; &lt;td&gt;&quot;&amp;[Planner.C12]&amp;&quot;&lt;/td&gt; &lt;td&gt;&quot;&amp;[Planner.D12]&amp;&quot;&lt;/td&gt; &lt;/tr&gt;&quot;" office:value-type="string" office:string-value="&lt;tr&gt;&lt;td&gt;&lt;a href=&quot;2019/190812.html&quot;&gt;12 August&lt;/a&gt;&lt;/td&gt; &lt;td&gt;SUBJECT&lt;/td&gt; &lt;td&gt;SPEAKER&lt;/td&gt; &lt;/tr&gt;">
            <text:p>&lt;tr&gt;&lt;td&gt;&lt;a href="2019/190812.html"&gt;12 August&lt;/a&gt;&lt;/td&gt; &lt;td&gt;SUBJECT&lt;/td&gt; &lt;td&gt;SPEAKER&lt;/td&gt; &lt;/tr&gt;</text:p>
          </table:table-cell>
          <table:table-cell table:style-name="ce77" table:formula="of:=[.A14]" office:value-type="string" office:string-value="190812.html">
            <text:p>190812.html</text:p>
          </table:table-cell>
          <table:table-cell table:formula="of:=IF([Planner.E12]=&quot;&quot;;&quot;&quot;;[Static.K$2]&amp;[Planner.E12]&amp;&quot;&lt;/p&gt;&quot;)">
            <text:p/>
          </table:table-cell>
          <table:table-cell table:style-name="ce48" table:formula="of:=[Static.$F$2]&amp;[.C14]&amp;&quot;&lt;/table&gt;&lt;/div&gt;&quot;&amp;[.E1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812.html&quot;&gt;12 August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812.html"&gt;12 August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3])-2000&amp;TEXT(MONTH([Planner.B13]);&quot;00&quot;)&amp;TEXT(DAY([Planner.B13]);&quot;00&quot;)&amp;&quot;.html&quot;" office:value-type="string" office:string-value="190909.html">
            <text:p>190909.html</text:p>
          </table:table-cell>
          <table:table-cell table:formula="of:=&quot;&lt;a href=&quot;&amp;CHAR(34)&amp;YEAR([Planner.B13])&amp;&quot;/&quot;&amp;[.A15]&amp;CHAR(34)&amp;&quot;&gt;&quot;&amp;TEXT(([Planner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B15]&amp;&quot;&lt;/td&gt; &lt;td&gt;&quot;&amp;[Planner.C13]&amp;&quot;&lt;/td&gt; &lt;td&gt;&quot;&amp;[Planner.D13]&amp;&quot;&lt;/td&gt; &lt;/tr&gt;&quot;" office:value-type="string" office:string-value="&lt;tr&gt;&lt;td&gt;&lt;a href=&quot;2019/190909.html&quot;&gt;09 September&lt;/a&gt;&lt;/td&gt; &lt;td&gt;SUBJECT&lt;/td&gt; &lt;td&gt;SPEAKER&lt;/td&gt; &lt;/tr&gt;">
            <text:p>&lt;tr&gt;&lt;td&gt;&lt;a href="2019/190909.html"&gt;09 September&lt;/a&gt;&lt;/td&gt; &lt;td&gt;SUBJECT&lt;/td&gt; &lt;td&gt;SPEAKER&lt;/td&gt; &lt;/tr&gt;</text:p>
          </table:table-cell>
          <table:table-cell table:style-name="ce77" table:formula="of:=[.A15]" office:value-type="string" office:string-value="190909.html">
            <text:p>190909.html</text:p>
          </table:table-cell>
          <table:table-cell table:formula="of:=IF([Planner.E13]=&quot;&quot;;&quot;&quot;;[Static.K$2]&amp;[Planner.E13]&amp;&quot;&lt;/p&gt;&quot;)">
            <text:p/>
          </table:table-cell>
          <table:table-cell table:style-name="ce48" table:formula="of:=[Static.$F$2]&amp;[.C15]&amp;&quot;&lt;/table&gt;&lt;/div&gt;&quot;&amp;[.E1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09.html&quot;&gt;09 Sept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09.html"&gt;09 Sept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4])-2000&amp;TEXT(MONTH([Planner.B14]);&quot;00&quot;)&amp;TEXT(DAY([Planner.B14]);&quot;00&quot;)&amp;&quot;.html&quot;" office:value-type="string" office:string-value="190923.html">
            <text:p>190923.html</text:p>
          </table:table-cell>
          <table:table-cell table:formula="of:=&quot;&lt;a href=&quot;&amp;CHAR(34)&amp;YEAR([Planner.B14])&amp;&quot;/&quot;&amp;[.A16]&amp;CHAR(34)&amp;&quot;&gt;&quot;&amp;TEXT(([Planner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B16]&amp;&quot;&lt;/td&gt; &lt;td&gt;&quot;&amp;[Planner.C14]&amp;&quot;&lt;/td&gt; &lt;td&gt;&quot;&amp;[Planner.D14]&amp;&quot;&lt;/td&gt; &lt;/tr&gt;&quot;" office:value-type="string" office:string-value="&lt;tr&gt;&lt;td&gt;&lt;a href=&quot;2019/190923.html&quot;&gt;23 September&lt;/a&gt;&lt;/td&gt; &lt;td&gt;SUBJECT&lt;/td&gt; &lt;td&gt;SPEAKER&lt;/td&gt; &lt;/tr&gt;">
            <text:p>&lt;tr&gt;&lt;td&gt;&lt;a href="2019/190923.html"&gt;23 September&lt;/a&gt;&lt;/td&gt; &lt;td&gt;SUBJECT&lt;/td&gt; &lt;td&gt;SPEAKER&lt;/td&gt; &lt;/tr&gt;</text:p>
          </table:table-cell>
          <table:table-cell table:style-name="ce77" table:formula="of:=[.A16]" office:value-type="string" office:string-value="190923.html">
            <text:p>190923.html</text:p>
          </table:table-cell>
          <table:table-cell table:formula="of:=IF([Planner.E14]=&quot;&quot;;&quot;&quot;;[Static.K$2]&amp;[Planner.E14]&amp;&quot;&lt;/p&gt;&quot;)">
            <text:p/>
          </table:table-cell>
          <table:table-cell table:style-name="ce48" table:formula="of:=[Static.$F$2]&amp;[.C16]&amp;&quot;&lt;/table&gt;&lt;/div&gt;&quot;&amp;[.E1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23.html&quot;&gt;23 Sept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23.html"&gt;23 Sept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5])-2000&amp;TEXT(MONTH([Planner.B15]);&quot;00&quot;)&amp;TEXT(DAY([Planner.B15]);&quot;00&quot;)&amp;&quot;.html&quot;" office:value-type="string" office:string-value="191014.html">
            <text:p>191014.html</text:p>
          </table:table-cell>
          <table:table-cell table:formula="of:=&quot;&lt;a href=&quot;&amp;CHAR(34)&amp;YEAR([Planner.B15])&amp;&quot;/&quot;&amp;[.A17]&amp;CHAR(34)&amp;&quot;&gt;&quot;&amp;TEXT(([Planner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B17]&amp;&quot;&lt;/td&gt; &lt;td&gt;&quot;&amp;[Planner.C15]&amp;&quot;&lt;/td&gt; &lt;td&gt;&quot;&amp;[Planner.D15]&amp;&quot;&lt;/td&gt; &lt;/tr&gt;&quot;" office:value-type="string" office:string-value="&lt;tr&gt;&lt;td&gt;&lt;a href=&quot;2019/191014.html&quot;&gt;14 October&lt;/a&gt;&lt;/td&gt; &lt;td&gt;SUBJECT&lt;/td&gt; &lt;td&gt;SPEAKER&lt;/td&gt; &lt;/tr&gt;">
            <text:p>&lt;tr&gt;&lt;td&gt;&lt;a href="2019/191014.html"&gt;14 October&lt;/a&gt;&lt;/td&gt; &lt;td&gt;SUBJECT&lt;/td&gt; &lt;td&gt;SPEAKER&lt;/td&gt; &lt;/tr&gt;</text:p>
          </table:table-cell>
          <table:table-cell table:style-name="ce77" table:formula="of:=[.A17]" office:value-type="string" office:string-value="191014.html">
            <text:p>191014.html</text:p>
          </table:table-cell>
          <table:table-cell table:formula="of:=IF([Planner.E15]=&quot;&quot;;&quot;&quot;;[Static.K$2]&amp;[Planner.E15]&amp;&quot;&lt;/p&gt;&quot;)">
            <text:p/>
          </table:table-cell>
          <table:table-cell table:style-name="ce48" table:formula="of:=[Static.$F$2]&amp;[.C17]&amp;&quot;&lt;/table&gt;&lt;/div&gt;&quot;&amp;[.E1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14.html&quot;&gt;14 Octo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14.html"&gt;14 Octo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6])-2000&amp;TEXT(MONTH([Planner.B16]);&quot;00&quot;)&amp;TEXT(DAY([Planner.B16]);&quot;00&quot;)&amp;&quot;.html&quot;" office:value-type="string" office:string-value="191028.html">
            <text:p>191028.html</text:p>
          </table:table-cell>
          <table:table-cell table:formula="of:=&quot;&lt;a href=&quot;&amp;CHAR(34)&amp;YEAR([Planner.B16])&amp;&quot;/&quot;&amp;[.A18]&amp;CHAR(34)&amp;&quot;&gt;&quot;&amp;TEXT(([Planner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B18]&amp;&quot;&lt;/td&gt; &lt;td&gt;&quot;&amp;[Planner.C16]&amp;&quot;&lt;/td&gt; &lt;td&gt;&quot;&amp;[Planner.D16]&amp;&quot;&lt;/td&gt; &lt;/tr&gt;&quot;" office:value-type="string" office:string-value="&lt;tr&gt;&lt;td&gt;&lt;a href=&quot;2019/191028.html&quot;&gt;28 October&lt;/a&gt;&lt;/td&gt; &lt;td&gt;SUBJECT&lt;/td&gt; &lt;td&gt;SPEAKER&lt;/td&gt; &lt;/tr&gt;">
            <text:p>&lt;tr&gt;&lt;td&gt;&lt;a href="2019/191028.html"&gt;28 October&lt;/a&gt;&lt;/td&gt; &lt;td&gt;SUBJECT&lt;/td&gt; &lt;td&gt;SPEAKER&lt;/td&gt; &lt;/tr&gt;</text:p>
          </table:table-cell>
          <table:table-cell table:style-name="ce77" table:formula="of:=[.A18]" office:value-type="string" office:string-value="191028.html">
            <text:p>191028.html</text:p>
          </table:table-cell>
          <table:table-cell table:formula="of:=IF([Planner.E16]=&quot;&quot;;&quot;&quot;;[Static.K$2]&amp;[Planner.E16]&amp;&quot;&lt;/p&gt;&quot;)">
            <text:p/>
          </table:table-cell>
          <table:table-cell table:style-name="ce48" table:formula="of:=[Static.$F$2]&amp;[.C18]&amp;&quot;&lt;/table&gt;&lt;/div&gt;&quot;&amp;[.E1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28.html&quot;&gt;28 Octo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28.html"&gt;28 Octo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7])-2000&amp;TEXT(MONTH([Planner.B17]);&quot;00&quot;)&amp;TEXT(DAY([Planner.B17]);&quot;00&quot;)&amp;&quot;.html&quot;" office:value-type="string" office:string-value="191111.html">
            <text:p>191111.html</text:p>
          </table:table-cell>
          <table:table-cell table:formula="of:=&quot;&lt;a href=&quot;&amp;CHAR(34)&amp;YEAR([Planner.B17])&amp;&quot;/&quot;&amp;[.A19]&amp;CHAR(34)&amp;&quot;&gt;&quot;&amp;TEXT(([Planner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B19]&amp;&quot;&lt;/td&gt; &lt;td&gt;&quot;&amp;[Planner.C17]&amp;&quot;&lt;/td&gt; &lt;td&gt;&quot;&amp;[Planner.D17]&amp;&quot;&lt;/td&gt; &lt;/tr&gt;&quot;" office:value-type="string" office:string-value="&lt;tr&gt;&lt;td&gt;&lt;a href=&quot;2019/191111.html&quot;&gt;11 November&lt;/a&gt;&lt;/td&gt; &lt;td&gt;Annual Junk Sale&lt;/td&gt; &lt;td&gt;Bob Head&lt;/td&gt; &lt;/tr&gt;">
            <text:p>&lt;tr&gt;&lt;td&gt;&lt;a href="2019/191111.html"&gt;11 November&lt;/a&gt;&lt;/td&gt; &lt;td&gt;Annual Junk Sale&lt;/td&gt; &lt;td&gt;Bob Head&lt;/td&gt; &lt;/tr&gt;</text:p>
          </table:table-cell>
          <table:table-cell table:style-name="ce77" table:formula="of:=[.A19]" office:value-type="string" office:string-value="191111.html">
            <text:p>191111.html</text:p>
          </table:table-cell>
          <table:table-cell table:formula="of:=IF([Planner.E17]=&quot;&quot;;&quot;&quot;;[Static.K$2]&amp;[Planner.E17]&amp;&quot;&lt;/p&gt;&quot;)" office:value-type="string" office:string-value="&lt;h3&gt;MORE INFORMATION&lt;/h3&gt;&lt;p&gt;Our annual bring and buy sale so search your attics and sheds and bring some cash.&lt;/p&gt;">
            <text:p>&lt;h3&gt;MORE INFORMATION&lt;/h3&gt;&lt;p&gt;Our annual bring and buy sale so search your attics and sheds and bring some cash.&lt;/p&gt;</text:p>
          </table:table-cell>
          <table:table-cell table:style-name="ce48" table:formula="of:=[Static.$F$2]&amp;[.C19]&amp;&quot;&lt;/table&gt;&lt;/div&gt;&quot;&amp;[.E1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11.html&quot;&gt;11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11.html"&gt;11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8])-2000&amp;TEXT(MONTH([Planner.B18]);&quot;00&quot;)&amp;TEXT(DAY([Planner.B18]);&quot;00&quot;)&amp;&quot;.html&quot;" office:value-type="string" office:string-value="191125.html">
            <text:p>191125.html</text:p>
          </table:table-cell>
          <table:table-cell table:formula="of:=&quot;&lt;a href=&quot;&amp;CHAR(34)&amp;YEAR([Planner.B18])&amp;&quot;/&quot;&amp;[.A20]&amp;CHAR(34)&amp;&quot;&gt;&quot;&amp;TEXT(([Planner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B20]&amp;&quot;&lt;/td&gt; &lt;td&gt;&quot;&amp;[Planner.C18]&amp;&quot;&lt;/td&gt; &lt;td&gt;&quot;&amp;[Planner.D18]&amp;&quot;&lt;/td&gt; &lt;/tr&gt;&quot;" office:value-type="string" office:string-value="&lt;tr&gt;&lt;td&gt;&lt;a href=&quot;2019/191125.html&quot;&gt;25 November&lt;/a&gt;&lt;/td&gt; &lt;td&gt;SUBJECT&lt;/td&gt; &lt;td&gt;SPEAKER&lt;/td&gt; &lt;/tr&gt;">
            <text:p>&lt;tr&gt;&lt;td&gt;&lt;a href="2019/191125.html"&gt;25 November&lt;/a&gt;&lt;/td&gt; &lt;td&gt;SUBJECT&lt;/td&gt; &lt;td&gt;SPEAKER&lt;/td&gt; &lt;/tr&gt;</text:p>
          </table:table-cell>
          <table:table-cell table:style-name="ce77" table:formula="of:=[.A20]" office:value-type="string" office:string-value="191125.html">
            <text:p>191125.html</text:p>
          </table:table-cell>
          <table:table-cell table:formula="of:=IF([Planner.E18]=&quot;&quot;;&quot;&quot;;[Static.K$2]&amp;[Planner.E18]&amp;&quot;&lt;/p&gt;&quot;)">
            <text:p/>
          </table:table-cell>
          <table:table-cell table:style-name="ce48" table:formula="of:=[Static.$F$2]&amp;[.C20]&amp;&quot;&lt;/table&gt;&lt;/div&gt;&quot;&amp;[.E2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25.html&quot;&gt;25 Nov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25.html"&gt;25 Nov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9])-2000&amp;TEXT(MONTH([Planner.B19]);&quot;00&quot;)&amp;TEXT(DAY([Planner.B19]);&quot;00&quot;)&amp;&quot;.html&quot;" office:value-type="string" office:string-value="191209.html">
            <text:p>191209.html</text:p>
          </table:table-cell>
          <table:table-cell table:formula="of:=&quot;&lt;a href=&quot;&amp;CHAR(34)&amp;YEAR([Planner.B19])&amp;&quot;/&quot;&amp;[.A21]&amp;CHAR(34)&amp;&quot;&gt;&quot;&amp;TEXT(([Planner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B21]&amp;&quot;&lt;/td&gt; &lt;td&gt;&quot;&amp;[Planner.C19]&amp;&quot;&lt;/td&gt; &lt;td&gt;&quot;&amp;[Planner.D19]&amp;&quot;&lt;/td&gt; &lt;/tr&gt;&quot;" office:value-type="string" office:string-value="&lt;tr&gt;&lt;td&gt;&lt;a href=&quot;2019/191209.html&quot;&gt;09 December&lt;/a&gt;&lt;/td&gt; &lt;td&gt;SUBJECT&lt;/td&gt; &lt;td&gt;SPEAKER&lt;/td&gt; &lt;/tr&gt;">
            <text:p>&lt;tr&gt;&lt;td&gt;&lt;a href="2019/191209.html"&gt;09 December&lt;/a&gt;&lt;/td&gt; &lt;td&gt;SUBJECT&lt;/td&gt; &lt;td&gt;SPEAKER&lt;/td&gt; &lt;/tr&gt;</text:p>
          </table:table-cell>
          <table:table-cell table:style-name="ce77" table:formula="of:=[.A21]" office:value-type="string" office:string-value="191209.html">
            <text:p>191209.html</text:p>
          </table:table-cell>
          <table:table-cell table:formula="of:=IF([Planner.E19]=&quot;&quot;;&quot;&quot;;[Static.K$2]&amp;[Planner.E19]&amp;&quot;&lt;/p&gt;&quot;)">
            <text:p/>
          </table:table-cell>
          <table:table-cell table:style-name="ce48" table:formula="of:=[Static.$F$2]&amp;[.C21]&amp;&quot;&lt;/table&gt;&lt;/div&gt;&quot;&amp;[.E2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209.html&quot;&gt;09 December&lt;/a&gt;&lt;/td&gt; &lt;td&gt;SUBJECT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209.html"&gt;09 December&lt;/a&gt;&lt;/td&gt; &lt;td&gt;SUBJECT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0])-2000&amp;TEXT(MONTH([Planner.B20]);&quot;00&quot;)&amp;TEXT(DAY([Planner.B20]);&quot;00&quot;)&amp;&quot;.html&quot;" office:value-type="string" office:string-value="200114.html">
            <text:p>200114.html</text:p>
          </table:table-cell>
          <table:table-cell table:formula="of:=&quot;&lt;a href=&quot;&amp;CHAR(34)&amp;YEAR([Planner.B20])&amp;&quot;/&quot;&amp;[.A22]&amp;CHAR(34)&amp;&quot;&gt;&quot;&amp;TEXT(([Planner.B20]);&quot;DD MMMM&quot;)&amp;&quot;&lt;/a&gt;&quot;" office:value-type="string" office:string-value="&lt;a href=&quot;2020/200114.html&quot;&gt;14 January&lt;/a&gt;">
            <text:p>&lt;a href="2020/200114.html"&gt;14 January&lt;/a&gt;</text:p>
          </table:table-cell>
          <table:table-cell table:formula="of:=&quot;&lt;tr&gt;&lt;td&gt;&quot;&amp;[.B22]&amp;&quot;&lt;/td&gt; &lt;td&gt;&quot;&amp;[Planner.C20]&amp;&quot;&lt;/td&gt; &lt;td&gt;&quot;&amp;[Planner.D20]&amp;&quot;&lt;/td&gt; &lt;/tr&gt;&quot;" office:value-type="string" office:string-value="&lt;tr&gt;&lt;td&gt;&lt;a href=&quot;2020/200114.html&quot;&gt;14 January&lt;/a&gt;&lt;/td&gt; &lt;td&gt;&lt;/td&gt; &lt;td&gt;&lt;/td&gt; &lt;/tr&gt;">
            <text:p>&lt;tr&gt;&lt;td&gt;&lt;a href="2020/200114.html"&gt;14 January&lt;/a&gt;&lt;/td&gt; &lt;td&gt;&lt;/td&gt; &lt;td&gt;&lt;/td&gt; &lt;/tr&gt;</text:p>
          </table:table-cell>
          <table:table-cell table:style-name="ce77" table:formula="of:=[.A22]" office:value-type="string" office:string-value="200114.html">
            <text:p>200114.html</text:p>
          </table:table-cell>
          <table:table-cell table:formula="of:=IF([Planner.E20]=&quot;&quot;;&quot;&quot;;[Static.K$2]&amp;[Planner.E20]&amp;&quot;&lt;/p&gt;&quot;)">
            <text:p/>
          </table:table-cell>
          <table:table-cell table:style-name="ce48" table:formula="of:=[Static.$F$2]&amp;[.C22]&amp;&quot;&lt;/table&gt;&lt;/div&gt;&quot;&amp;[.E2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14.html&quot;&gt;1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14.html"&gt;1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1])-2000&amp;TEXT(MONTH([Planner.B21]);&quot;00&quot;)&amp;TEXT(DAY([Planner.B21]);&quot;00&quot;)&amp;&quot;.html&quot;" office:value-type="string" office:string-value="200128.html">
            <text:p>200128.html</text:p>
          </table:table-cell>
          <table:table-cell table:formula="of:=&quot;&lt;a href=&quot;&amp;CHAR(34)&amp;YEAR([Planner.B21])&amp;&quot;/&quot;&amp;[.A23]&amp;CHAR(34)&amp;&quot;&gt;&quot;&amp;TEXT(([Planner.B21]);&quot;DD MMMM&quot;)&amp;&quot;&lt;/a&gt;&quot;" office:value-type="string" office:string-value="&lt;a href=&quot;2020/200128.html&quot;&gt;28 January&lt;/a&gt;">
            <text:p>&lt;a href="2020/200128.html"&gt;28 January&lt;/a&gt;</text:p>
          </table:table-cell>
          <table:table-cell table:formula="of:=&quot;&lt;tr&gt;&lt;td&gt;&quot;&amp;[.B23]&amp;&quot;&lt;/td&gt; &lt;td&gt;&quot;&amp;[Planner.C21]&amp;&quot;&lt;/td&gt; &lt;td&gt;&quot;&amp;[Planner.D21]&amp;&quot;&lt;/td&gt; &lt;/tr&gt;&quot;" office:value-type="string" office:string-value="&lt;tr&gt;&lt;td&gt;&lt;a href=&quot;2020/200128.html&quot;&gt;28 January&lt;/a&gt;&lt;/td&gt; &lt;td&gt;&lt;/td&gt; &lt;td&gt;&lt;/td&gt; &lt;/tr&gt;">
            <text:p>&lt;tr&gt;&lt;td&gt;&lt;a href="2020/200128.html"&gt;28 January&lt;/a&gt;&lt;/td&gt; &lt;td&gt;&lt;/td&gt; &lt;td&gt;&lt;/td&gt; &lt;/tr&gt;</text:p>
          </table:table-cell>
          <table:table-cell table:style-name="ce77" table:formula="of:=[.A23]" office:value-type="string" office:string-value="200128.html">
            <text:p>200128.html</text:p>
          </table:table-cell>
          <table:table-cell table:formula="of:=IF([Planner.E21]=&quot;&quot;;&quot;&quot;;[Static.K$2]&amp;[Planner.E21]&amp;&quot;&lt;/p&gt;&quot;)">
            <text:p/>
          </table:table-cell>
          <table:table-cell table:style-name="ce48" table:formula="of:=[Static.$F$2]&amp;[.C23]&amp;&quot;&lt;/table&gt;&lt;/div&gt;&quot;&amp;[.E2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28.html&quot;&gt;28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28.html"&gt;28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2])-2000&amp;TEXT(MONTH([Planner.B22]);&quot;00&quot;)&amp;TEXT(DAY([Planner.B22]);&quot;00&quot;)&amp;&quot;.html&quot;" office:value-type="string" office:string-value="200211.html">
            <text:p>200211.html</text:p>
          </table:table-cell>
          <table:table-cell table:formula="of:=&quot;&lt;a href=&quot;&amp;CHAR(34)&amp;YEAR([Planner.B22])&amp;&quot;/&quot;&amp;[.A24]&amp;CHAR(34)&amp;&quot;&gt;&quot;&amp;TEXT(([Planner.B22]);&quot;DD MMMM&quot;)&amp;&quot;&lt;/a&gt;&quot;" office:value-type="string" office:string-value="&lt;a href=&quot;2020/200211.html&quot;&gt;11 February&lt;/a&gt;">
            <text:p>&lt;a href="2020/200211.html"&gt;11 February&lt;/a&gt;</text:p>
          </table:table-cell>
          <table:table-cell table:formula="of:=&quot;&lt;tr&gt;&lt;td&gt;&quot;&amp;[.B24]&amp;&quot;&lt;/td&gt; &lt;td&gt;&quot;&amp;[Planner.C22]&amp;&quot;&lt;/td&gt; &lt;td&gt;&quot;&amp;[Planner.D22]&amp;&quot;&lt;/td&gt; &lt;/tr&gt;&quot;" office:value-type="string" office:string-value="&lt;tr&gt;&lt;td&gt;&lt;a href=&quot;2020/200211.html&quot;&gt;11 February&lt;/a&gt;&lt;/td&gt; &lt;td&gt;&lt;/td&gt; &lt;td&gt;&lt;/td&gt; &lt;/tr&gt;">
            <text:p>&lt;tr&gt;&lt;td&gt;&lt;a href="2020/200211.html"&gt;11 February&lt;/a&gt;&lt;/td&gt; &lt;td&gt;&lt;/td&gt; &lt;td&gt;&lt;/td&gt; &lt;/tr&gt;</text:p>
          </table:table-cell>
          <table:table-cell table:style-name="ce77" table:formula="of:=[.A24]" office:value-type="string" office:string-value="200211.html">
            <text:p>200211.html</text:p>
          </table:table-cell>
          <table:table-cell table:formula="of:=IF([Planner.E22]=&quot;&quot;;&quot;&quot;;[Static.K$2]&amp;[Planner.E22]&amp;&quot;&lt;/p&gt;&quot;)">
            <text:p/>
          </table:table-cell>
          <table:table-cell table:style-name="ce48" table:formula="of:=[Static.$F$2]&amp;[.C24]&amp;&quot;&lt;/table&gt;&lt;/div&gt;&quot;&amp;[.E2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11.html&quot;&gt;11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11.html"&gt;11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3])-2000&amp;TEXT(MONTH([Planner.B23]);&quot;00&quot;)&amp;TEXT(DAY([Planner.B23]);&quot;00&quot;)&amp;&quot;.html&quot;" office:value-type="string" office:string-value="200225.html">
            <text:p>200225.html</text:p>
          </table:table-cell>
          <table:table-cell table:formula="of:=&quot;&lt;a href=&quot;&amp;CHAR(34)&amp;YEAR([Planner.B23])&amp;&quot;/&quot;&amp;[.A25]&amp;CHAR(34)&amp;&quot;&gt;&quot;&amp;TEXT(([Planner.B23]);&quot;DD MMMM&quot;)&amp;&quot;&lt;/a&gt;&quot;" office:value-type="string" office:string-value="&lt;a href=&quot;2020/200225.html&quot;&gt;25 February&lt;/a&gt;">
            <text:p>&lt;a href="2020/200225.html"&gt;25 February&lt;/a&gt;</text:p>
          </table:table-cell>
          <table:table-cell table:formula="of:=&quot;&lt;tr&gt;&lt;td&gt;&quot;&amp;[.B25]&amp;&quot;&lt;/td&gt; &lt;td&gt;&quot;&amp;[Planner.C23]&amp;&quot;&lt;/td&gt; &lt;td&gt;&quot;&amp;[Planner.D23]&amp;&quot;&lt;/td&gt; &lt;/tr&gt;&quot;" office:value-type="string" office:string-value="&lt;tr&gt;&lt;td&gt;&lt;a href=&quot;2020/200225.html&quot;&gt;25 February&lt;/a&gt;&lt;/td&gt; &lt;td&gt;&lt;/td&gt; &lt;td&gt;&lt;/td&gt; &lt;/tr&gt;">
            <text:p>&lt;tr&gt;&lt;td&gt;&lt;a href="2020/200225.html"&gt;25 February&lt;/a&gt;&lt;/td&gt; &lt;td&gt;&lt;/td&gt; &lt;td&gt;&lt;/td&gt; &lt;/tr&gt;</text:p>
          </table:table-cell>
          <table:table-cell table:style-name="ce77" table:formula="of:=[.A25]" office:value-type="string" office:string-value="200225.html">
            <text:p>200225.html</text:p>
          </table:table-cell>
          <table:table-cell table:formula="of:=IF([Planner.E23]=&quot;&quot;;&quot;&quot;;[Static.K$2]&amp;[Planner.E23]&amp;&quot;&lt;/p&gt;&quot;)">
            <text:p/>
          </table:table-cell>
          <table:table-cell table:style-name="ce48" table:formula="of:=[Static.$F$2]&amp;[.C25]&amp;&quot;&lt;/table&gt;&lt;/div&gt;&quot;&amp;[.E2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25.html&quot;&gt;25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25.html"&gt;25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4])-2000&amp;TEXT(MONTH([Planner.B24]);&quot;00&quot;)&amp;TEXT(DAY([Planner.B24]);&quot;00&quot;)&amp;&quot;.html&quot;" office:value-type="string" office:string-value="200309.html">
            <text:p>200309.html</text:p>
          </table:table-cell>
          <table:table-cell table:formula="of:=&quot;&lt;a href=&quot;&amp;CHAR(34)&amp;YEAR([Planner.B24])&amp;&quot;/&quot;&amp;[.A26]&amp;CHAR(34)&amp;&quot;&gt;&quot;&amp;TEXT(([Planner.B24]);&quot;DD MMMM&quot;)&amp;&quot;&lt;/a&gt;&quot;" office:value-type="string" office:string-value="&lt;a href=&quot;2020/200309.html&quot;&gt;09 March&lt;/a&gt;">
            <text:p>&lt;a href="2020/200309.html"&gt;09 March&lt;/a&gt;</text:p>
          </table:table-cell>
          <table:table-cell table:formula="of:=&quot;&lt;tr&gt;&lt;td&gt;&quot;&amp;[.B26]&amp;&quot;&lt;/td&gt; &lt;td&gt;&quot;&amp;[Planner.C24]&amp;&quot;&lt;/td&gt; &lt;td&gt;&quot;&amp;[Planner.D24]&amp;&quot;&lt;/td&gt; &lt;/tr&gt;&quot;" office:value-type="string" office:string-value="&lt;tr&gt;&lt;td&gt;&lt;a href=&quot;2020/200309.html&quot;&gt;09 March&lt;/a&gt;&lt;/td&gt; &lt;td&gt;&lt;/td&gt; &lt;td&gt;&lt;/td&gt; &lt;/tr&gt;">
            <text:p>&lt;tr&gt;&lt;td&gt;&lt;a href="2020/200309.html"&gt;09 March&lt;/a&gt;&lt;/td&gt; &lt;td&gt;&lt;/td&gt; &lt;td&gt;&lt;/td&gt; &lt;/tr&gt;</text:p>
          </table:table-cell>
          <table:table-cell table:style-name="ce77" table:formula="of:=[.A26]" office:value-type="string" office:string-value="200309.html">
            <text:p>200309.html</text:p>
          </table:table-cell>
          <table:table-cell table:formula="of:=IF([Planner.E24]=&quot;&quot;;&quot;&quot;;[Static.K$2]&amp;[Planner.E24]&amp;&quot;&lt;/p&gt;&quot;)">
            <text:p/>
          </table:table-cell>
          <table:table-cell table:style-name="ce48" table:formula="of:=[Static.$F$2]&amp;[.C26]&amp;&quot;&lt;/table&gt;&lt;/div&gt;&quot;&amp;[.E2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09.html&quot;&gt;09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09.html"&gt;09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5])-2000&amp;TEXT(MONTH([Planner.B25]);&quot;00&quot;)&amp;TEXT(DAY([Planner.B25]);&quot;00&quot;)&amp;&quot;.html&quot;" office:value-type="string" office:string-value="200323.html">
            <text:p>200323.html</text:p>
          </table:table-cell>
          <table:table-cell table:formula="of:=&quot;&lt;a href=&quot;&amp;CHAR(34)&amp;YEAR([Planner.B25])&amp;&quot;/&quot;&amp;[.A27]&amp;CHAR(34)&amp;&quot;&gt;&quot;&amp;TEXT(([Planner.B25]);&quot;DD MMMM&quot;)&amp;&quot;&lt;/a&gt;&quot;" office:value-type="string" office:string-value="&lt;a href=&quot;2020/200323.html&quot;&gt;23 March&lt;/a&gt;">
            <text:p>&lt;a href="2020/200323.html"&gt;23 March&lt;/a&gt;</text:p>
          </table:table-cell>
          <table:table-cell table:formula="of:=&quot;&lt;tr&gt;&lt;td&gt;&quot;&amp;[.B27]&amp;&quot;&lt;/td&gt; &lt;td&gt;&quot;&amp;[Planner.C25]&amp;&quot;&lt;/td&gt; &lt;td&gt;&quot;&amp;[Planner.D25]&amp;&quot;&lt;/td&gt; &lt;/tr&gt;&quot;" office:value-type="string" office:string-value="&lt;tr&gt;&lt;td&gt;&lt;a href=&quot;2020/200323.html&quot;&gt;23 March&lt;/a&gt;&lt;/td&gt; &lt;td&gt;Easter Monday&lt;/td&gt; &lt;td&gt;&lt;/td&gt; &lt;/tr&gt;">
            <text:p>&lt;tr&gt;&lt;td&gt;&lt;a href="2020/200323.html"&gt;23 March&lt;/a&gt;&lt;/td&gt; &lt;td&gt;Easter Monday&lt;/td&gt; &lt;td&gt;&lt;/td&gt; &lt;/tr&gt;</text:p>
          </table:table-cell>
          <table:table-cell table:style-name="ce77" table:formula="of:=[.A27]" office:value-type="string" office:string-value="200323.html">
            <text:p>200323.html</text:p>
          </table:table-cell>
          <table:table-cell table:formula="of:=IF([Planner.E25]=&quot;&quot;;&quot;&quot;;[Static.K$2]&amp;[Planner.E25]&amp;&quot;&lt;/p&gt;&quot;)">
            <text:p/>
          </table:table-cell>
          <table:table-cell table:style-name="ce48" table:formula="of:=[Static.$F$2]&amp;[.C27]&amp;&quot;&lt;/table&gt;&lt;/div&gt;&quot;&amp;[.E2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23.html&quot;&gt;23 March&lt;/a&gt;&lt;/td&gt; &lt;td&gt;Easter Mon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23.html"&gt;23 March&lt;/a&gt;&lt;/td&gt; &lt;td&gt;Easter Mon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6])-2000&amp;TEXT(MONTH([Planner.B26]);&quot;00&quot;)&amp;TEXT(DAY([Planner.B26]);&quot;00&quot;)&amp;&quot;.html&quot;" office:value-type="string" office:string-value="200413.html">
            <text:p>200413.html</text:p>
          </table:table-cell>
          <table:table-cell table:formula="of:=&quot;&lt;a href=&quot;&amp;CHAR(34)&amp;YEAR([Planner.B26])&amp;&quot;/&quot;&amp;[.A28]&amp;CHAR(34)&amp;&quot;&gt;&quot;&amp;TEXT(([Planner.B26]);&quot;DD MMMM&quot;)&amp;&quot;&lt;/a&gt;&quot;" office:value-type="string" office:string-value="&lt;a href=&quot;2020/200413.html&quot;&gt;13 April&lt;/a&gt;">
            <text:p>&lt;a href="2020/200413.html"&gt;13 April&lt;/a&gt;</text:p>
          </table:table-cell>
          <table:table-cell table:formula="of:=&quot;&lt;tr&gt;&lt;td&gt;&quot;&amp;[.B28]&amp;&quot;&lt;/td&gt; &lt;td&gt;&quot;&amp;[Planner.C26]&amp;&quot;&lt;/td&gt; &lt;td&gt;&quot;&amp;[Planner.D26]&amp;&quot;&lt;/td&gt; &lt;/tr&gt;&quot;" office:value-type="string" office:string-value="&lt;tr&gt;&lt;td&gt;&lt;a href=&quot;2020/200413.html&quot;&gt;13 April&lt;/a&gt;&lt;/td&gt; &lt;td&gt;&lt;/td&gt; &lt;td&gt;&lt;/td&gt; &lt;/tr&gt;">
            <text:p>&lt;tr&gt;&lt;td&gt;&lt;a href="2020/200413.html"&gt;13 April&lt;/a&gt;&lt;/td&gt; &lt;td&gt;&lt;/td&gt; &lt;td&gt;&lt;/td&gt; &lt;/tr&gt;</text:p>
          </table:table-cell>
          <table:table-cell table:style-name="ce77" table:formula="of:=[.A28]" office:value-type="string" office:string-value="200413.html">
            <text:p>200413.html</text:p>
          </table:table-cell>
          <table:table-cell table:formula="of:=IF([Planner.E26]=&quot;&quot;;&quot;&quot;;[Static.K$2]&amp;[Planner.E26]&amp;&quot;&lt;/p&gt;&quot;)">
            <text:p/>
          </table:table-cell>
          <table:table-cell table:style-name="ce48" table:formula="of:=[Static.$F$2]&amp;[.C28]&amp;&quot;&lt;/table&gt;&lt;/div&gt;&quot;&amp;[.E2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413.html&quot;&gt;13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413.html"&gt;13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7])-2000&amp;TEXT(MONTH([Planner.B27]);&quot;00&quot;)&amp;TEXT(DAY([Planner.B27]);&quot;00&quot;)&amp;&quot;.html&quot;" office:value-type="string" office:string-value="200511.html">
            <text:p>200511.html</text:p>
          </table:table-cell>
          <table:table-cell table:formula="of:=&quot;&lt;a href=&quot;&amp;CHAR(34)&amp;YEAR([Planner.B27])&amp;&quot;/&quot;&amp;[.A29]&amp;CHAR(34)&amp;&quot;&gt;&quot;&amp;TEXT(([Planner.B27]);&quot;DD MMMM&quot;)&amp;&quot;&lt;/a&gt;&quot;" office:value-type="string" office:string-value="&lt;a href=&quot;2020/200511.html&quot;&gt;11 May&lt;/a&gt;">
            <text:p>&lt;a href="2020/200511.html"&gt;11 May&lt;/a&gt;</text:p>
          </table:table-cell>
          <table:table-cell table:formula="of:=&quot;&lt;tr&gt;&lt;td&gt;&quot;&amp;[.B29]&amp;&quot;&lt;/td&gt; &lt;td&gt;&quot;&amp;[Planner.C27]&amp;&quot;&lt;/td&gt; &lt;td&gt;&quot;&amp;[Planner.D27]&amp;&quot;&lt;/td&gt; &lt;/tr&gt;&quot;" office:value-type="string" office:string-value="&lt;tr&gt;&lt;td&gt;&lt;a href=&quot;2020/200511.html&quot;&gt;11 May&lt;/a&gt;&lt;/td&gt; &lt;td&gt;&lt;/td&gt; &lt;td&gt;&lt;/td&gt; &lt;/tr&gt;">
            <text:p>&lt;tr&gt;&lt;td&gt;&lt;a href="2020/200511.html"&gt;11 May&lt;/a&gt;&lt;/td&gt; &lt;td&gt;&lt;/td&gt; &lt;td&gt;&lt;/td&gt; &lt;/tr&gt;</text:p>
          </table:table-cell>
          <table:table-cell table:style-name="ce77" table:formula="of:=[.A29]" office:value-type="string" office:string-value="200511.html">
            <text:p>200511.html</text:p>
          </table:table-cell>
          <table:table-cell table:formula="of:=IF([Planner.E27]=&quot;&quot;;&quot;&quot;;[Static.K$2]&amp;[Planner.E27]&amp;&quot;&lt;/p&gt;&quot;)">
            <text:p/>
          </table:table-cell>
          <table:table-cell table:style-name="ce48" table:formula="of:=[Static.$F$2]&amp;[.C29]&amp;&quot;&lt;/table&gt;&lt;/div&gt;&quot;&amp;[.E2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11.html&quot;&gt;11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11.html"&gt;11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8])-2000&amp;TEXT(MONTH([Planner.B28]);&quot;00&quot;)&amp;TEXT(DAY([Planner.B28]);&quot;00&quot;)&amp;&quot;.html&quot;" office:value-type="string" office:string-value="200525.html">
            <text:p>200525.html</text:p>
          </table:table-cell>
          <table:table-cell table:formula="of:=&quot;&lt;a href=&quot;&amp;CHAR(34)&amp;YEAR([Planner.B28])&amp;&quot;/&quot;&amp;[.A30]&amp;CHAR(34)&amp;&quot;&gt;&quot;&amp;TEXT(([Planner.B28]);&quot;DD MMMM&quot;)&amp;&quot;&lt;/a&gt;&quot;" office:value-type="string" office:string-value="&lt;a href=&quot;2020/200525.html&quot;&gt;25 May&lt;/a&gt;">
            <text:p>&lt;a href="2020/200525.html"&gt;25 May&lt;/a&gt;</text:p>
          </table:table-cell>
          <table:table-cell table:formula="of:=&quot;&lt;tr&gt;&lt;td&gt;&quot;&amp;[.B30]&amp;&quot;&lt;/td&gt; &lt;td&gt;&quot;&amp;[Planner.C28]&amp;&quot;&lt;/td&gt; &lt;td&gt;&quot;&amp;[Planner.D28]&amp;&quot;&lt;/td&gt; &lt;/tr&gt;&quot;" office:value-type="string" office:string-value="&lt;tr&gt;&lt;td&gt;&lt;a href=&quot;2020/200525.html&quot;&gt;25 May&lt;/a&gt;&lt;/td&gt; &lt;td&gt;Spring Bank Holiday&lt;/td&gt; &lt;td&gt;&lt;/td&gt; &lt;/tr&gt;">
            <text:p>&lt;tr&gt;&lt;td&gt;&lt;a href="2020/200525.html"&gt;25 May&lt;/a&gt;&lt;/td&gt; &lt;td&gt;Spring Bank Holiday&lt;/td&gt; &lt;td&gt;&lt;/td&gt; &lt;/tr&gt;</text:p>
          </table:table-cell>
          <table:table-cell table:style-name="ce77" table:formula="of:=[.A30]" office:value-type="string" office:string-value="200525.html">
            <text:p>200525.html</text:p>
          </table:table-cell>
          <table:table-cell table:formula="of:=IF([Planner.E28]=&quot;&quot;;&quot;&quot;;[Static.K$2]&amp;[Planner.E28]&amp;&quot;&lt;/p&gt;&quot;)">
            <text:p/>
          </table:table-cell>
          <table:table-cell table:style-name="ce48" table:formula="of:=[Static.$F$2]&amp;[.C30]&amp;&quot;&lt;/table&gt;&lt;/div&gt;&quot;&amp;[.E3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25.html&quot;&gt;25 May&lt;/a&gt;&lt;/td&gt; &lt;td&gt;Spring Bank Holi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25.html"&gt;25 May&lt;/a&gt;&lt;/td&gt; &lt;td&gt;Spring Bank Holi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9])-2000&amp;TEXT(MONTH([Planner.B29]);&quot;00&quot;)&amp;TEXT(DAY([Planner.B29]);&quot;00&quot;)&amp;&quot;.html&quot;" office:value-type="string" office:string-value="200608.html">
            <text:p>200608.html</text:p>
          </table:table-cell>
          <table:table-cell table:formula="of:=&quot;&lt;a href=&quot;&amp;CHAR(34)&amp;YEAR([Planner.B29])&amp;&quot;/&quot;&amp;[.A31]&amp;CHAR(34)&amp;&quot;&gt;&quot;&amp;TEXT(([Planner.B29]);&quot;DD MMMM&quot;)&amp;&quot;&lt;/a&gt;&quot;" office:value-type="string" office:string-value="&lt;a href=&quot;2020/200608.html&quot;&gt;08 June&lt;/a&gt;">
            <text:p>&lt;a href="2020/200608.html"&gt;08 June&lt;/a&gt;</text:p>
          </table:table-cell>
          <table:table-cell table:formula="of:=&quot;&lt;tr&gt;&lt;td&gt;&quot;&amp;[.B31]&amp;&quot;&lt;/td&gt; &lt;td&gt;&quot;&amp;[Planner.C29]&amp;&quot;&lt;/td&gt; &lt;td&gt;&quot;&amp;[Planner.D29]&amp;&quot;&lt;/td&gt; &lt;/tr&gt;&quot;" office:value-type="string" office:string-value="&lt;tr&gt;&lt;td&gt;&lt;a href=&quot;2020/200608.html&quot;&gt;08 June&lt;/a&gt;&lt;/td&gt; &lt;td&gt;&lt;/td&gt; &lt;td&gt;&lt;/td&gt; &lt;/tr&gt;">
            <text:p>&lt;tr&gt;&lt;td&gt;&lt;a href="2020/200608.html"&gt;08 June&lt;/a&gt;&lt;/td&gt; &lt;td&gt;&lt;/td&gt; &lt;td&gt;&lt;/td&gt; &lt;/tr&gt;</text:p>
          </table:table-cell>
          <table:table-cell table:style-name="ce77" table:formula="of:=[.A31]" office:value-type="string" office:string-value="200608.html">
            <text:p>200608.html</text:p>
          </table:table-cell>
          <table:table-cell table:formula="of:=IF([Planner.E29]=&quot;&quot;;&quot;&quot;;[Static.K$2]&amp;[Planner.E29]&amp;&quot;&lt;/p&gt;&quot;)">
            <text:p/>
          </table:table-cell>
          <table:table-cell table:style-name="ce48" table:formula="of:=[Static.$F$2]&amp;[.C31]&amp;&quot;&lt;/table&gt;&lt;/div&gt;&quot;&amp;[.E3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08.html&quot;&gt;0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08.html"&gt;0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0])-2000&amp;TEXT(MONTH([Planner.B30]);&quot;00&quot;)&amp;TEXT(DAY([Planner.B30]);&quot;00&quot;)&amp;&quot;.html&quot;" office:value-type="string" office:string-value="200622.html">
            <text:p>200622.html</text:p>
          </table:table-cell>
          <table:table-cell table:formula="of:=&quot;&lt;a href=&quot;&amp;CHAR(34)&amp;YEAR([Planner.B30])&amp;&quot;/&quot;&amp;[.A32]&amp;CHAR(34)&amp;&quot;&gt;&quot;&amp;TEXT(([Planner.B30]);&quot;DD MMMM&quot;)&amp;&quot;&lt;/a&gt;&quot;" office:value-type="string" office:string-value="&lt;a href=&quot;2020/200622.html&quot;&gt;22 June&lt;/a&gt;">
            <text:p>&lt;a href="2020/200622.html"&gt;22 June&lt;/a&gt;</text:p>
          </table:table-cell>
          <table:table-cell table:formula="of:=&quot;&lt;tr&gt;&lt;td&gt;&quot;&amp;[.B32]&amp;&quot;&lt;/td&gt; &lt;td&gt;&quot;&amp;[Planner.C30]&amp;&quot;&lt;/td&gt; &lt;td&gt;&quot;&amp;[Planner.D30]&amp;&quot;&lt;/td&gt; &lt;/tr&gt;&quot;" office:value-type="string" office:string-value="&lt;tr&gt;&lt;td&gt;&lt;a href=&quot;2020/200622.html&quot;&gt;22 June&lt;/a&gt;&lt;/td&gt; &lt;td&gt;&lt;/td&gt; &lt;td&gt;&lt;/td&gt; &lt;/tr&gt;">
            <text:p>&lt;tr&gt;&lt;td&gt;&lt;a href="2020/200622.html"&gt;22 June&lt;/a&gt;&lt;/td&gt; &lt;td&gt;&lt;/td&gt; &lt;td&gt;&lt;/td&gt; &lt;/tr&gt;</text:p>
          </table:table-cell>
          <table:table-cell table:style-name="ce77" table:formula="of:=[.A32]" office:value-type="string" office:string-value="200622.html">
            <text:p>200622.html</text:p>
          </table:table-cell>
          <table:table-cell table:formula="of:=IF([Planner.E30]=&quot;&quot;;&quot;&quot;;[Static.K$2]&amp;[Planner.E30]&amp;&quot;&lt;/p&gt;&quot;)">
            <text:p/>
          </table:table-cell>
          <table:table-cell table:style-name="ce48" table:formula="of:=[Static.$F$2]&amp;[.C32]&amp;&quot;&lt;/table&gt;&lt;/div&gt;&quot;&amp;[.E3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22.html&quot;&gt;22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22.html"&gt;22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1])-2000&amp;TEXT(MONTH([Planner.B31]);&quot;00&quot;)&amp;TEXT(DAY([Planner.B31]);&quot;00&quot;)&amp;&quot;.html&quot;" office:value-type="string" office:string-value="200713.html">
            <text:p>200713.html</text:p>
          </table:table-cell>
          <table:table-cell table:formula="of:=&quot;&lt;a href=&quot;&amp;CHAR(34)&amp;YEAR([Planner.B31])&amp;&quot;/&quot;&amp;[.A33]&amp;CHAR(34)&amp;&quot;&gt;&quot;&amp;TEXT(([Planner.B31]);&quot;DD MMMM&quot;)&amp;&quot;&lt;/a&gt;&quot;" office:value-type="string" office:string-value="&lt;a href=&quot;2020/200713.html&quot;&gt;13 July&lt;/a&gt;">
            <text:p>&lt;a href="2020/200713.html"&gt;13 July&lt;/a&gt;</text:p>
          </table:table-cell>
          <table:table-cell table:formula="of:=&quot;&lt;tr&gt;&lt;td&gt;&quot;&amp;[.B33]&amp;&quot;&lt;/td&gt; &lt;td&gt;&quot;&amp;[Planner.C31]&amp;&quot;&lt;/td&gt; &lt;td&gt;&quot;&amp;[Planner.D31]&amp;&quot;&lt;/td&gt; &lt;/tr&gt;&quot;" office:value-type="string" office:string-value="&lt;tr&gt;&lt;td&gt;&lt;a href=&quot;2020/200713.html&quot;&gt;13 July&lt;/a&gt;&lt;/td&gt; &lt;td&gt;&lt;/td&gt; &lt;td&gt;&lt;/td&gt; &lt;/tr&gt;">
            <text:p>&lt;tr&gt;&lt;td&gt;&lt;a href="2020/200713.html"&gt;13 July&lt;/a&gt;&lt;/td&gt; &lt;td&gt;&lt;/td&gt; &lt;td&gt;&lt;/td&gt; &lt;/tr&gt;</text:p>
          </table:table-cell>
          <table:table-cell table:style-name="ce77" table:formula="of:=[.A33]" office:value-type="string" office:string-value="200713.html">
            <text:p>200713.html</text:p>
          </table:table-cell>
          <table:table-cell table:formula="of:=IF([Planner.E31]=&quot;&quot;;&quot;&quot;;[Static.K$2]&amp;[Planner.E31]&amp;&quot;&lt;/p&gt;&quot;)">
            <text:p/>
          </table:table-cell>
          <table:table-cell table:style-name="ce48" table:formula="of:=[Static.$F$2]&amp;[.C33]&amp;&quot;&lt;/table&gt;&lt;/div&gt;&quot;&amp;[.E3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13.html&quot;&gt;13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13.html"&gt;13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2])-2000&amp;TEXT(MONTH([Planner.B32]);&quot;00&quot;)&amp;TEXT(DAY([Planner.B32]);&quot;00&quot;)&amp;&quot;.html&quot;" office:value-type="string" office:string-value="200727.html">
            <text:p>200727.html</text:p>
          </table:table-cell>
          <table:table-cell table:formula="of:=&quot;&lt;a href=&quot;&amp;CHAR(34)&amp;YEAR([Planner.B32])&amp;&quot;/&quot;&amp;[.A34]&amp;CHAR(34)&amp;&quot;&gt;&quot;&amp;TEXT(([Planner.B32]);&quot;DD MMMM&quot;)&amp;&quot;&lt;/a&gt;&quot;" office:value-type="string" office:string-value="&lt;a href=&quot;2020/200727.html&quot;&gt;27 July&lt;/a&gt;">
            <text:p>&lt;a href="2020/200727.html"&gt;27 July&lt;/a&gt;</text:p>
          </table:table-cell>
          <table:table-cell table:formula="of:=&quot;&lt;tr&gt;&lt;td&gt;&quot;&amp;[.B34]&amp;&quot;&lt;/td&gt; &lt;td&gt;&quot;&amp;[Planner.C32]&amp;&quot;&lt;/td&gt; &lt;td&gt;&quot;&amp;[Planner.D32]&amp;&quot;&lt;/td&gt; &lt;/tr&gt;&quot;" office:value-type="string" office:string-value="&lt;tr&gt;&lt;td&gt;&lt;a href=&quot;2020/200727.html&quot;&gt;27 July&lt;/a&gt;&lt;/td&gt; &lt;td&gt;&lt;/td&gt; &lt;td&gt;&lt;/td&gt; &lt;/tr&gt;">
            <text:p>&lt;tr&gt;&lt;td&gt;&lt;a href="2020/200727.html"&gt;27 July&lt;/a&gt;&lt;/td&gt; &lt;td&gt;&lt;/td&gt; &lt;td&gt;&lt;/td&gt; &lt;/tr&gt;</text:p>
          </table:table-cell>
          <table:table-cell table:style-name="ce77" table:formula="of:=[.A34]" office:value-type="string" office:string-value="200727.html">
            <text:p>200727.html</text:p>
          </table:table-cell>
          <table:table-cell table:formula="of:=IF([Planner.E32]=&quot;&quot;;&quot;&quot;;[Static.K$2]&amp;[Planner.E32]&amp;&quot;&lt;/p&gt;&quot;)">
            <text:p/>
          </table:table-cell>
          <table:table-cell table:style-name="ce48" table:formula="of:=[Static.$F$2]&amp;[.C34]&amp;&quot;&lt;/table&gt;&lt;/div&gt;&quot;&amp;[.E3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27.html&quot;&gt;27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27.html"&gt;27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3])-2000&amp;TEXT(MONTH([Planner.B33]);&quot;00&quot;)&amp;TEXT(DAY([Planner.B33]);&quot;00&quot;)&amp;&quot;.html&quot;" office:value-type="string" office:string-value="200810.html">
            <text:p>200810.html</text:p>
          </table:table-cell>
          <table:table-cell table:formula="of:=&quot;&lt;a href=&quot;&amp;CHAR(34)&amp;YEAR([Planner.B33])&amp;&quot;/&quot;&amp;[.A35]&amp;CHAR(34)&amp;&quot;&gt;&quot;&amp;TEXT(([Planner.B33]);&quot;DD MMMM&quot;)&amp;&quot;&lt;/a&gt;&quot;" office:value-type="string" office:string-value="&lt;a href=&quot;2020/200810.html&quot;&gt;10 August&lt;/a&gt;">
            <text:p>&lt;a href="2020/200810.html"&gt;10 August&lt;/a&gt;</text:p>
          </table:table-cell>
          <table:table-cell table:formula="of:=&quot;&lt;tr&gt;&lt;td&gt;&quot;&amp;[.B35]&amp;&quot;&lt;/td&gt; &lt;td&gt;&quot;&amp;[Planner.C33]&amp;&quot;&lt;/td&gt; &lt;td&gt;&quot;&amp;[Planner.D33]&amp;&quot;&lt;/td&gt; &lt;/tr&gt;&quot;" office:value-type="string" office:string-value="&lt;tr&gt;&lt;td&gt;&lt;a href=&quot;2020/200810.html&quot;&gt;10 August&lt;/a&gt;&lt;/td&gt; &lt;td&gt;&lt;/td&gt; &lt;td&gt;&lt;/td&gt; &lt;/tr&gt;">
            <text:p>&lt;tr&gt;&lt;td&gt;&lt;a href="2020/200810.html"&gt;10 August&lt;/a&gt;&lt;/td&gt; &lt;td&gt;&lt;/td&gt; &lt;td&gt;&lt;/td&gt; &lt;/tr&gt;</text:p>
          </table:table-cell>
          <table:table-cell table:style-name="ce77" table:formula="of:=[.A35]" office:value-type="string" office:string-value="200810.html">
            <text:p>200810.html</text:p>
          </table:table-cell>
          <table:table-cell table:formula="of:=IF([Planner.E33]=&quot;&quot;;&quot;&quot;;[Static.K$2]&amp;[Planner.E33]&amp;&quot;&lt;/p&gt;&quot;)">
            <text:p/>
          </table:table-cell>
          <table:table-cell table:style-name="ce48" table:formula="of:=[Static.$F$2]&amp;[.C35]&amp;&quot;&lt;/table&gt;&lt;/div&gt;&quot;&amp;[.E3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10.html&quot;&gt;10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10.html"&gt;10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4])-2000&amp;TEXT(MONTH([Planner.B34]);&quot;00&quot;)&amp;TEXT(DAY([Planner.B34]);&quot;00&quot;)&amp;&quot;.html&quot;" office:value-type="string" office:string-value="200824.html">
            <text:p>200824.html</text:p>
          </table:table-cell>
          <table:table-cell table:formula="of:=&quot;&lt;a href=&quot;&amp;CHAR(34)&amp;YEAR([Planner.B34])&amp;&quot;/&quot;&amp;[.A36]&amp;CHAR(34)&amp;&quot;&gt;&quot;&amp;TEXT(([Planner.B34]);&quot;DD MMMM&quot;)&amp;&quot;&lt;/a&gt;&quot;" office:value-type="string" office:string-value="&lt;a href=&quot;2020/200824.html&quot;&gt;24 August&lt;/a&gt;">
            <text:p>&lt;a href="2020/200824.html"&gt;24 August&lt;/a&gt;</text:p>
          </table:table-cell>
          <table:table-cell table:formula="of:=&quot;&lt;tr&gt;&lt;td&gt;&quot;&amp;[.B36]&amp;&quot;&lt;/td&gt; &lt;td&gt;&quot;&amp;[Planner.C34]&amp;&quot;&lt;/td&gt; &lt;td&gt;&quot;&amp;[Planner.D34]&amp;&quot;&lt;/td&gt; &lt;/tr&gt;&quot;" office:value-type="string" office:string-value="&lt;tr&gt;&lt;td&gt;&lt;a href=&quot;2020/200824.html&quot;&gt;24 August&lt;/a&gt;&lt;/td&gt; &lt;td&gt;&lt;/td&gt; &lt;td&gt;&lt;/td&gt; &lt;/tr&gt;">
            <text:p>&lt;tr&gt;&lt;td&gt;&lt;a href="2020/200824.html"&gt;24 August&lt;/a&gt;&lt;/td&gt; &lt;td&gt;&lt;/td&gt; &lt;td&gt;&lt;/td&gt; &lt;/tr&gt;</text:p>
          </table:table-cell>
          <table:table-cell table:style-name="ce77" table:formula="of:=[.A36]" office:value-type="string" office:string-value="200824.html">
            <text:p>200824.html</text:p>
          </table:table-cell>
          <table:table-cell table:formula="of:=IF([Planner.E34]=&quot;&quot;;&quot;&quot;;[Static.K$2]&amp;[Planner.E34]&amp;&quot;&lt;/p&gt;&quot;)">
            <text:p/>
          </table:table-cell>
          <table:table-cell table:style-name="ce48" table:formula="of:=[Static.$F$2]&amp;[.C36]&amp;&quot;&lt;/table&gt;&lt;/div&gt;&quot;&amp;[.E3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24.html&quot;&gt;24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24.html"&gt;24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5])-2000&amp;TEXT(MONTH([Planner.B35]);&quot;00&quot;)&amp;TEXT(DAY([Planner.B35]);&quot;00&quot;)&amp;&quot;.html&quot;" office:value-type="string" office:string-value="200914.html">
            <text:p>200914.html</text:p>
          </table:table-cell>
          <table:table-cell table:formula="of:=&quot;&lt;a href=&quot;&amp;CHAR(34)&amp;YEAR([Planner.B35])&amp;&quot;/&quot;&amp;[.A37]&amp;CHAR(34)&amp;&quot;&gt;&quot;&amp;TEXT(([Planner.B35]);&quot;DD MMMM&quot;)&amp;&quot;&lt;/a&gt;&quot;" office:value-type="string" office:string-value="&lt;a href=&quot;2020/200914.html&quot;&gt;14 September&lt;/a&gt;">
            <text:p>&lt;a href="2020/200914.html"&gt;14 September&lt;/a&gt;</text:p>
          </table:table-cell>
          <table:table-cell table:formula="of:=&quot;&lt;tr&gt;&lt;td&gt;&quot;&amp;[.B37]&amp;&quot;&lt;/td&gt; &lt;td&gt;&quot;&amp;[Planner.C35]&amp;&quot;&lt;/td&gt; &lt;td&gt;&quot;&amp;[Planner.D35]&amp;&quot;&lt;/td&gt; &lt;/tr&gt;&quot;" office:value-type="string" office:string-value="&lt;tr&gt;&lt;td&gt;&lt;a href=&quot;2020/200914.html&quot;&gt;14 September&lt;/a&gt;&lt;/td&gt; &lt;td&gt;&lt;/td&gt; &lt;td&gt;&lt;/td&gt; &lt;/tr&gt;">
            <text:p>&lt;tr&gt;&lt;td&gt;&lt;a href="2020/200914.html"&gt;14 September&lt;/a&gt;&lt;/td&gt; &lt;td&gt;&lt;/td&gt; &lt;td&gt;&lt;/td&gt; &lt;/tr&gt;</text:p>
          </table:table-cell>
          <table:table-cell table:style-name="ce77" table:formula="of:=[.A37]" office:value-type="string" office:string-value="200914.html">
            <text:p>200914.html</text:p>
          </table:table-cell>
          <table:table-cell table:formula="of:=IF([Planner.E35]=&quot;&quot;;&quot;&quot;;[Static.K$2]&amp;[Planner.E35]&amp;&quot;&lt;/p&gt;&quot;)">
            <text:p/>
          </table:table-cell>
          <table:table-cell table:style-name="ce48" table:formula="of:=[Static.$F$2]&amp;[.C37]&amp;&quot;&lt;/table&gt;&lt;/div&gt;&quot;&amp;[.E3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14.html&quot;&gt;14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14.html"&gt;14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6])-2000&amp;TEXT(MONTH([Planner.B36]);&quot;00&quot;)&amp;TEXT(DAY([Planner.B36]);&quot;00&quot;)&amp;&quot;.html&quot;" office:value-type="string" office:string-value="200928.html">
            <text:p>200928.html</text:p>
          </table:table-cell>
          <table:table-cell table:formula="of:=&quot;&lt;a href=&quot;&amp;CHAR(34)&amp;YEAR([Planner.B36])&amp;&quot;/&quot;&amp;[.A38]&amp;CHAR(34)&amp;&quot;&gt;&quot;&amp;TEXT(([Planner.B36]);&quot;DD MMMM&quot;)&amp;&quot;&lt;/a&gt;&quot;" office:value-type="string" office:string-value="&lt;a href=&quot;2020/200928.html&quot;&gt;28 September&lt;/a&gt;">
            <text:p>&lt;a href="2020/200928.html"&gt;28 September&lt;/a&gt;</text:p>
          </table:table-cell>
          <table:table-cell table:formula="of:=&quot;&lt;tr&gt;&lt;td&gt;&quot;&amp;[.B38]&amp;&quot;&lt;/td&gt; &lt;td&gt;&quot;&amp;[Planner.C36]&amp;&quot;&lt;/td&gt; &lt;td&gt;&quot;&amp;[Planner.D36]&amp;&quot;&lt;/td&gt; &lt;/tr&gt;&quot;" office:value-type="string" office:string-value="&lt;tr&gt;&lt;td&gt;&lt;a href=&quot;2020/200928.html&quot;&gt;28 September&lt;/a&gt;&lt;/td&gt; &lt;td&gt;&lt;/td&gt; &lt;td&gt;&lt;/td&gt; &lt;/tr&gt;">
            <text:p>&lt;tr&gt;&lt;td&gt;&lt;a href="2020/200928.html"&gt;28 September&lt;/a&gt;&lt;/td&gt; &lt;td&gt;&lt;/td&gt; &lt;td&gt;&lt;/td&gt; &lt;/tr&gt;</text:p>
          </table:table-cell>
          <table:table-cell table:style-name="ce77" table:formula="of:=[.A38]" office:value-type="string" office:string-value="200928.html">
            <text:p>200928.html</text:p>
          </table:table-cell>
          <table:table-cell table:formula="of:=IF([Planner.E36]=&quot;&quot;;&quot;&quot;;[Static.K$2]&amp;[Planner.E36]&amp;&quot;&lt;/p&gt;&quot;)">
            <text:p/>
          </table:table-cell>
          <table:table-cell table:style-name="ce48" table:formula="of:=[Static.$F$2]&amp;[.C38]&amp;&quot;&lt;/table&gt;&lt;/div&gt;&quot;&amp;[.E3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28.html&quot;&gt;28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28.html"&gt;28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7])-2000&amp;TEXT(MONTH([Planner.B37]);&quot;00&quot;)&amp;TEXT(DAY([Planner.B37]);&quot;00&quot;)&amp;&quot;.html&quot;" office:value-type="string" office:string-value="201012.html">
            <text:p>201012.html</text:p>
          </table:table-cell>
          <table:table-cell table:formula="of:=&quot;&lt;a href=&quot;&amp;CHAR(34)&amp;YEAR([Planner.B37])&amp;&quot;/&quot;&amp;[.A39]&amp;CHAR(34)&amp;&quot;&gt;&quot;&amp;TEXT(([Planner.B37]);&quot;DD MMMM&quot;)&amp;&quot;&lt;/a&gt;&quot;" office:value-type="string" office:string-value="&lt;a href=&quot;2020/201012.html&quot;&gt;12 October&lt;/a&gt;">
            <text:p>&lt;a href="2020/201012.html"&gt;12 October&lt;/a&gt;</text:p>
          </table:table-cell>
          <table:table-cell table:formula="of:=&quot;&lt;tr&gt;&lt;td&gt;&quot;&amp;[.B39]&amp;&quot;&lt;/td&gt; &lt;td&gt;&quot;&amp;[Planner.C37]&amp;&quot;&lt;/td&gt; &lt;td&gt;&quot;&amp;[Planner.D37]&amp;&quot;&lt;/td&gt; &lt;/tr&gt;&quot;" office:value-type="string" office:string-value="&lt;tr&gt;&lt;td&gt;&lt;a href=&quot;2020/201012.html&quot;&gt;12 October&lt;/a&gt;&lt;/td&gt; &lt;td&gt;&lt;/td&gt; &lt;td&gt;&lt;/td&gt; &lt;/tr&gt;">
            <text:p>&lt;tr&gt;&lt;td&gt;&lt;a href="2020/201012.html"&gt;12 October&lt;/a&gt;&lt;/td&gt; &lt;td&gt;&lt;/td&gt; &lt;td&gt;&lt;/td&gt; &lt;/tr&gt;</text:p>
          </table:table-cell>
          <table:table-cell table:style-name="ce77" table:formula="of:=[.A39]" office:value-type="string" office:string-value="201012.html">
            <text:p>201012.html</text:p>
          </table:table-cell>
          <table:table-cell table:formula="of:=IF([Planner.E37]=&quot;&quot;;&quot;&quot;;[Static.K$2]&amp;[Planner.E37]&amp;&quot;&lt;/p&gt;&quot;)">
            <text:p/>
          </table:table-cell>
          <table:table-cell table:style-name="ce48" table:formula="of:=[Static.$F$2]&amp;[.C39]&amp;&quot;&lt;/table&gt;&lt;/div&gt;&quot;&amp;[.E3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12.html&quot;&gt;12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12.html"&gt;12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8])-2000&amp;TEXT(MONTH([Planner.B38]);&quot;00&quot;)&amp;TEXT(DAY([Planner.B38]);&quot;00&quot;)&amp;&quot;.html&quot;" office:value-type="string" office:string-value="201026.html">
            <text:p>201026.html</text:p>
          </table:table-cell>
          <table:table-cell table:formula="of:=&quot;&lt;a href=&quot;&amp;CHAR(34)&amp;YEAR([Planner.B38])&amp;&quot;/&quot;&amp;[.A40]&amp;CHAR(34)&amp;&quot;&gt;&quot;&amp;TEXT(([Planner.B38]);&quot;DD MMMM&quot;)&amp;&quot;&lt;/a&gt;&quot;" office:value-type="string" office:string-value="&lt;a href=&quot;2020/201026.html&quot;&gt;26 October&lt;/a&gt;">
            <text:p>&lt;a href="2020/201026.html"&gt;26 October&lt;/a&gt;</text:p>
          </table:table-cell>
          <table:table-cell table:formula="of:=&quot;&lt;tr&gt;&lt;td&gt;&quot;&amp;[.B40]&amp;&quot;&lt;/td&gt; &lt;td&gt;&quot;&amp;[Planner.C38]&amp;&quot;&lt;/td&gt; &lt;td&gt;&quot;&amp;[Planner.D38]&amp;&quot;&lt;/td&gt; &lt;/tr&gt;&quot;" office:value-type="string" office:string-value="&lt;tr&gt;&lt;td&gt;&lt;a href=&quot;2020/201026.html&quot;&gt;26 October&lt;/a&gt;&lt;/td&gt; &lt;td&gt;&lt;/td&gt; &lt;td&gt;&lt;/td&gt; &lt;/tr&gt;">
            <text:p>&lt;tr&gt;&lt;td&gt;&lt;a href="2020/201026.html"&gt;26 October&lt;/a&gt;&lt;/td&gt; &lt;td&gt;&lt;/td&gt; &lt;td&gt;&lt;/td&gt; &lt;/tr&gt;</text:p>
          </table:table-cell>
          <table:table-cell table:style-name="ce77" table:formula="of:=[.A40]" office:value-type="string" office:string-value="201026.html">
            <text:p>201026.html</text:p>
          </table:table-cell>
          <table:table-cell table:formula="of:=IF([Planner.E38]=&quot;&quot;;&quot;&quot;;[Static.K$2]&amp;[Planner.E38]&amp;&quot;&lt;/p&gt;&quot;)">
            <text:p/>
          </table:table-cell>
          <table:table-cell table:style-name="ce48" table:formula="of:=[Static.$F$2]&amp;[.C40]&amp;&quot;&lt;/table&gt;&lt;/div&gt;&quot;&amp;[.E4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26.html&quot;&gt;26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26.html"&gt;26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9])-2000&amp;TEXT(MONTH([Planner.B39]);&quot;00&quot;)&amp;TEXT(DAY([Planner.B39]);&quot;00&quot;)&amp;&quot;.html&quot;" office:value-type="string" office:string-value="201109.html">
            <text:p>201109.html</text:p>
          </table:table-cell>
          <table:table-cell table:formula="of:=&quot;&lt;a href=&quot;&amp;CHAR(34)&amp;YEAR([Planner.B39])&amp;&quot;/&quot;&amp;[.A41]&amp;CHAR(34)&amp;&quot;&gt;&quot;&amp;TEXT(([Planner.B39]);&quot;DD MMMM&quot;)&amp;&quot;&lt;/a&gt;&quot;" office:value-type="string" office:string-value="&lt;a href=&quot;2020/201109.html&quot;&gt;09 November&lt;/a&gt;">
            <text:p>&lt;a href="2020/201109.html"&gt;09 November&lt;/a&gt;</text:p>
          </table:table-cell>
          <table:table-cell table:formula="of:=&quot;&lt;tr&gt;&lt;td&gt;&quot;&amp;[.B41]&amp;&quot;&lt;/td&gt; &lt;td&gt;&quot;&amp;[Planner.C39]&amp;&quot;&lt;/td&gt; &lt;td&gt;&quot;&amp;[Planner.D39]&amp;&quot;&lt;/td&gt; &lt;/tr&gt;&quot;" office:value-type="string" office:string-value="&lt;tr&gt;&lt;td&gt;&lt;a href=&quot;2020/201109.html&quot;&gt;09 November&lt;/a&gt;&lt;/td&gt; &lt;td&gt;&lt;/td&gt; &lt;td&gt;&lt;/td&gt; &lt;/tr&gt;">
            <text:p>&lt;tr&gt;&lt;td&gt;&lt;a href="2020/201109.html"&gt;09 November&lt;/a&gt;&lt;/td&gt; &lt;td&gt;&lt;/td&gt; &lt;td&gt;&lt;/td&gt; &lt;/tr&gt;</text:p>
          </table:table-cell>
          <table:table-cell table:style-name="ce77" table:formula="of:=[.A41]" office:value-type="string" office:string-value="201109.html">
            <text:p>201109.html</text:p>
          </table:table-cell>
          <table:table-cell table:formula="of:=IF([Planner.E39]=&quot;&quot;;&quot;&quot;;[Static.K$2]&amp;[Planner.E39]&amp;&quot;&lt;/p&gt;&quot;)">
            <text:p/>
          </table:table-cell>
          <table:table-cell table:style-name="ce48" table:formula="of:=[Static.$F$2]&amp;[.C41]&amp;&quot;&lt;/table&gt;&lt;/div&gt;&quot;&amp;[.E4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09.html&quot;&gt;09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09.html"&gt;09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0])-2000&amp;TEXT(MONTH([Planner.B40]);&quot;00&quot;)&amp;TEXT(DAY([Planner.B40]);&quot;00&quot;)&amp;&quot;.html&quot;" office:value-type="string" office:string-value="201123.html">
            <text:p>201123.html</text:p>
          </table:table-cell>
          <table:table-cell table:formula="of:=&quot;&lt;a href=&quot;&amp;CHAR(34)&amp;YEAR([Planner.B40])&amp;&quot;/&quot;&amp;[.A42]&amp;CHAR(34)&amp;&quot;&gt;&quot;&amp;TEXT(([Planner.B40]);&quot;DD MMMM&quot;)&amp;&quot;&lt;/a&gt;&quot;" office:value-type="string" office:string-value="&lt;a href=&quot;2020/201123.html&quot;&gt;23 November&lt;/a&gt;">
            <text:p>&lt;a href="2020/201123.html"&gt;23 November&lt;/a&gt;</text:p>
          </table:table-cell>
          <table:table-cell table:formula="of:=&quot;&lt;tr&gt;&lt;td&gt;&quot;&amp;[.B42]&amp;&quot;&lt;/td&gt; &lt;td&gt;&quot;&amp;[Planner.C40]&amp;&quot;&lt;/td&gt; &lt;td&gt;&quot;&amp;[Planner.D40]&amp;&quot;&lt;/td&gt; &lt;/tr&gt;&quot;" office:value-type="string" office:string-value="&lt;tr&gt;&lt;td&gt;&lt;a href=&quot;2020/201123.html&quot;&gt;23 November&lt;/a&gt;&lt;/td&gt; &lt;td&gt;&lt;/td&gt; &lt;td&gt;&lt;/td&gt; &lt;/tr&gt;">
            <text:p>&lt;tr&gt;&lt;td&gt;&lt;a href="2020/201123.html"&gt;23 November&lt;/a&gt;&lt;/td&gt; &lt;td&gt;&lt;/td&gt; &lt;td&gt;&lt;/td&gt; &lt;/tr&gt;</text:p>
          </table:table-cell>
          <table:table-cell table:style-name="ce77" table:formula="of:=[.A42]" office:value-type="string" office:string-value="201123.html">
            <text:p>201123.html</text:p>
          </table:table-cell>
          <table:table-cell table:formula="of:=IF([Planner.E40]=&quot;&quot;;&quot;&quot;;[Static.K$2]&amp;[Planner.E40]&amp;&quot;&lt;/p&gt;&quot;)">
            <text:p/>
          </table:table-cell>
          <table:table-cell table:style-name="ce48" table:formula="of:=[Static.$F$2]&amp;[.C42]&amp;&quot;&lt;/table&gt;&lt;/div&gt;&quot;&amp;[.E4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23.html&quot;&gt;23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23.html"&gt;23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1])-2000&amp;TEXT(MONTH([Planner.B41]);&quot;00&quot;)&amp;TEXT(DAY([Planner.B41]);&quot;00&quot;)&amp;&quot;.html&quot;" office:value-type="string" office:string-value="201214.html">
            <text:p>201214.html</text:p>
          </table:table-cell>
          <table:table-cell table:formula="of:=&quot;&lt;a href=&quot;&amp;CHAR(34)&amp;YEAR([Planner.B41])&amp;&quot;/&quot;&amp;[.A43]&amp;CHAR(34)&amp;&quot;&gt;&quot;&amp;TEXT(([Planner.B41]);&quot;DD MMMM&quot;)&amp;&quot;&lt;/a&gt;&quot;" office:value-type="string" office:string-value="&lt;a href=&quot;2020/201214.html&quot;&gt;14 December&lt;/a&gt;">
            <text:p>&lt;a href="2020/201214.html"&gt;14 December&lt;/a&gt;</text:p>
          </table:table-cell>
          <table:table-cell table:formula="of:=&quot;&lt;tr&gt;&lt;td&gt;&quot;&amp;[.B43]&amp;&quot;&lt;/td&gt; &lt;td&gt;&quot;&amp;[Planner.C41]&amp;&quot;&lt;/td&gt; &lt;td&gt;&quot;&amp;[Planner.D41]&amp;&quot;&lt;/td&gt; &lt;/tr&gt;&quot;" office:value-type="string" office:string-value="&lt;tr&gt;&lt;td&gt;&lt;a href=&quot;2020/201214.html&quot;&gt;14 December&lt;/a&gt;&lt;/td&gt; &lt;td&gt;&lt;/td&gt; &lt;td&gt;&lt;/td&gt; &lt;/tr&gt;">
            <text:p>&lt;tr&gt;&lt;td&gt;&lt;a href="2020/201214.html"&gt;14 December&lt;/a&gt;&lt;/td&gt; &lt;td&gt;&lt;/td&gt; &lt;td&gt;&lt;/td&gt; &lt;/tr&gt;</text:p>
          </table:table-cell>
          <table:table-cell table:style-name="ce77" table:formula="of:=[.A43]" office:value-type="string" office:string-value="201214.html">
            <text:p>201214.html</text:p>
          </table:table-cell>
          <table:table-cell table:formula="of:=IF([Planner.E41]=&quot;&quot;;&quot;&quot;;[Static.K$2]&amp;[Planner.E41]&amp;&quot;&lt;/p&gt;&quot;)">
            <text:p/>
          </table:table-cell>
          <table:table-cell table:style-name="ce48" table:formula="of:=[Static.$F$2]&amp;[.C43]&amp;&quot;&lt;/table&gt;&lt;/div&gt;&quot;&amp;[.E4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14.html"&gt;14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2])-2000&amp;TEXT(MONTH([Planner.B42]);&quot;00&quot;)&amp;TEXT(DAY([Planner.B42]);&quot;00&quot;)&amp;&quot;.html&quot;" office:value-type="string" office:string-value="201228.html">
            <text:p>201228.html</text:p>
          </table:table-cell>
          <table:table-cell table:formula="of:=&quot;&lt;a href=&quot;&amp;CHAR(34)&amp;YEAR([Planner.B42])&amp;&quot;/&quot;&amp;[.A44]&amp;CHAR(34)&amp;&quot;&gt;&quot;&amp;TEXT(([Planner.B42]);&quot;DD MMMM&quot;)&amp;&quot;&lt;/a&gt;&quot;" office:value-type="string" office:string-value="&lt;a href=&quot;2020/201228.html&quot;&gt;28 December&lt;/a&gt;">
            <text:p>&lt;a href="2020/201228.html"&gt;28 December&lt;/a&gt;</text:p>
          </table:table-cell>
          <table:table-cell table:formula="of:=&quot;&lt;tr&gt;&lt;td&gt;&quot;&amp;[.B44]&amp;&quot;&lt;/td&gt; &lt;td&gt;&quot;&amp;[Planner.C42]&amp;&quot;&lt;/td&gt; &lt;td&gt;&quot;&amp;[Planner.D42]&amp;&quot;&lt;/td&gt; &lt;/tr&gt;&quot;" office:value-type="string" office:string-value="&lt;tr&gt;&lt;td&gt;&lt;a href=&quot;2020/201228.html&quot;&gt;28 December&lt;/a&gt;&lt;/td&gt; &lt;td&gt;Christmas Week&lt;/td&gt; &lt;td&gt;&lt;/td&gt; &lt;/tr&gt;">
            <text:p>&lt;tr&gt;&lt;td&gt;&lt;a href="2020/201228.html"&gt;28 December&lt;/a&gt;&lt;/td&gt; &lt;td&gt;Christmas Week&lt;/td&gt; &lt;td&gt;&lt;/td&gt; &lt;/tr&gt;</text:p>
          </table:table-cell>
          <table:table-cell table:style-name="ce77" table:formula="of:=[.A44]" office:value-type="string" office:string-value="201228.html">
            <text:p>201228.html</text:p>
          </table:table-cell>
          <table:table-cell table:formula="of:=IF([Planner.E42]=&quot;&quot;;&quot;&quot;;[Static.K$2]&amp;[Planner.E42]&amp;&quot;&lt;/p&gt;&quot;)">
            <text:p/>
          </table:table-cell>
          <table:table-cell table:style-name="ce48" table:formula="of:=[Static.$F$2]&amp;[.C44]&amp;&quot;&lt;/table&gt;&lt;/div&gt;&quot;&amp;[.E4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28.html&quot;&gt;28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28.html"&gt;28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3])-2000&amp;TEXT(MONTH([Planner.B43]);&quot;00&quot;)&amp;TEXT(DAY([Planner.B43]);&quot;00&quot;)&amp;&quot;.html&quot;" office:value-type="string" office:string-value="210111.html">
            <text:p>210111.html</text:p>
          </table:table-cell>
          <table:table-cell table:formula="of:=&quot;&lt;a href=&quot;&amp;CHAR(34)&amp;YEAR([Planner.B43])&amp;&quot;/&quot;&amp;[.A45]&amp;CHAR(34)&amp;&quot;&gt;&quot;&amp;TEXT(([Planner.B43]);&quot;DD MMMM&quot;)&amp;&quot;&lt;/a&gt;&quot;" office:value-type="string" office:string-value="&lt;a href=&quot;2021/210111.html&quot;&gt;11 January&lt;/a&gt;">
            <text:p>&lt;a href="2021/210111.html"&gt;11 January&lt;/a&gt;</text:p>
          </table:table-cell>
          <table:table-cell table:formula="of:=&quot;&lt;tr&gt;&lt;td&gt;&quot;&amp;[.B45]&amp;&quot;&lt;/td&gt; &lt;td&gt;&quot;&amp;[Planner.C43]&amp;&quot;&lt;/td&gt; &lt;td&gt;&quot;&amp;[Planner.D43]&amp;&quot;&lt;/td&gt; &lt;/tr&gt;&quot;" office:value-type="string" office:string-value="&lt;tr&gt;&lt;td&gt;&lt;a href=&quot;2021/210111.html&quot;&gt;11 January&lt;/a&gt;&lt;/td&gt; &lt;td&gt;&lt;/td&gt; &lt;td&gt;&lt;/td&gt; &lt;/tr&gt;">
            <text:p>&lt;tr&gt;&lt;td&gt;&lt;a href="2021/210111.html"&gt;11 January&lt;/a&gt;&lt;/td&gt; &lt;td&gt;&lt;/td&gt; &lt;td&gt;&lt;/td&gt; &lt;/tr&gt;</text:p>
          </table:table-cell>
          <table:table-cell table:style-name="ce77" table:formula="of:=[.A45]" office:value-type="string" office:string-value="210111.html">
            <text:p>210111.html</text:p>
          </table:table-cell>
          <table:table-cell table:formula="of:=IF([Planner.E43]=&quot;&quot;;&quot;&quot;;[Static.K$2]&amp;[Planner.E43]&amp;&quot;&lt;/p&gt;&quot;)">
            <text:p/>
          </table:table-cell>
          <table:table-cell table:style-name="ce48" table:formula="of:=[Static.$F$2]&amp;[.C45]&amp;&quot;&lt;/table&gt;&lt;/div&gt;&quot;&amp;[.E4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11.html&quot;&gt;11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11.html"&gt;11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4])-2000&amp;TEXT(MONTH([Planner.B44]);&quot;00&quot;)&amp;TEXT(DAY([Planner.B44]);&quot;00&quot;)&amp;&quot;.html&quot;" office:value-type="string" office:string-value="210125.html">
            <text:p>210125.html</text:p>
          </table:table-cell>
          <table:table-cell table:formula="of:=&quot;&lt;a href=&quot;&amp;CHAR(34)&amp;YEAR([Planner.B44])&amp;&quot;/&quot;&amp;[.A46]&amp;CHAR(34)&amp;&quot;&gt;&quot;&amp;TEXT(([Planner.B44]);&quot;DD MMMM&quot;)&amp;&quot;&lt;/a&gt;&quot;" office:value-type="string" office:string-value="&lt;a href=&quot;2021/210125.html&quot;&gt;25 January&lt;/a&gt;">
            <text:p>&lt;a href="2021/210125.html"&gt;25 January&lt;/a&gt;</text:p>
          </table:table-cell>
          <table:table-cell table:formula="of:=&quot;&lt;tr&gt;&lt;td&gt;&quot;&amp;[.B46]&amp;&quot;&lt;/td&gt; &lt;td&gt;&quot;&amp;[Planner.C44]&amp;&quot;&lt;/td&gt; &lt;td&gt;&quot;&amp;[Planner.D44]&amp;&quot;&lt;/td&gt; &lt;/tr&gt;&quot;" office:value-type="string" office:string-value="&lt;tr&gt;&lt;td&gt;&lt;a href=&quot;2021/210125.html&quot;&gt;25 January&lt;/a&gt;&lt;/td&gt; &lt;td&gt;&lt;/td&gt; &lt;td&gt;&lt;/td&gt; &lt;/tr&gt;">
            <text:p>&lt;tr&gt;&lt;td&gt;&lt;a href="2021/210125.html"&gt;25 January&lt;/a&gt;&lt;/td&gt; &lt;td&gt;&lt;/td&gt; &lt;td&gt;&lt;/td&gt; &lt;/tr&gt;</text:p>
          </table:table-cell>
          <table:table-cell table:style-name="ce77" table:formula="of:=[.A46]" office:value-type="string" office:string-value="210125.html">
            <text:p>210125.html</text:p>
          </table:table-cell>
          <table:table-cell table:formula="of:=IF([Planner.E44]=&quot;&quot;;&quot;&quot;;[Static.K$2]&amp;[Planner.E44]&amp;&quot;&lt;/p&gt;&quot;)">
            <text:p/>
          </table:table-cell>
          <table:table-cell table:style-name="ce48" table:formula="of:=[Static.$F$2]&amp;[.C46]&amp;&quot;&lt;/table&gt;&lt;/div&gt;&quot;&amp;[.E4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25.html&quot;&gt;25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25.html"&gt;25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5])-2000&amp;TEXT(MONTH([Planner.B45]);&quot;00&quot;)&amp;TEXT(DAY([Planner.B45]);&quot;00&quot;)&amp;&quot;.html&quot;" office:value-type="string" office:string-value="210208.html">
            <text:p>210208.html</text:p>
          </table:table-cell>
          <table:table-cell table:formula="of:=&quot;&lt;a href=&quot;&amp;CHAR(34)&amp;YEAR([Planner.B45])&amp;&quot;/&quot;&amp;[.A47]&amp;CHAR(34)&amp;&quot;&gt;&quot;&amp;TEXT(([Planner.B45]);&quot;DD MMMM&quot;)&amp;&quot;&lt;/a&gt;&quot;" office:value-type="string" office:string-value="&lt;a href=&quot;2021/210208.html&quot;&gt;08 February&lt;/a&gt;">
            <text:p>&lt;a href="2021/210208.html"&gt;08 February&lt;/a&gt;</text:p>
          </table:table-cell>
          <table:table-cell table:formula="of:=&quot;&lt;tr&gt;&lt;td&gt;&quot;&amp;[.B47]&amp;&quot;&lt;/td&gt; &lt;td&gt;&quot;&amp;[Planner.C45]&amp;&quot;&lt;/td&gt; &lt;td&gt;&quot;&amp;[Planner.D45]&amp;&quot;&lt;/td&gt; &lt;/tr&gt;&quot;" office:value-type="string" office:string-value="&lt;tr&gt;&lt;td&gt;&lt;a href=&quot;2021/210208.html&quot;&gt;08 February&lt;/a&gt;&lt;/td&gt; &lt;td&gt;&lt;/td&gt; &lt;td&gt;&lt;/td&gt; &lt;/tr&gt;">
            <text:p>&lt;tr&gt;&lt;td&gt;&lt;a href="2021/210208.html"&gt;08 February&lt;/a&gt;&lt;/td&gt; &lt;td&gt;&lt;/td&gt; &lt;td&gt;&lt;/td&gt; &lt;/tr&gt;</text:p>
          </table:table-cell>
          <table:table-cell table:style-name="ce77" table:formula="of:=[.A47]" office:value-type="string" office:string-value="210208.html">
            <text:p>210208.html</text:p>
          </table:table-cell>
          <table:table-cell table:formula="of:=IF([Planner.E45]=&quot;&quot;;&quot;&quot;;[Static.K$2]&amp;[Planner.E45]&amp;&quot;&lt;/p&gt;&quot;)">
            <text:p/>
          </table:table-cell>
          <table:table-cell table:style-name="ce48" table:formula="of:=[Static.$F$2]&amp;[.C47]&amp;&quot;&lt;/table&gt;&lt;/div&gt;&quot;&amp;[.E4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08.html&quot;&gt;08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08.html"&gt;08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6])-2000&amp;TEXT(MONTH([Planner.B46]);&quot;00&quot;)&amp;TEXT(DAY([Planner.B46]);&quot;00&quot;)&amp;&quot;.html&quot;" office:value-type="string" office:string-value="210222.html">
            <text:p>210222.html</text:p>
          </table:table-cell>
          <table:table-cell table:formula="of:=&quot;&lt;a href=&quot;&amp;CHAR(34)&amp;YEAR([Planner.B46])&amp;&quot;/&quot;&amp;[.A48]&amp;CHAR(34)&amp;&quot;&gt;&quot;&amp;TEXT(([Planner.B46]);&quot;DD MMMM&quot;)&amp;&quot;&lt;/a&gt;&quot;" office:value-type="string" office:string-value="&lt;a href=&quot;2021/210222.html&quot;&gt;22 February&lt;/a&gt;">
            <text:p>&lt;a href="2021/210222.html"&gt;22 February&lt;/a&gt;</text:p>
          </table:table-cell>
          <table:table-cell table:formula="of:=&quot;&lt;tr&gt;&lt;td&gt;&quot;&amp;[.B48]&amp;&quot;&lt;/td&gt; &lt;td&gt;&quot;&amp;[Planner.C46]&amp;&quot;&lt;/td&gt; &lt;td&gt;&quot;&amp;[Planner.D46]&amp;&quot;&lt;/td&gt; &lt;/tr&gt;&quot;" office:value-type="string" office:string-value="&lt;tr&gt;&lt;td&gt;&lt;a href=&quot;2021/210222.html&quot;&gt;22 February&lt;/a&gt;&lt;/td&gt; &lt;td&gt;&lt;/td&gt; &lt;td&gt;&lt;/td&gt; &lt;/tr&gt;">
            <text:p>&lt;tr&gt;&lt;td&gt;&lt;a href="2021/210222.html"&gt;22 February&lt;/a&gt;&lt;/td&gt; &lt;td&gt;&lt;/td&gt; &lt;td&gt;&lt;/td&gt; &lt;/tr&gt;</text:p>
          </table:table-cell>
          <table:table-cell table:style-name="ce77" table:formula="of:=[.A48]" office:value-type="string" office:string-value="210222.html">
            <text:p>210222.html</text:p>
          </table:table-cell>
          <table:table-cell table:formula="of:=IF([Planner.E46]=&quot;&quot;;&quot;&quot;;[Static.K$2]&amp;[Planner.E46]&amp;&quot;&lt;/p&gt;&quot;)">
            <text:p/>
          </table:table-cell>
          <table:table-cell table:style-name="ce48" table:formula="of:=[Static.$F$2]&amp;[.C48]&amp;&quot;&lt;/table&gt;&lt;/div&gt;&quot;&amp;[.E4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22.html&quot;&gt;22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22.html"&gt;22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7])-2000&amp;TEXT(MONTH([Planner.B47]);&quot;00&quot;)&amp;TEXT(DAY([Planner.B47]);&quot;00&quot;)&amp;&quot;.html&quot;" office:value-type="string" office:string-value="210308.html">
            <text:p>210308.html</text:p>
          </table:table-cell>
          <table:table-cell table:formula="of:=&quot;&lt;a href=&quot;&amp;CHAR(34)&amp;YEAR([Planner.B47])&amp;&quot;/&quot;&amp;[.A49]&amp;CHAR(34)&amp;&quot;&gt;&quot;&amp;TEXT(([Planner.B47]);&quot;DD MMMM&quot;)&amp;&quot;&lt;/a&gt;&quot;" office:value-type="string" office:string-value="&lt;a href=&quot;2021/210308.html&quot;&gt;08 March&lt;/a&gt;">
            <text:p>&lt;a href="2021/210308.html"&gt;08 March&lt;/a&gt;</text:p>
          </table:table-cell>
          <table:table-cell table:formula="of:=&quot;&lt;tr&gt;&lt;td&gt;&quot;&amp;[.B49]&amp;&quot;&lt;/td&gt; &lt;td&gt;&quot;&amp;[Planner.C47]&amp;&quot;&lt;/td&gt; &lt;td&gt;&quot;&amp;[Planner.D47]&amp;&quot;&lt;/td&gt; &lt;/tr&gt;&quot;" office:value-type="string" office:string-value="&lt;tr&gt;&lt;td&gt;&lt;a href=&quot;2021/210308.html&quot;&gt;08 March&lt;/a&gt;&lt;/td&gt; &lt;td&gt;&lt;/td&gt; &lt;td&gt;&lt;/td&gt; &lt;/tr&gt;">
            <text:p>&lt;tr&gt;&lt;td&gt;&lt;a href="2021/210308.html"&gt;08 March&lt;/a&gt;&lt;/td&gt; &lt;td&gt;&lt;/td&gt; &lt;td&gt;&lt;/td&gt; &lt;/tr&gt;</text:p>
          </table:table-cell>
          <table:table-cell table:style-name="ce77" table:formula="of:=[.A49]" office:value-type="string" office:string-value="210308.html">
            <text:p>210308.html</text:p>
          </table:table-cell>
          <table:table-cell table:formula="of:=IF([Planner.E47]=&quot;&quot;;&quot;&quot;;[Static.K$2]&amp;[Planner.E47]&amp;&quot;&lt;/p&gt;&quot;)">
            <text:p/>
          </table:table-cell>
          <table:table-cell table:style-name="ce48" table:formula="of:=[Static.$F$2]&amp;[.C49]&amp;&quot;&lt;/table&gt;&lt;/div&gt;&quot;&amp;[.E4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08.html&quot;&gt;08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08.html"&gt;08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8])-2000&amp;TEXT(MONTH([Planner.B48]);&quot;00&quot;)&amp;TEXT(DAY([Planner.B48]);&quot;00&quot;)&amp;&quot;.html&quot;" office:value-type="string" office:string-value="210322.html">
            <text:p>210322.html</text:p>
          </table:table-cell>
          <table:table-cell table:formula="of:=&quot;&lt;a href=&quot;&amp;CHAR(34)&amp;YEAR([Planner.B48])&amp;&quot;/&quot;&amp;[.A50]&amp;CHAR(34)&amp;&quot;&gt;&quot;&amp;TEXT(([Planner.B48]);&quot;DD MMMM&quot;)&amp;&quot;&lt;/a&gt;&quot;" office:value-type="string" office:string-value="&lt;a href=&quot;2021/210322.html&quot;&gt;22 March&lt;/a&gt;">
            <text:p>&lt;a href="2021/210322.html"&gt;22 March&lt;/a&gt;</text:p>
          </table:table-cell>
          <table:table-cell table:formula="of:=&quot;&lt;tr&gt;&lt;td&gt;&quot;&amp;[.B50]&amp;&quot;&lt;/td&gt; &lt;td&gt;&quot;&amp;[Planner.C48]&amp;&quot;&lt;/td&gt; &lt;td&gt;&quot;&amp;[Planner.D48]&amp;&quot;&lt;/td&gt; &lt;/tr&gt;&quot;" office:value-type="string" office:string-value="&lt;tr&gt;&lt;td&gt;&lt;a href=&quot;2021/210322.html&quot;&gt;22 March&lt;/a&gt;&lt;/td&gt; &lt;td&gt;&lt;/td&gt; &lt;td&gt;&lt;/td&gt; &lt;/tr&gt;">
            <text:p>&lt;tr&gt;&lt;td&gt;&lt;a href="2021/210322.html"&gt;22 March&lt;/a&gt;&lt;/td&gt; &lt;td&gt;&lt;/td&gt; &lt;td&gt;&lt;/td&gt; &lt;/tr&gt;</text:p>
          </table:table-cell>
          <table:table-cell table:style-name="ce77" table:formula="of:=[.A50]" office:value-type="string" office:string-value="210322.html">
            <text:p>210322.html</text:p>
          </table:table-cell>
          <table:table-cell table:formula="of:=IF([Planner.E48]=&quot;&quot;;&quot;&quot;;[Static.K$2]&amp;[Planner.E48]&amp;&quot;&lt;/p&gt;&quot;)">
            <text:p/>
          </table:table-cell>
          <table:table-cell table:style-name="ce48" table:formula="of:=[Static.$F$2]&amp;[.C50]&amp;&quot;&lt;/table&gt;&lt;/div&gt;&quot;&amp;[.E5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22.html&quot;&gt;22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22.html"&gt;22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9])-2000&amp;TEXT(MONTH([Planner.B49]);&quot;00&quot;)&amp;TEXT(DAY([Planner.B49]);&quot;00&quot;)&amp;&quot;.html&quot;" office:value-type="string" office:string-value="210412.html">
            <text:p>210412.html</text:p>
          </table:table-cell>
          <table:table-cell table:formula="of:=&quot;&lt;a href=&quot;&amp;CHAR(34)&amp;YEAR([Planner.B49])&amp;&quot;/&quot;&amp;[.A51]&amp;CHAR(34)&amp;&quot;&gt;&quot;&amp;TEXT(([Planner.B49]);&quot;DD MMMM&quot;)&amp;&quot;&lt;/a&gt;&quot;" office:value-type="string" office:string-value="&lt;a href=&quot;2021/210412.html&quot;&gt;12 April&lt;/a&gt;">
            <text:p>&lt;a href="2021/210412.html"&gt;12 April&lt;/a&gt;</text:p>
          </table:table-cell>
          <table:table-cell table:formula="of:=&quot;&lt;tr&gt;&lt;td&gt;&quot;&amp;[.B51]&amp;&quot;&lt;/td&gt; &lt;td&gt;&quot;&amp;[Planner.C49]&amp;&quot;&lt;/td&gt; &lt;td&gt;&quot;&amp;[Planner.D49]&amp;&quot;&lt;/td&gt; &lt;/tr&gt;&quot;" office:value-type="string" office:string-value="&lt;tr&gt;&lt;td&gt;&lt;a href=&quot;2021/210412.html&quot;&gt;12 April&lt;/a&gt;&lt;/td&gt; &lt;td&gt;&lt;/td&gt; &lt;td&gt;&lt;/td&gt; &lt;/tr&gt;">
            <text:p>&lt;tr&gt;&lt;td&gt;&lt;a href="2021/210412.html"&gt;12 April&lt;/a&gt;&lt;/td&gt; &lt;td&gt;&lt;/td&gt; &lt;td&gt;&lt;/td&gt; &lt;/tr&gt;</text:p>
          </table:table-cell>
          <table:table-cell table:style-name="ce77" table:formula="of:=[.A51]" office:value-type="string" office:string-value="210412.html">
            <text:p>210412.html</text:p>
          </table:table-cell>
          <table:table-cell table:formula="of:=IF([Planner.E49]=&quot;&quot;;&quot;&quot;;[Static.K$2]&amp;[Planner.E49]&amp;&quot;&lt;/p&gt;&quot;)">
            <text:p/>
          </table:table-cell>
          <table:table-cell table:style-name="ce48" table:formula="of:=[Static.$F$2]&amp;[.C51]&amp;&quot;&lt;/table&gt;&lt;/div&gt;&quot;&amp;[.E5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12.html&quot;&gt;12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12.html"&gt;12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0])-2000&amp;TEXT(MONTH([Planner.B50]);&quot;00&quot;)&amp;TEXT(DAY([Planner.B50]);&quot;00&quot;)&amp;&quot;.html&quot;" office:value-type="string" office:string-value="210426.html">
            <text:p>210426.html</text:p>
          </table:table-cell>
          <table:table-cell table:formula="of:=&quot;&lt;a href=&quot;&amp;CHAR(34)&amp;YEAR([Planner.B50])&amp;&quot;/&quot;&amp;[.A52]&amp;CHAR(34)&amp;&quot;&gt;&quot;&amp;TEXT(([Planner.B50]);&quot;DD MMMM&quot;)&amp;&quot;&lt;/a&gt;&quot;" office:value-type="string" office:string-value="&lt;a href=&quot;2021/210426.html&quot;&gt;26 April&lt;/a&gt;">
            <text:p>&lt;a href="2021/210426.html"&gt;26 April&lt;/a&gt;</text:p>
          </table:table-cell>
          <table:table-cell table:formula="of:=&quot;&lt;tr&gt;&lt;td&gt;&quot;&amp;[.B52]&amp;&quot;&lt;/td&gt; &lt;td&gt;&quot;&amp;[Planner.C50]&amp;&quot;&lt;/td&gt; &lt;td&gt;&quot;&amp;[Planner.D50]&amp;&quot;&lt;/td&gt; &lt;/tr&gt;&quot;" office:value-type="string" office:string-value="&lt;tr&gt;&lt;td&gt;&lt;a href=&quot;2021/210426.html&quot;&gt;26 April&lt;/a&gt;&lt;/td&gt; &lt;td&gt;&lt;/td&gt; &lt;td&gt;&lt;/td&gt; &lt;/tr&gt;">
            <text:p>&lt;tr&gt;&lt;td&gt;&lt;a href="2021/210426.html"&gt;26 April&lt;/a&gt;&lt;/td&gt; &lt;td&gt;&lt;/td&gt; &lt;td&gt;&lt;/td&gt; &lt;/tr&gt;</text:p>
          </table:table-cell>
          <table:table-cell table:style-name="ce77" table:formula="of:=[.A52]" office:value-type="string" office:string-value="210426.html">
            <text:p>210426.html</text:p>
          </table:table-cell>
          <table:table-cell table:formula="of:=IF([Planner.E50]=&quot;&quot;;&quot;&quot;;[Static.K$2]&amp;[Planner.E50]&amp;&quot;&lt;/p&gt;&quot;)">
            <text:p/>
          </table:table-cell>
          <table:table-cell table:style-name="ce48" table:formula="of:=[Static.$F$2]&amp;[.C52]&amp;&quot;&lt;/table&gt;&lt;/div&gt;&quot;&amp;[.E5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26.html&quot;&gt;26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26.html"&gt;26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1])-2000&amp;TEXT(MONTH([Planner.B51]);&quot;00&quot;)&amp;TEXT(DAY([Planner.B51]);&quot;00&quot;)&amp;&quot;.html&quot;" office:value-type="string" office:string-value="210510.html">
            <text:p>210510.html</text:p>
          </table:table-cell>
          <table:table-cell table:formula="of:=&quot;&lt;a href=&quot;&amp;CHAR(34)&amp;YEAR([Planner.B51])&amp;&quot;/&quot;&amp;[.A53]&amp;CHAR(34)&amp;&quot;&gt;&quot;&amp;TEXT(([Planner.B51]);&quot;DD MMMM&quot;)&amp;&quot;&lt;/a&gt;&quot;" office:value-type="string" office:string-value="&lt;a href=&quot;2021/210510.html&quot;&gt;10 May&lt;/a&gt;">
            <text:p>&lt;a href="2021/210510.html"&gt;10 May&lt;/a&gt;</text:p>
          </table:table-cell>
          <table:table-cell table:formula="of:=&quot;&lt;tr&gt;&lt;td&gt;&quot;&amp;[.B53]&amp;&quot;&lt;/td&gt; &lt;td&gt;&quot;&amp;[Planner.C51]&amp;&quot;&lt;/td&gt; &lt;td&gt;&quot;&amp;[Planner.D51]&amp;&quot;&lt;/td&gt; &lt;/tr&gt;&quot;" office:value-type="string" office:string-value="&lt;tr&gt;&lt;td&gt;&lt;a href=&quot;2021/210510.html&quot;&gt;10 May&lt;/a&gt;&lt;/td&gt; &lt;td&gt;&lt;/td&gt; &lt;td&gt;&lt;/td&gt; &lt;/tr&gt;">
            <text:p>&lt;tr&gt;&lt;td&gt;&lt;a href="2021/210510.html"&gt;10 May&lt;/a&gt;&lt;/td&gt; &lt;td&gt;&lt;/td&gt; &lt;td&gt;&lt;/td&gt; &lt;/tr&gt;</text:p>
          </table:table-cell>
          <table:table-cell table:style-name="ce77" table:formula="of:=[.A53]" office:value-type="string" office:string-value="210510.html">
            <text:p>210510.html</text:p>
          </table:table-cell>
          <table:table-cell table:formula="of:=IF([Planner.E51]=&quot;&quot;;&quot;&quot;;[Static.K$2]&amp;[Planner.E51]&amp;&quot;&lt;/p&gt;&quot;)">
            <text:p/>
          </table:table-cell>
          <table:table-cell table:style-name="ce48" table:formula="of:=[Static.$F$2]&amp;[.C53]&amp;&quot;&lt;/table&gt;&lt;/div&gt;&quot;&amp;[.E5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10.html&quot;&gt;10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10.html"&gt;10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2])-2000&amp;TEXT(MONTH([Planner.B52]);&quot;00&quot;)&amp;TEXT(DAY([Planner.B52]);&quot;00&quot;)&amp;&quot;.html&quot;" office:value-type="string" office:string-value="210524.html">
            <text:p>210524.html</text:p>
          </table:table-cell>
          <table:table-cell table:formula="of:=&quot;&lt;a href=&quot;&amp;CHAR(34)&amp;YEAR([Planner.B52])&amp;&quot;/&quot;&amp;[.A54]&amp;CHAR(34)&amp;&quot;&gt;&quot;&amp;TEXT(([Planner.B52]);&quot;DD MMMM&quot;)&amp;&quot;&lt;/a&gt;&quot;" office:value-type="string" office:string-value="&lt;a href=&quot;2021/210524.html&quot;&gt;24 May&lt;/a&gt;">
            <text:p>&lt;a href="2021/210524.html"&gt;24 May&lt;/a&gt;</text:p>
          </table:table-cell>
          <table:table-cell table:formula="of:=&quot;&lt;tr&gt;&lt;td&gt;&quot;&amp;[.B54]&amp;&quot;&lt;/td&gt; &lt;td&gt;&quot;&amp;[Planner.C52]&amp;&quot;&lt;/td&gt; &lt;td&gt;&quot;&amp;[Planner.D52]&amp;&quot;&lt;/td&gt; &lt;/tr&gt;&quot;" office:value-type="string" office:string-value="&lt;tr&gt;&lt;td&gt;&lt;a href=&quot;2021/210524.html&quot;&gt;24 May&lt;/a&gt;&lt;/td&gt; &lt;td&gt;&lt;/td&gt; &lt;td&gt;&lt;/td&gt; &lt;/tr&gt;">
            <text:p>&lt;tr&gt;&lt;td&gt;&lt;a href="2021/210524.html"&gt;24 May&lt;/a&gt;&lt;/td&gt; &lt;td&gt;&lt;/td&gt; &lt;td&gt;&lt;/td&gt; &lt;/tr&gt;</text:p>
          </table:table-cell>
          <table:table-cell table:style-name="ce77" table:formula="of:=[.A54]" office:value-type="string" office:string-value="210524.html">
            <text:p>210524.html</text:p>
          </table:table-cell>
          <table:table-cell table:formula="of:=IF([Planner.E52]=&quot;&quot;;&quot;&quot;;[Static.K$2]&amp;[Planner.E52]&amp;&quot;&lt;/p&gt;&quot;)">
            <text:p/>
          </table:table-cell>
          <table:table-cell table:style-name="ce48" table:formula="of:=[Static.$F$2]&amp;[.C54]&amp;&quot;&lt;/table&gt;&lt;/div&gt;&quot;&amp;[.E5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24.html&quot;&gt;24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24.html"&gt;24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3])-2000&amp;TEXT(MONTH([Planner.B53]);&quot;00&quot;)&amp;TEXT(DAY([Planner.B53]);&quot;00&quot;)&amp;&quot;.html&quot;" office:value-type="string" office:string-value="210614.html">
            <text:p>210614.html</text:p>
          </table:table-cell>
          <table:table-cell table:formula="of:=&quot;&lt;a href=&quot;&amp;CHAR(34)&amp;YEAR([Planner.B53])&amp;&quot;/&quot;&amp;[.A55]&amp;CHAR(34)&amp;&quot;&gt;&quot;&amp;TEXT(([Planner.B53]);&quot;DD MMMM&quot;)&amp;&quot;&lt;/a&gt;&quot;" office:value-type="string" office:string-value="&lt;a href=&quot;2021/210614.html&quot;&gt;14 June&lt;/a&gt;">
            <text:p>&lt;a href="2021/210614.html"&gt;14 June&lt;/a&gt;</text:p>
          </table:table-cell>
          <table:table-cell table:formula="of:=&quot;&lt;tr&gt;&lt;td&gt;&quot;&amp;[.B55]&amp;&quot;&lt;/td&gt; &lt;td&gt;&quot;&amp;[Planner.C53]&amp;&quot;&lt;/td&gt; &lt;td&gt;&quot;&amp;[Planner.D53]&amp;&quot;&lt;/td&gt; &lt;/tr&gt;&quot;" office:value-type="string" office:string-value="&lt;tr&gt;&lt;td&gt;&lt;a href=&quot;2021/210614.html&quot;&gt;14 June&lt;/a&gt;&lt;/td&gt; &lt;td&gt;&lt;/td&gt; &lt;td&gt;&lt;/td&gt; &lt;/tr&gt;">
            <text:p>&lt;tr&gt;&lt;td&gt;&lt;a href="2021/210614.html"&gt;14 June&lt;/a&gt;&lt;/td&gt; &lt;td&gt;&lt;/td&gt; &lt;td&gt;&lt;/td&gt; &lt;/tr&gt;</text:p>
          </table:table-cell>
          <table:table-cell table:style-name="ce77" table:formula="of:=[.A55]" office:value-type="string" office:string-value="210614.html">
            <text:p>210614.html</text:p>
          </table:table-cell>
          <table:table-cell table:formula="of:=IF([Planner.E53]=&quot;&quot;;&quot;&quot;;[Static.K$2]&amp;[Planner.E53]&amp;&quot;&lt;/p&gt;&quot;)">
            <text:p/>
          </table:table-cell>
          <table:table-cell table:style-name="ce48" table:formula="of:=[Static.$F$2]&amp;[.C55]&amp;&quot;&lt;/table&gt;&lt;/div&gt;&quot;&amp;[.E5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14.html&quot;&gt;14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14.html"&gt;14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4])-2000&amp;TEXT(MONTH([Planner.B54]);&quot;00&quot;)&amp;TEXT(DAY([Planner.B54]);&quot;00&quot;)&amp;&quot;.html&quot;" office:value-type="string" office:string-value="210628.html">
            <text:p>210628.html</text:p>
          </table:table-cell>
          <table:table-cell table:formula="of:=&quot;&lt;a href=&quot;&amp;CHAR(34)&amp;YEAR([Planner.B54])&amp;&quot;/&quot;&amp;[.A56]&amp;CHAR(34)&amp;&quot;&gt;&quot;&amp;TEXT(([Planner.B54]);&quot;DD MMMM&quot;)&amp;&quot;&lt;/a&gt;&quot;" office:value-type="string" office:string-value="&lt;a href=&quot;2021/210628.html&quot;&gt;28 June&lt;/a&gt;">
            <text:p>&lt;a href="2021/210628.html"&gt;28 June&lt;/a&gt;</text:p>
          </table:table-cell>
          <table:table-cell table:formula="of:=&quot;&lt;tr&gt;&lt;td&gt;&quot;&amp;[.B56]&amp;&quot;&lt;/td&gt; &lt;td&gt;&quot;&amp;[Planner.C54]&amp;&quot;&lt;/td&gt; &lt;td&gt;&quot;&amp;[Planner.D54]&amp;&quot;&lt;/td&gt; &lt;/tr&gt;&quot;" office:value-type="string" office:string-value="&lt;tr&gt;&lt;td&gt;&lt;a href=&quot;2021/210628.html&quot;&gt;28 June&lt;/a&gt;&lt;/td&gt; &lt;td&gt;&lt;/td&gt; &lt;td&gt;&lt;/td&gt; &lt;/tr&gt;">
            <text:p>&lt;tr&gt;&lt;td&gt;&lt;a href="2021/210628.html"&gt;28 June&lt;/a&gt;&lt;/td&gt; &lt;td&gt;&lt;/td&gt; &lt;td&gt;&lt;/td&gt; &lt;/tr&gt;</text:p>
          </table:table-cell>
          <table:table-cell table:style-name="ce77" table:formula="of:=[.A56]" office:value-type="string" office:string-value="210628.html">
            <text:p>210628.html</text:p>
          </table:table-cell>
          <table:table-cell table:formula="of:=IF([Planner.E54]=&quot;&quot;;&quot;&quot;;[Static.K$2]&amp;[Planner.E54]&amp;&quot;&lt;/p&gt;&quot;)">
            <text:p/>
          </table:table-cell>
          <table:table-cell table:style-name="ce48" table:formula="of:=[Static.$F$2]&amp;[.C56]&amp;&quot;&lt;/table&gt;&lt;/div&gt;&quot;&amp;[.E5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28.html&quot;&gt;2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28.html"&gt;2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5])-2000&amp;TEXT(MONTH([Planner.B55]);&quot;00&quot;)&amp;TEXT(DAY([Planner.B55]);&quot;00&quot;)&amp;&quot;.html&quot;" office:value-type="string" office:string-value="210712.html">
            <text:p>210712.html</text:p>
          </table:table-cell>
          <table:table-cell table:formula="of:=&quot;&lt;a href=&quot;&amp;CHAR(34)&amp;YEAR([Planner.B55])&amp;&quot;/&quot;&amp;[.A57]&amp;CHAR(34)&amp;&quot;&gt;&quot;&amp;TEXT(([Planner.B55]);&quot;DD MMMM&quot;)&amp;&quot;&lt;/a&gt;&quot;" office:value-type="string" office:string-value="&lt;a href=&quot;2021/210712.html&quot;&gt;12 July&lt;/a&gt;">
            <text:p>&lt;a href="2021/210712.html"&gt;12 July&lt;/a&gt;</text:p>
          </table:table-cell>
          <table:table-cell table:formula="of:=&quot;&lt;tr&gt;&lt;td&gt;&quot;&amp;[.B57]&amp;&quot;&lt;/td&gt; &lt;td&gt;&quot;&amp;[Planner.C55]&amp;&quot;&lt;/td&gt; &lt;td&gt;&quot;&amp;[Planner.D55]&amp;&quot;&lt;/td&gt; &lt;/tr&gt;&quot;" office:value-type="string" office:string-value="&lt;tr&gt;&lt;td&gt;&lt;a href=&quot;2021/210712.html&quot;&gt;12 July&lt;/a&gt;&lt;/td&gt; &lt;td&gt;&lt;/td&gt; &lt;td&gt;&lt;/td&gt; &lt;/tr&gt;">
            <text:p>&lt;tr&gt;&lt;td&gt;&lt;a href="2021/210712.html"&gt;12 July&lt;/a&gt;&lt;/td&gt; &lt;td&gt;&lt;/td&gt; &lt;td&gt;&lt;/td&gt; &lt;/tr&gt;</text:p>
          </table:table-cell>
          <table:table-cell table:style-name="ce77" table:formula="of:=[.A57]" office:value-type="string" office:string-value="210712.html">
            <text:p>210712.html</text:p>
          </table:table-cell>
          <table:table-cell table:formula="of:=IF([Planner.E55]=&quot;&quot;;&quot;&quot;;[Static.K$2]&amp;[Planner.E55]&amp;&quot;&lt;/p&gt;&quot;)">
            <text:p/>
          </table:table-cell>
          <table:table-cell table:style-name="ce48" table:formula="of:=[Static.$F$2]&amp;[.C57]&amp;&quot;&lt;/table&gt;&lt;/div&gt;&quot;&amp;[.E5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12.html&quot;&gt;12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12.html"&gt;12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6])-2000&amp;TEXT(MONTH([Planner.B56]);&quot;00&quot;)&amp;TEXT(DAY([Planner.B56]);&quot;00&quot;)&amp;&quot;.html&quot;" office:value-type="string" office:string-value="210726.html">
            <text:p>210726.html</text:p>
          </table:table-cell>
          <table:table-cell table:formula="of:=&quot;&lt;a href=&quot;&amp;CHAR(34)&amp;YEAR([Planner.B56])&amp;&quot;/&quot;&amp;[.A58]&amp;CHAR(34)&amp;&quot;&gt;&quot;&amp;TEXT(([Planner.B56]);&quot;DD MMMM&quot;)&amp;&quot;&lt;/a&gt;&quot;" office:value-type="string" office:string-value="&lt;a href=&quot;2021/210726.html&quot;&gt;26 July&lt;/a&gt;">
            <text:p>&lt;a href="2021/210726.html"&gt;26 July&lt;/a&gt;</text:p>
          </table:table-cell>
          <table:table-cell table:formula="of:=&quot;&lt;tr&gt;&lt;td&gt;&quot;&amp;[.B58]&amp;&quot;&lt;/td&gt; &lt;td&gt;&quot;&amp;[Planner.C56]&amp;&quot;&lt;/td&gt; &lt;td&gt;&quot;&amp;[Planner.D56]&amp;&quot;&lt;/td&gt; &lt;/tr&gt;&quot;" office:value-type="string" office:string-value="&lt;tr&gt;&lt;td&gt;&lt;a href=&quot;2021/210726.html&quot;&gt;26 July&lt;/a&gt;&lt;/td&gt; &lt;td&gt;&lt;/td&gt; &lt;td&gt;&lt;/td&gt; &lt;/tr&gt;">
            <text:p>&lt;tr&gt;&lt;td&gt;&lt;a href="2021/210726.html"&gt;26 July&lt;/a&gt;&lt;/td&gt; &lt;td&gt;&lt;/td&gt; &lt;td&gt;&lt;/td&gt; &lt;/tr&gt;</text:p>
          </table:table-cell>
          <table:table-cell table:style-name="ce77" table:formula="of:=[.A58]" office:value-type="string" office:string-value="210726.html">
            <text:p>210726.html</text:p>
          </table:table-cell>
          <table:table-cell table:formula="of:=IF([Planner.E56]=&quot;&quot;;&quot;&quot;;[Static.K$2]&amp;[Planner.E56]&amp;&quot;&lt;/p&gt;&quot;)">
            <text:p/>
          </table:table-cell>
          <table:table-cell table:style-name="ce48" table:formula="of:=[Static.$F$2]&amp;[.C58]&amp;&quot;&lt;/table&gt;&lt;/div&gt;&quot;&amp;[.E5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26.html&quot;&gt;26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26.html"&gt;26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7])-2000&amp;TEXT(MONTH([Planner.B57]);&quot;00&quot;)&amp;TEXT(DAY([Planner.B57]);&quot;00&quot;)&amp;&quot;.html&quot;" office:value-type="string" office:string-value="210809.html">
            <text:p>210809.html</text:p>
          </table:table-cell>
          <table:table-cell table:formula="of:=&quot;&lt;a href=&quot;&amp;CHAR(34)&amp;YEAR([Planner.B57])&amp;&quot;/&quot;&amp;[.A59]&amp;CHAR(34)&amp;&quot;&gt;&quot;&amp;TEXT(([Planner.B57]);&quot;DD MMMM&quot;)&amp;&quot;&lt;/a&gt;&quot;" office:value-type="string" office:string-value="&lt;a href=&quot;2021/210809.html&quot;&gt;09 August&lt;/a&gt;">
            <text:p>&lt;a href="2021/210809.html"&gt;09 August&lt;/a&gt;</text:p>
          </table:table-cell>
          <table:table-cell table:formula="of:=&quot;&lt;tr&gt;&lt;td&gt;&quot;&amp;[.B59]&amp;&quot;&lt;/td&gt; &lt;td&gt;&quot;&amp;[Planner.C57]&amp;&quot;&lt;/td&gt; &lt;td&gt;&quot;&amp;[Planner.D57]&amp;&quot;&lt;/td&gt; &lt;/tr&gt;&quot;" office:value-type="string" office:string-value="&lt;tr&gt;&lt;td&gt;&lt;a href=&quot;2021/210809.html&quot;&gt;09 August&lt;/a&gt;&lt;/td&gt; &lt;td&gt;&lt;/td&gt; &lt;td&gt;&lt;/td&gt; &lt;/tr&gt;">
            <text:p>&lt;tr&gt;&lt;td&gt;&lt;a href="2021/210809.html"&gt;09 August&lt;/a&gt;&lt;/td&gt; &lt;td&gt;&lt;/td&gt; &lt;td&gt;&lt;/td&gt; &lt;/tr&gt;</text:p>
          </table:table-cell>
          <table:table-cell table:style-name="ce77" table:formula="of:=[.A59]" office:value-type="string" office:string-value="210809.html">
            <text:p>210809.html</text:p>
          </table:table-cell>
          <table:table-cell table:formula="of:=IF([Planner.E57]=&quot;&quot;;&quot;&quot;;[Static.K$2]&amp;[Planner.E57]&amp;&quot;&lt;/p&gt;&quot;)">
            <text:p/>
          </table:table-cell>
          <table:table-cell table:style-name="ce48" table:formula="of:=[Static.$F$2]&amp;[.C59]&amp;&quot;&lt;/table&gt;&lt;/div&gt;&quot;&amp;[.E5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09.html&quot;&gt;09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09.html"&gt;09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8])-2000&amp;TEXT(MONTH([Planner.B58]);&quot;00&quot;)&amp;TEXT(DAY([Planner.B58]);&quot;00&quot;)&amp;&quot;.html&quot;" office:value-type="string" office:string-value="210823.html">
            <text:p>210823.html</text:p>
          </table:table-cell>
          <table:table-cell table:formula="of:=&quot;&lt;a href=&quot;&amp;CHAR(34)&amp;YEAR([Planner.B58])&amp;&quot;/&quot;&amp;[.A60]&amp;CHAR(34)&amp;&quot;&gt;&quot;&amp;TEXT(([Planner.B58]);&quot;DD MMMM&quot;)&amp;&quot;&lt;/a&gt;&quot;" office:value-type="string" office:string-value="&lt;a href=&quot;2021/210823.html&quot;&gt;23 August&lt;/a&gt;">
            <text:p>&lt;a href="2021/210823.html"&gt;23 August&lt;/a&gt;</text:p>
          </table:table-cell>
          <table:table-cell table:formula="of:=&quot;&lt;tr&gt;&lt;td&gt;&quot;&amp;[.B60]&amp;&quot;&lt;/td&gt; &lt;td&gt;&quot;&amp;[Planner.C58]&amp;&quot;&lt;/td&gt; &lt;td&gt;&quot;&amp;[Planner.D58]&amp;&quot;&lt;/td&gt; &lt;/tr&gt;&quot;" office:value-type="string" office:string-value="&lt;tr&gt;&lt;td&gt;&lt;a href=&quot;2021/210823.html&quot;&gt;23 August&lt;/a&gt;&lt;/td&gt; &lt;td&gt;&lt;/td&gt; &lt;td&gt;&lt;/td&gt; &lt;/tr&gt;">
            <text:p>&lt;tr&gt;&lt;td&gt;&lt;a href="2021/210823.html"&gt;23 August&lt;/a&gt;&lt;/td&gt; &lt;td&gt;&lt;/td&gt; &lt;td&gt;&lt;/td&gt; &lt;/tr&gt;</text:p>
          </table:table-cell>
          <table:table-cell table:style-name="ce77" table:formula="of:=[.A60]" office:value-type="string" office:string-value="210823.html">
            <text:p>210823.html</text:p>
          </table:table-cell>
          <table:table-cell table:formula="of:=IF([Planner.E58]=&quot;&quot;;&quot;&quot;;[Static.K$2]&amp;[Planner.E58]&amp;&quot;&lt;/p&gt;&quot;)">
            <text:p/>
          </table:table-cell>
          <table:table-cell table:style-name="ce48" table:formula="of:=[Static.$F$2]&amp;[.C60]&amp;&quot;&lt;/table&gt;&lt;/div&gt;&quot;&amp;[.E6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3.html&quot;&gt;23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3.html"&gt;23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9])-2000&amp;TEXT(MONTH([Planner.B59]);&quot;00&quot;)&amp;TEXT(DAY([Planner.B59]);&quot;00&quot;)&amp;&quot;.html&quot;" office:value-type="string" office:string-value="210811.html">
            <text:p>210811.html</text:p>
          </table:table-cell>
          <table:table-cell table:formula="of:=&quot;&lt;a href=&quot;&amp;CHAR(34)&amp;YEAR([Planner.B59])&amp;&quot;/&quot;&amp;[.A61]&amp;CHAR(34)&amp;&quot;&gt;&quot;&amp;TEXT(([Planner.B59]);&quot;DD MMMM&quot;)&amp;&quot;&lt;/a&gt;&quot;" office:value-type="string" office:string-value="&lt;a href=&quot;2021/210811.html&quot;&gt;11 August&lt;/a&gt;">
            <text:p>&lt;a href="2021/210811.html"&gt;11 August&lt;/a&gt;</text:p>
          </table:table-cell>
          <table:table-cell table:formula="of:=&quot;&lt;tr&gt;&lt;td&gt;&quot;&amp;[.B61]&amp;&quot;&lt;/td&gt; &lt;td&gt;&quot;&amp;[Planner.C59]&amp;&quot;&lt;/td&gt; &lt;td&gt;&quot;&amp;[Planner.D59]&amp;&quot;&lt;/td&gt; &lt;/tr&gt;&quot;" office:value-type="string" office:string-value="&lt;tr&gt;&lt;td&gt;&lt;a href=&quot;2021/210811.html&quot;&gt;11 August&lt;/a&gt;&lt;/td&gt; &lt;td&gt;&lt;/td&gt; &lt;td&gt;&lt;/td&gt; &lt;/tr&gt;">
            <text:p>&lt;tr&gt;&lt;td&gt;&lt;a href="2021/210811.html"&gt;11 August&lt;/a&gt;&lt;/td&gt; &lt;td&gt;&lt;/td&gt; &lt;td&gt;&lt;/td&gt; &lt;/tr&gt;</text:p>
          </table:table-cell>
          <table:table-cell table:style-name="ce77" table:formula="of:=[.A61]" office:value-type="string" office:string-value="210811.html">
            <text:p>210811.html</text:p>
          </table:table-cell>
          <table:table-cell table:formula="of:=IF([Planner.E59]=&quot;&quot;;&quot;&quot;;[Static.K$2]&amp;[Planner.E59]&amp;&quot;&lt;/p&gt;&quot;)">
            <text:p/>
          </table:table-cell>
          <table:table-cell table:style-name="ce48" table:formula="of:=[Static.$F$2]&amp;[.C61]&amp;&quot;&lt;/table&gt;&lt;/div&gt;&quot;&amp;[.E6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11.html&quot;&gt;11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11.html"&gt;11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0])-2000&amp;TEXT(MONTH([Planner.B60]);&quot;00&quot;)&amp;TEXT(DAY([Planner.B60]);&quot;00&quot;)&amp;&quot;.html&quot;" office:value-type="string" office:string-value="210825.html">
            <text:p>210825.html</text:p>
          </table:table-cell>
          <table:table-cell table:formula="of:=&quot;&lt;a href=&quot;&amp;CHAR(34)&amp;YEAR([Planner.B60])&amp;&quot;/&quot;&amp;[.A62]&amp;CHAR(34)&amp;&quot;&gt;&quot;&amp;TEXT(([Planner.B60]);&quot;DD MMMM&quot;)&amp;&quot;&lt;/a&gt;&quot;" office:value-type="string" office:string-value="&lt;a href=&quot;2021/210825.html&quot;&gt;25 August&lt;/a&gt;">
            <text:p>&lt;a href="2021/210825.html"&gt;25 August&lt;/a&gt;</text:p>
          </table:table-cell>
          <table:table-cell table:formula="of:=&quot;&lt;tr&gt;&lt;td&gt;&quot;&amp;[.B62]&amp;&quot;&lt;/td&gt; &lt;td&gt;&quot;&amp;[Planner.C60]&amp;&quot;&lt;/td&gt; &lt;td&gt;&quot;&amp;[Planner.D60]&amp;&quot;&lt;/td&gt; &lt;/tr&gt;&quot;" office:value-type="string" office:string-value="&lt;tr&gt;&lt;td&gt;&lt;a href=&quot;2021/210825.html&quot;&gt;25 August&lt;/a&gt;&lt;/td&gt; &lt;td&gt;&lt;/td&gt; &lt;td&gt;&lt;/td&gt; &lt;/tr&gt;">
            <text:p>&lt;tr&gt;&lt;td&gt;&lt;a href="2021/210825.html"&gt;25 August&lt;/a&gt;&lt;/td&gt; &lt;td&gt;&lt;/td&gt; &lt;td&gt;&lt;/td&gt; &lt;/tr&gt;</text:p>
          </table:table-cell>
          <table:table-cell table:style-name="ce77" table:formula="of:=[.A62]" office:value-type="string" office:string-value="210825.html">
            <text:p>210825.html</text:p>
          </table:table-cell>
          <table:table-cell table:formula="of:=IF([Planner.E60]=&quot;&quot;;&quot;&quot;;[Static.K$2]&amp;[Planner.E60]&amp;&quot;&lt;/p&gt;&quot;)">
            <text:p/>
          </table:table-cell>
          <table:table-cell table:style-name="ce48" table:formula="of:=[Static.$F$2]&amp;[.C62]&amp;&quot;&lt;/table&gt;&lt;/div&gt;&quot;&amp;[.E6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5.html&quot;&gt;25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5.html"&gt;25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1])-2000&amp;TEXT(MONTH([Planner.B61]);&quot;00&quot;)&amp;TEXT(DAY([Planner.B61]);&quot;00&quot;)&amp;&quot;.html&quot;" office:value-type="string" office:string-value="211011.html">
            <text:p>211011.html</text:p>
          </table:table-cell>
          <table:table-cell table:formula="of:=&quot;&lt;a href=&quot;&amp;CHAR(34)&amp;YEAR([Planner.B61])&amp;&quot;/&quot;&amp;[.A63]&amp;CHAR(34)&amp;&quot;&gt;&quot;&amp;TEXT(([Planner.B61]);&quot;DD MMMM&quot;)&amp;&quot;&lt;/a&gt;&quot;" office:value-type="string" office:string-value="&lt;a href=&quot;2021/211011.html&quot;&gt;11 October&lt;/a&gt;">
            <text:p>&lt;a href="2021/211011.html"&gt;11 October&lt;/a&gt;</text:p>
          </table:table-cell>
          <table:table-cell table:formula="of:=&quot;&lt;tr&gt;&lt;td&gt;&quot;&amp;[.B63]&amp;&quot;&lt;/td&gt; &lt;td&gt;&quot;&amp;[Planner.C61]&amp;&quot;&lt;/td&gt; &lt;td&gt;&quot;&amp;[Planner.D61]&amp;&quot;&lt;/td&gt; &lt;/tr&gt;&quot;" office:value-type="string" office:string-value="&lt;tr&gt;&lt;td&gt;&lt;a href=&quot;2021/211011.html&quot;&gt;11 October&lt;/a&gt;&lt;/td&gt; &lt;td&gt;&lt;/td&gt; &lt;td&gt;&lt;/td&gt; &lt;/tr&gt;">
            <text:p>&lt;tr&gt;&lt;td&gt;&lt;a href="2021/211011.html"&gt;11 October&lt;/a&gt;&lt;/td&gt; &lt;td&gt;&lt;/td&gt; &lt;td&gt;&lt;/td&gt; &lt;/tr&gt;</text:p>
          </table:table-cell>
          <table:table-cell table:style-name="ce77" table:formula="of:=[.A63]" office:value-type="string" office:string-value="211011.html">
            <text:p>211011.html</text:p>
          </table:table-cell>
          <table:table-cell table:formula="of:=IF([Planner.E61]=&quot;&quot;;&quot;&quot;;[Static.K$2]&amp;[Planner.E61]&amp;&quot;&lt;/p&gt;&quot;)">
            <text:p/>
          </table:table-cell>
          <table:table-cell table:style-name="ce48" table:formula="of:=[Static.$F$2]&amp;[.C63]&amp;&quot;&lt;/table&gt;&lt;/div&gt;&quot;&amp;[.E6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11.html&quot;&gt;11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11.html"&gt;11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2])-2000&amp;TEXT(MONTH([Planner.B62]);&quot;00&quot;)&amp;TEXT(DAY([Planner.B62]);&quot;00&quot;)&amp;&quot;.html&quot;" office:value-type="string" office:string-value="211025.html">
            <text:p>211025.html</text:p>
          </table:table-cell>
          <table:table-cell table:formula="of:=&quot;&lt;a href=&quot;&amp;CHAR(34)&amp;YEAR([Planner.B62])&amp;&quot;/&quot;&amp;[.A64]&amp;CHAR(34)&amp;&quot;&gt;&quot;&amp;TEXT(([Planner.B62]);&quot;DD MMMM&quot;)&amp;&quot;&lt;/a&gt;&quot;" office:value-type="string" office:string-value="&lt;a href=&quot;2021/211025.html&quot;&gt;25 October&lt;/a&gt;">
            <text:p>&lt;a href="2021/211025.html"&gt;25 October&lt;/a&gt;</text:p>
          </table:table-cell>
          <table:table-cell table:formula="of:=&quot;&lt;tr&gt;&lt;td&gt;&quot;&amp;[.B64]&amp;&quot;&lt;/td&gt; &lt;td&gt;&quot;&amp;[Planner.C62]&amp;&quot;&lt;/td&gt; &lt;td&gt;&quot;&amp;[Planner.D62]&amp;&quot;&lt;/td&gt; &lt;/tr&gt;&quot;" office:value-type="string" office:string-value="&lt;tr&gt;&lt;td&gt;&lt;a href=&quot;2021/211025.html&quot;&gt;25 October&lt;/a&gt;&lt;/td&gt; &lt;td&gt;&lt;/td&gt; &lt;td&gt;&lt;/td&gt; &lt;/tr&gt;">
            <text:p>&lt;tr&gt;&lt;td&gt;&lt;a href="2021/211025.html"&gt;25 October&lt;/a&gt;&lt;/td&gt; &lt;td&gt;&lt;/td&gt; &lt;td&gt;&lt;/td&gt; &lt;/tr&gt;</text:p>
          </table:table-cell>
          <table:table-cell table:style-name="ce77" table:formula="of:=[.A64]" office:value-type="string" office:string-value="211025.html">
            <text:p>211025.html</text:p>
          </table:table-cell>
          <table:table-cell table:formula="of:=IF([Planner.E62]=&quot;&quot;;&quot;&quot;;[Static.K$2]&amp;[Planner.E62]&amp;&quot;&lt;/p&gt;&quot;)">
            <text:p/>
          </table:table-cell>
          <table:table-cell table:style-name="ce48" table:formula="of:=[Static.$F$2]&amp;[.C64]&amp;&quot;&lt;/table&gt;&lt;/div&gt;&quot;&amp;[.E6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25.html&quot;&gt;25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25.html"&gt;25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3])-2000&amp;TEXT(MONTH([Planner.B63]);&quot;00&quot;)&amp;TEXT(DAY([Planner.B63]);&quot;00&quot;)&amp;&quot;.html&quot;" office:value-type="string" office:string-value="211108.html">
            <text:p>211108.html</text:p>
          </table:table-cell>
          <table:table-cell table:formula="of:=&quot;&lt;a href=&quot;&amp;CHAR(34)&amp;YEAR([Planner.B63])&amp;&quot;/&quot;&amp;[.A65]&amp;CHAR(34)&amp;&quot;&gt;&quot;&amp;TEXT(([Planner.B63]);&quot;DD MMMM&quot;)&amp;&quot;&lt;/a&gt;&quot;" office:value-type="string" office:string-value="&lt;a href=&quot;2021/211108.html&quot;&gt;08 November&lt;/a&gt;">
            <text:p>&lt;a href="2021/211108.html"&gt;08 November&lt;/a&gt;</text:p>
          </table:table-cell>
          <table:table-cell table:formula="of:=&quot;&lt;tr&gt;&lt;td&gt;&quot;&amp;[.B65]&amp;&quot;&lt;/td&gt; &lt;td&gt;&quot;&amp;[Planner.C63]&amp;&quot;&lt;/td&gt; &lt;td&gt;&quot;&amp;[Planner.D63]&amp;&quot;&lt;/td&gt; &lt;/tr&gt;&quot;" office:value-type="string" office:string-value="&lt;tr&gt;&lt;td&gt;&lt;a href=&quot;2021/211108.html&quot;&gt;08 November&lt;/a&gt;&lt;/td&gt; &lt;td&gt;&lt;/td&gt; &lt;td&gt;&lt;/td&gt; &lt;/tr&gt;">
            <text:p>&lt;tr&gt;&lt;td&gt;&lt;a href="2021/211108.html"&gt;08 November&lt;/a&gt;&lt;/td&gt; &lt;td&gt;&lt;/td&gt; &lt;td&gt;&lt;/td&gt; &lt;/tr&gt;</text:p>
          </table:table-cell>
          <table:table-cell table:style-name="ce77" table:formula="of:=[.A65]" office:value-type="string" office:string-value="211108.html">
            <text:p>211108.html</text:p>
          </table:table-cell>
          <table:table-cell table:formula="of:=IF([Planner.E63]=&quot;&quot;;&quot;&quot;;[Static.K$2]&amp;[Planner.E63]&amp;&quot;&lt;/p&gt;&quot;)">
            <text:p/>
          </table:table-cell>
          <table:table-cell table:style-name="ce48" table:formula="of:=[Static.$F$2]&amp;[.C65]&amp;&quot;&lt;/table&gt;&lt;/div&gt;&quot;&amp;[.E6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08.html&quot;&gt;08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08.html"&gt;08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4])-2000&amp;TEXT(MONTH([Planner.B64]);&quot;00&quot;)&amp;TEXT(DAY([Planner.B64]);&quot;00&quot;)&amp;&quot;.html&quot;" office:value-type="string" office:string-value="211122.html">
            <text:p>211122.html</text:p>
          </table:table-cell>
          <table:table-cell table:formula="of:=&quot;&lt;a href=&quot;&amp;CHAR(34)&amp;YEAR([Planner.B64])&amp;&quot;/&quot;&amp;[.A66]&amp;CHAR(34)&amp;&quot;&gt;&quot;&amp;TEXT(([Planner.B64]);&quot;DD MMMM&quot;)&amp;&quot;&lt;/a&gt;&quot;" office:value-type="string" office:string-value="&lt;a href=&quot;2021/211122.html&quot;&gt;22 November&lt;/a&gt;">
            <text:p>&lt;a href="2021/211122.html"&gt;22 November&lt;/a&gt;</text:p>
          </table:table-cell>
          <table:table-cell table:formula="of:=&quot;&lt;tr&gt;&lt;td&gt;&quot;&amp;[.B66]&amp;&quot;&lt;/td&gt; &lt;td&gt;&quot;&amp;[Planner.C64]&amp;&quot;&lt;/td&gt; &lt;td&gt;&quot;&amp;[Planner.D64]&amp;&quot;&lt;/td&gt; &lt;/tr&gt;&quot;" office:value-type="string" office:string-value="&lt;tr&gt;&lt;td&gt;&lt;a href=&quot;2021/211122.html&quot;&gt;22 November&lt;/a&gt;&lt;/td&gt; &lt;td&gt;&lt;/td&gt; &lt;td&gt;&lt;/td&gt; &lt;/tr&gt;">
            <text:p>&lt;tr&gt;&lt;td&gt;&lt;a href="2021/211122.html"&gt;22 November&lt;/a&gt;&lt;/td&gt; &lt;td&gt;&lt;/td&gt; &lt;td&gt;&lt;/td&gt; &lt;/tr&gt;</text:p>
          </table:table-cell>
          <table:table-cell table:style-name="ce77" table:formula="of:=[.A66]" office:value-type="string" office:string-value="211122.html">
            <text:p>211122.html</text:p>
          </table:table-cell>
          <table:table-cell table:formula="of:=IF([Planner.E64]=&quot;&quot;;&quot;&quot;;[Static.K$2]&amp;[Planner.E64]&amp;&quot;&lt;/p&gt;&quot;)">
            <text:p/>
          </table:table-cell>
          <table:table-cell table:style-name="ce48" table:formula="of:=[Static.$F$2]&amp;[.C66]&amp;&quot;&lt;/table&gt;&lt;/div&gt;&quot;&amp;[.E6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22.html&quot;&gt;22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22.html"&gt;22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5])-2000&amp;TEXT(MONTH([Planner.B65]);&quot;00&quot;)&amp;TEXT(DAY([Planner.B65]);&quot;00&quot;)&amp;&quot;.html&quot;" office:value-type="string" office:string-value="211213.html">
            <text:p>211213.html</text:p>
          </table:table-cell>
          <table:table-cell table:formula="of:=&quot;&lt;a href=&quot;&amp;CHAR(34)&amp;YEAR([Planner.B65])&amp;&quot;/&quot;&amp;[.A67]&amp;CHAR(34)&amp;&quot;&gt;&quot;&amp;TEXT(([Planner.B65]);&quot;DD MMMM&quot;)&amp;&quot;&lt;/a&gt;&quot;" office:value-type="string" office:string-value="&lt;a href=&quot;2021/211213.html&quot;&gt;13 December&lt;/a&gt;">
            <text:p>&lt;a href="2021/211213.html"&gt;13 December&lt;/a&gt;</text:p>
          </table:table-cell>
          <table:table-cell table:formula="of:=&quot;&lt;tr&gt;&lt;td&gt;&quot;&amp;[.B67]&amp;&quot;&lt;/td&gt; &lt;td&gt;&quot;&amp;[Planner.C65]&amp;&quot;&lt;/td&gt; &lt;td&gt;&quot;&amp;[Planner.D65]&amp;&quot;&lt;/td&gt; &lt;/tr&gt;&quot;" office:value-type="string" office:string-value="&lt;tr&gt;&lt;td&gt;&lt;a href=&quot;2021/211213.html&quot;&gt;13 December&lt;/a&gt;&lt;/td&gt; &lt;td&gt;&lt;/td&gt; &lt;td&gt;&lt;/td&gt; &lt;/tr&gt;">
            <text:p>&lt;tr&gt;&lt;td&gt;&lt;a href="2021/211213.html"&gt;13 December&lt;/a&gt;&lt;/td&gt; &lt;td&gt;&lt;/td&gt; &lt;td&gt;&lt;/td&gt; &lt;/tr&gt;</text:p>
          </table:table-cell>
          <table:table-cell table:style-name="ce77" table:formula="of:=[.A67]" office:value-type="string" office:string-value="211213.html">
            <text:p>211213.html</text:p>
          </table:table-cell>
          <table:table-cell table:formula="of:=IF([Planner.E65]=&quot;&quot;;&quot;&quot;;[Static.K$2]&amp;[Planner.E65]&amp;&quot;&lt;/p&gt;&quot;)">
            <text:p/>
          </table:table-cell>
          <table:table-cell table:style-name="ce48" table:formula="of:=[Static.$F$2]&amp;[.C67]&amp;&quot;&lt;/table&gt;&lt;/div&gt;&quot;&amp;[.E6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13.html&quot;&gt;13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13.html"&gt;13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6])-2000&amp;TEXT(MONTH([Planner.B66]);&quot;00&quot;)&amp;TEXT(DAY([Planner.B66]);&quot;00&quot;)&amp;&quot;.html&quot;" office:value-type="string" office:string-value="211227.html">
            <text:p>211227.html</text:p>
          </table:table-cell>
          <table:table-cell table:formula="of:=&quot;&lt;a href=&quot;&amp;CHAR(34)&amp;YEAR([Planner.B66])&amp;&quot;/&quot;&amp;[.A68]&amp;CHAR(34)&amp;&quot;&gt;&quot;&amp;TEXT(([Planner.B66]);&quot;DD MMMM&quot;)&amp;&quot;&lt;/a&gt;&quot;" office:value-type="string" office:string-value="&lt;a href=&quot;2021/211227.html&quot;&gt;27 December&lt;/a&gt;">
            <text:p>&lt;a href="2021/211227.html"&gt;27 December&lt;/a&gt;</text:p>
          </table:table-cell>
          <table:table-cell table:formula="of:=&quot;&lt;tr&gt;&lt;td&gt;&quot;&amp;[.B68]&amp;&quot;&lt;/td&gt; &lt;td&gt;&quot;&amp;[Planner.C66]&amp;&quot;&lt;/td&gt; &lt;td&gt;&quot;&amp;[Planner.D66]&amp;&quot;&lt;/td&gt; &lt;/tr&gt;&quot;" office:value-type="string" office:string-value="&lt;tr&gt;&lt;td&gt;&lt;a href=&quot;2021/211227.html&quot;&gt;27 December&lt;/a&gt;&lt;/td&gt; &lt;td&gt;Christmas Week&lt;/td&gt; &lt;td&gt;&lt;/td&gt; &lt;/tr&gt;">
            <text:p>&lt;tr&gt;&lt;td&gt;&lt;a href="2021/211227.html"&gt;27 December&lt;/a&gt;&lt;/td&gt; &lt;td&gt;Christmas Week&lt;/td&gt; &lt;td&gt;&lt;/td&gt; &lt;/tr&gt;</text:p>
          </table:table-cell>
          <table:table-cell table:style-name="ce77" table:formula="of:=[.A68]" office:value-type="string" office:string-value="211227.html">
            <text:p>211227.html</text:p>
          </table:table-cell>
          <table:table-cell table:formula="of:=IF([Planner.E66]=&quot;&quot;;&quot;&quot;;[Static.K$2]&amp;[Planner.E66]&amp;&quot;&lt;/p&gt;&quot;)">
            <text:p/>
          </table:table-cell>
          <table:table-cell table:style-name="ce48" table:formula="of:=[Static.$F$2]&amp;[.C68]&amp;&quot;&lt;/table&gt;&lt;/div&gt;&quot;&amp;[.E6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27.html&quot;&gt;27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27.html"&gt;27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7])-2000&amp;TEXT(MONTH([Planner.B67]);&quot;00&quot;)&amp;TEXT(DAY([Planner.B67]);&quot;00&quot;)&amp;&quot;.html&quot;" office:value-type="string" office:string-value="220110.html">
            <text:p>220110.html</text:p>
          </table:table-cell>
          <table:table-cell table:formula="of:=&quot;&lt;a href=&quot;&amp;CHAR(34)&amp;YEAR([Planner.B67])&amp;&quot;/&quot;&amp;[.A69]&amp;CHAR(34)&amp;&quot;&gt;&quot;&amp;TEXT(([Planner.B67]);&quot;DD MMMM&quot;)&amp;&quot;&lt;/a&gt;&quot;" office:value-type="string" office:string-value="&lt;a href=&quot;2022/220110.html&quot;&gt;10 January&lt;/a&gt;">
            <text:p>&lt;a href="2022/220110.html"&gt;10 January&lt;/a&gt;</text:p>
          </table:table-cell>
          <table:table-cell table:formula="of:=&quot;&lt;tr&gt;&lt;td&gt;&quot;&amp;[.B69]&amp;&quot;&lt;/td&gt; &lt;td&gt;&quot;&amp;[Planner.C67]&amp;&quot;&lt;/td&gt; &lt;td&gt;&quot;&amp;[Planner.D67]&amp;&quot;&lt;/td&gt; &lt;/tr&gt;&quot;" office:value-type="string" office:string-value="&lt;tr&gt;&lt;td&gt;&lt;a href=&quot;2022/220110.html&quot;&gt;10 January&lt;/a&gt;&lt;/td&gt; &lt;td&gt;&lt;/td&gt; &lt;td&gt;&lt;/td&gt; &lt;/tr&gt;">
            <text:p>&lt;tr&gt;&lt;td&gt;&lt;a href="2022/220110.html"&gt;10 January&lt;/a&gt;&lt;/td&gt; &lt;td&gt;&lt;/td&gt; &lt;td&gt;&lt;/td&gt; &lt;/tr&gt;</text:p>
          </table:table-cell>
          <table:table-cell table:style-name="ce77" table:formula="of:=[.A69]" office:value-type="string" office:string-value="220110.html">
            <text:p>220110.html</text:p>
          </table:table-cell>
          <table:table-cell table:formula="of:=IF([Planner.E67]=&quot;&quot;;&quot;&quot;;[Static.K$2]&amp;[Planner.E67]&amp;&quot;&lt;/p&gt;&quot;)">
            <text:p/>
          </table:table-cell>
          <table:table-cell table:style-name="ce48" table:formula="of:=[Static.$F$2]&amp;[.C69]&amp;&quot;&lt;/table&gt;&lt;/div&gt;&quot;&amp;[.E6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10.html&quot;&gt;10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10.html"&gt;10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8])-2000&amp;TEXT(MONTH([Planner.B68]);&quot;00&quot;)&amp;TEXT(DAY([Planner.B68]);&quot;00&quot;)&amp;&quot;.html&quot;" office:value-type="string" office:string-value="220124.html">
            <text:p>220124.html</text:p>
          </table:table-cell>
          <table:table-cell table:formula="of:=&quot;&lt;a href=&quot;&amp;CHAR(34)&amp;YEAR([Planner.B68])&amp;&quot;/&quot;&amp;[.A70]&amp;CHAR(34)&amp;&quot;&gt;&quot;&amp;TEXT(([Planner.B68]);&quot;DD MMMM&quot;)&amp;&quot;&lt;/a&gt;&quot;" office:value-type="string" office:string-value="&lt;a href=&quot;2022/220124.html&quot;&gt;24 January&lt;/a&gt;">
            <text:p>&lt;a href="2022/220124.html"&gt;24 January&lt;/a&gt;</text:p>
          </table:table-cell>
          <table:table-cell table:formula="of:=&quot;&lt;tr&gt;&lt;td&gt;&quot;&amp;[.B70]&amp;&quot;&lt;/td&gt; &lt;td&gt;&quot;&amp;[Planner.C68]&amp;&quot;&lt;/td&gt; &lt;td&gt;&quot;&amp;[Planner.D68]&amp;&quot;&lt;/td&gt; &lt;/tr&gt;&quot;" office:value-type="string" office:string-value="&lt;tr&gt;&lt;td&gt;&lt;a href=&quot;2022/220124.html&quot;&gt;24 January&lt;/a&gt;&lt;/td&gt; &lt;td&gt;&lt;/td&gt; &lt;td&gt;&lt;/td&gt; &lt;/tr&gt;">
            <text:p>&lt;tr&gt;&lt;td&gt;&lt;a href="2022/220124.html"&gt;24 January&lt;/a&gt;&lt;/td&gt; &lt;td&gt;&lt;/td&gt; &lt;td&gt;&lt;/td&gt; &lt;/tr&gt;</text:p>
          </table:table-cell>
          <table:table-cell table:style-name="ce77" table:formula="of:=[.A70]" office:value-type="string" office:string-value="220124.html">
            <text:p>220124.html</text:p>
          </table:table-cell>
          <table:table-cell table:formula="of:=IF([Planner.E68]=&quot;&quot;;&quot;&quot;;[Static.K$2]&amp;[Planner.E68]&amp;&quot;&lt;/p&gt;&quot;)">
            <text:p/>
          </table:table-cell>
          <table:table-cell table:style-name="ce48" table:formula="of:=[Static.$F$2]&amp;[.C70]&amp;&quot;&lt;/table&gt;&lt;/div&gt;&quot;&amp;[.E7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24.html&quot;&gt;2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24.html"&gt;2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9])-2000&amp;TEXT(MONTH([Planner.B69]);&quot;00&quot;)&amp;TEXT(DAY([Planner.B69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69])&amp;&quot;/&quot;&amp;[.A71]&amp;CHAR(34)&amp;&quot;&gt;&quot;&amp;TEXT(([Planner.B69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1]&amp;&quot;&lt;/td&gt; &lt;td&gt;&quot;&amp;[Planner.C69]&amp;&quot;&lt;/td&gt; &lt;td&gt;&quot;&amp;[Planner.D69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1]" office:value-type="string" office:string-value="-1011230.html">
            <text:p>-1011230.html</text:p>
          </table:table-cell>
          <table:table-cell table:formula="of:=IF([Planner.E69]=&quot;&quot;;&quot;&quot;;[Static.K$2]&amp;[Planner.E69]&amp;&quot;&lt;/p&gt;&quot;)">
            <text:p/>
          </table:table-cell>
          <table:table-cell table:style-name="ce48" table:formula="of:=[Static.$F$2]&amp;[.C71]&amp;&quot;&lt;/table&gt;&lt;/div&gt;&quot;&amp;[.E7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0])-2000&amp;TEXT(MONTH([Planner.B70]);&quot;00&quot;)&amp;TEXT(DAY([Planner.B70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0])&amp;&quot;/&quot;&amp;[.A72]&amp;CHAR(34)&amp;&quot;&gt;&quot;&amp;TEXT(([Planner.B70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2]&amp;&quot;&lt;/td&gt; &lt;td&gt;&quot;&amp;[Planner.C70]&amp;&quot;&lt;/td&gt; &lt;td&gt;&quot;&amp;[Planner.D70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2]" office:value-type="string" office:string-value="-1011230.html">
            <text:p>-1011230.html</text:p>
          </table:table-cell>
          <table:table-cell table:formula="of:=IF([Planner.E70]=&quot;&quot;;&quot;&quot;;[Static.K$2]&amp;[Planner.E70]&amp;&quot;&lt;/p&gt;&quot;)">
            <text:p/>
          </table:table-cell>
          <table:table-cell table:style-name="ce48" table:formula="of:=[Static.$F$2]&amp;[.C72]&amp;&quot;&lt;/table&gt;&lt;/div&gt;&quot;&amp;[.E7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1])-2000&amp;TEXT(MONTH([Planner.B71]);&quot;00&quot;)&amp;TEXT(DAY([Planner.B71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1])&amp;&quot;/&quot;&amp;[.A73]&amp;CHAR(34)&amp;&quot;&gt;&quot;&amp;TEXT(([Planner.B71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3]&amp;&quot;&lt;/td&gt; &lt;td&gt;&quot;&amp;[Planner.C71]&amp;&quot;&lt;/td&gt; &lt;td&gt;&quot;&amp;[Planner.D71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3]" office:value-type="string" office:string-value="-1011230.html">
            <text:p>-1011230.html</text:p>
          </table:table-cell>
          <table:table-cell table:formula="of:=IF([Planner.E71]=&quot;&quot;;&quot;&quot;;[Static.K$2]&amp;[Planner.E71]&amp;&quot;&lt;/p&gt;&quot;)">
            <text:p/>
          </table:table-cell>
          <table:table-cell table:style-name="ce48" table:formula="of:=[Static.$F$2]&amp;[.C73]&amp;&quot;&lt;/table&gt;&lt;/div&gt;&quot;&amp;[.E7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2])-2000&amp;TEXT(MONTH([Planner.B72]);&quot;00&quot;)&amp;TEXT(DAY([Planner.B72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2])&amp;&quot;/&quot;&amp;[.A74]&amp;CHAR(34)&amp;&quot;&gt;&quot;&amp;TEXT(([Planner.B72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4]&amp;&quot;&lt;/td&gt; &lt;td&gt;&quot;&amp;[Planner.C72]&amp;&quot;&lt;/td&gt; &lt;td&gt;&quot;&amp;[Planner.D72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4]" office:value-type="string" office:string-value="-1011230.html">
            <text:p>-1011230.html</text:p>
          </table:table-cell>
          <table:table-cell table:formula="of:=IF([Planner.E72]=&quot;&quot;;&quot;&quot;;[Static.K$2]&amp;[Planner.E72]&amp;&quot;&lt;/p&gt;&quot;)">
            <text:p/>
          </table:table-cell>
          <table:table-cell table:style-name="ce48" table:formula="of:=[Static.$F$2]&amp;[.C74]&amp;&quot;&lt;/table&gt;&lt;/div&gt;&quot;&amp;[.E7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3])-2000&amp;TEXT(MONTH([Planner.B73]);&quot;00&quot;)&amp;TEXT(DAY([Planner.B73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3])&amp;&quot;/&quot;&amp;[.A75]&amp;CHAR(34)&amp;&quot;&gt;&quot;&amp;TEXT(([Planner.B73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5]&amp;&quot;&lt;/td&gt; &lt;td&gt;&quot;&amp;[Planner.C73]&amp;&quot;&lt;/td&gt; &lt;td&gt;&quot;&amp;[Planner.D73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5]" office:value-type="string" office:string-value="-1011230.html">
            <text:p>-1011230.html</text:p>
          </table:table-cell>
          <table:table-cell table:formula="of:=IF([Planner.E73]=&quot;&quot;;&quot;&quot;;[Static.K$2]&amp;[Planner.E73]&amp;&quot;&lt;/p&gt;&quot;)">
            <text:p/>
          </table:table-cell>
          <table:table-cell table:style-name="ce48" table:formula="of:=[Static.$F$2]&amp;[.C75]&amp;&quot;&lt;/table&gt;&lt;/div&gt;&quot;&amp;[.E7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4])-2000&amp;TEXT(MONTH([Planner.B74]);&quot;00&quot;)&amp;TEXT(DAY([Planner.B74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4])&amp;&quot;/&quot;&amp;[.A76]&amp;CHAR(34)&amp;&quot;&gt;&quot;&amp;TEXT(([Planner.B74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6]&amp;&quot;&lt;/td&gt; &lt;td&gt;&quot;&amp;[Planner.C74]&amp;&quot;&lt;/td&gt; &lt;td&gt;&quot;&amp;[Planner.D74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6]" office:value-type="string" office:string-value="-1011230.html">
            <text:p>-1011230.html</text:p>
          </table:table-cell>
          <table:table-cell table:formula="of:=IF([Planner.E74]=&quot;&quot;;&quot;&quot;;[Static.K$2]&amp;[Planner.E74]&amp;&quot;&lt;/p&gt;&quot;)">
            <text:p/>
          </table:table-cell>
          <table:table-cell table:style-name="ce48" table:formula="of:=[Static.$F$2]&amp;[.C76]&amp;&quot;&lt;/table&gt;&lt;/div&gt;&quot;&amp;[.E7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5])-2000&amp;TEXT(MONTH([Planner.B75]);&quot;00&quot;)&amp;TEXT(DAY([Planner.B75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5])&amp;&quot;/&quot;&amp;[.A77]&amp;CHAR(34)&amp;&quot;&gt;&quot;&amp;TEXT(([Planner.B75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7]&amp;&quot;&lt;/td&gt; &lt;td&gt;&quot;&amp;[Planner.C75]&amp;&quot;&lt;/td&gt; &lt;td&gt;&quot;&amp;[Planner.D75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7]" office:value-type="string" office:string-value="-1011230.html">
            <text:p>-1011230.html</text:p>
          </table:table-cell>
          <table:table-cell table:formula="of:=IF([Planner.E75]=&quot;&quot;;&quot;&quot;;[Static.K$2]&amp;[Planner.E75]&amp;&quot;&lt;/p&gt;&quot;)">
            <text:p/>
          </table:table-cell>
          <table:table-cell table:style-name="ce48" table:formula="of:=[Static.$F$2]&amp;[.C77]&amp;&quot;&lt;/table&gt;&lt;/div&gt;&quot;&amp;[.E7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6])-2000&amp;TEXT(MONTH([Planner.B76]);&quot;00&quot;)&amp;TEXT(DAY([Planner.B76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6])&amp;&quot;/&quot;&amp;[.A78]&amp;CHAR(34)&amp;&quot;&gt;&quot;&amp;TEXT(([Planner.B76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8]&amp;&quot;&lt;/td&gt; &lt;td&gt;&quot;&amp;[Planner.C76]&amp;&quot;&lt;/td&gt; &lt;td&gt;&quot;&amp;[Planner.D76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77" table:formula="of:=[.A78]" office:value-type="string" office:string-value="-1011230.html">
            <text:p>-1011230.html</text:p>
          </table:table-cell>
          <table:table-cell table:formula="of:=IF([Planner.E76]=&quot;&quot;;&quot;&quot;;[Static.K$2]&amp;[Planner.E76]&amp;&quot;&lt;/p&gt;&quot;)">
            <text:p/>
          </table:table-cell>
          <table:table-cell table:style-name="ce48" table:formula="of:=[Static.$F$2]&amp;[.C78]&amp;&quot;&lt;/table&gt;&lt;/div&gt;&quot;&amp;[.E7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79]&amp;&quot;&lt;/td&gt; &lt;td&gt;&quot;&amp;[Planner.C77]&amp;&quot;&lt;/td&gt; &lt;td&gt;&quot;&amp;[Planner.D77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79]&amp;&quot;&lt;/table&gt;&lt;/div&gt;&quot;&amp;[.E7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0]&amp;&quot;&lt;/td&gt; &lt;td&gt;&quot;&amp;[Planner.C78]&amp;&quot;&lt;/td&gt; &lt;td&gt;&quot;&amp;[Planner.D78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0]&amp;&quot;&lt;/table&gt;&lt;/div&gt;&quot;&amp;[.E8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1]&amp;&quot;&lt;/td&gt; &lt;td&gt;&quot;&amp;[Planner.C79]&amp;&quot;&lt;/td&gt; &lt;td&gt;&quot;&amp;[Planner.D79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1]&amp;&quot;&lt;/table&gt;&lt;/div&gt;&quot;&amp;[.E8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2]&amp;&quot;&lt;/td&gt; &lt;td&gt;&quot;&amp;[Planner.C80]&amp;&quot;&lt;/td&gt; &lt;td&gt;&quot;&amp;[Planner.D8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2]&amp;&quot;&lt;/table&gt;&lt;/div&gt;&quot;&amp;[.E8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3]&amp;&quot;&lt;/td&gt; &lt;td&gt;&quot;&amp;[Planner.C81]&amp;&quot;&lt;/td&gt; &lt;td&gt;&quot;&amp;[Planner.D8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3]&amp;&quot;&lt;/table&gt;&lt;/div&gt;&quot;&amp;[.E8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4]&amp;&quot;&lt;/td&gt; &lt;td&gt;&quot;&amp;[Planner.C82]&amp;&quot;&lt;/td&gt; &lt;td&gt;&quot;&amp;[Planner.D8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4]&amp;&quot;&lt;/table&gt;&lt;/div&gt;&quot;&amp;[.E8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5]&amp;&quot;&lt;/td&gt; &lt;td&gt;&quot;&amp;[Planner.C83]&amp;&quot;&lt;/td&gt; &lt;td&gt;&quot;&amp;[Planner.D83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5]&amp;&quot;&lt;/table&gt;&lt;/div&gt;&quot;&amp;[.E8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6]&amp;&quot;&lt;/td&gt; &lt;td&gt;&quot;&amp;[Planner.C84]&amp;&quot;&lt;/td&gt; &lt;td&gt;&quot;&amp;[Planner.D84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/>
          <table:table-cell table:style-name="ce48" table:formula="of:=[Static.$F$2]&amp;[.C86]&amp;&quot;&lt;/table&gt;&lt;/div&gt;&quot;&amp;[.E8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7]&amp;&quot;&lt;/table&gt;&lt;/div&gt;&quot;&amp;[.E8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8]&amp;&quot;&lt;/table&gt;&lt;/div&gt;&quot;&amp;[.E8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89]&amp;&quot;&lt;/table&gt;&lt;/div&gt;&quot;&amp;[.E8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90]&amp;&quot;&lt;/table&gt;&lt;/div&gt;&quot;&amp;[.E9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48" table:formula="of:=[Static.$F$2]&amp;[.C91]&amp;&quot;&lt;/table&gt;&lt;/div&gt;&quot;&amp;[.E9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 table:number-rows-repeated="1048484">
          <table:table-cell table:number-columns-repeated="1018"/>
        </table:table-row>
        <table:table-row table:style-name="ro2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18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11M4S</meta:editing-duration>
    <meta:editing-cycles>13</meta:editing-cycles>
    <meta:generator>OpenOffice/4.1.6$Win32 OpenOffice.org_project/416m1$Build-9790</meta:generator>
    <dc:date>2019-03-11T18:55:11.83</dc:date>
    <dc:creator>Bob Thornton</dc:creator>
    <meta:document-statistic meta:table-count="3" meta:cell-count="825" meta:object-count="0"/>
    <meta:user-defined meta:name="Info 1"/>
    <meta:user-defined meta:name="Info 2"/>
    <meta:user-defined meta:name="Info 3"/>
    <meta:user-defined meta:name="Info 4"/>
  </office:meta>
</office:document-meta>
</file>